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Pictures/100000000000000800000008263DB7318DA90B83.png" manifest:media-type="image/png"/>
  <manifest:file-entry manifest:full-path="Object 27/Pictures/10000000000000080000000855D00442764E3F0D.png" manifest:media-type="image/png"/>
  <manifest:file-entry manifest:full-path="Object 27/Pictures/100000000000000800000008E15DCF37DF2F67AD.png" manifest:media-type="image/png"/>
  <manifest:file-entry manifest:full-path="Object 27/Pictures/100000000000000800000008DFD22AA4186A192F.png" manifest:media-type="image/png"/>
  <manifest:file-entry manifest:full-path="Object 27/Pictures/100000000000000800000008780741DCFA39C431.png" manifest:media-type="image/png"/>
  <manifest:file-entry manifest:full-path="Object 27/Pictures/10000000000000080000000815FF01BEBAE78E3B.png" manifest:media-type="image/png"/>
  <manifest:file-entry manifest:full-path="Object 27/Pictures/100000000000000800000008252FB98320ABC082.png" manifest:media-type="image/png"/>
  <manifest:file-entry manifest:full-path="Object 27/Pictures/1000000000000008000000081D740C3B6432AA10.png" manifest:media-type="image/png"/>
  <manifest:file-entry manifest:full-path="Object 27/Pictures/100000000000000800000008DD56054D5617275E.png" manifest:media-type="image/png"/>
  <manifest:file-entry manifest:full-path="Object 27/Pictures/100000000000000800000008E35858214210B2FA.png" manifest:media-type="image/png"/>
  <manifest:file-entry manifest:full-path="Object 27/Pictures/100000000000000800000008518BC12EE970B38C.png" manifest:media-type="image/png"/>
  <manifest:file-entry manifest:full-path="Object 27/Pictures/100000000000000800000008C02E332934F3A86E.png" manifest:media-type="image/png"/>
  <manifest:file-entry manifest:full-path="Object 27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19pt"/>
    </style:style>
    <style:style style:name="co2" style:family="table-column">
      <style:table-column-properties fo:break-before="auto" style:column-width="59.05pt"/>
    </style:style>
    <style:style style:name="co3" style:family="table-column">
      <style:table-column-properties fo:break-before="auto" style:column-width="211.1pt"/>
    </style:style>
    <style:style style:name="co4" style:family="table-column">
      <style:table-column-properties fo:break-before="auto" style:column-width="104.46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103.44pt"/>
    </style:style>
    <style:style style:name="co7" style:family="table-column">
      <style:table-column-properties fo:break-before="auto" style:column-width="99.41pt"/>
    </style:style>
    <style:style style:name="co8" style:family="table-column">
      <style:table-column-properties fo:break-before="auto" style:column-width="109.56pt"/>
    </style:style>
    <style:style style:name="co9" style:family="table-column">
      <style:table-column-properties fo:break-before="auto" style:column-width="95.36pt"/>
    </style:style>
    <style:style style:name="co10" style:family="table-column">
      <style:table-column-properties fo:break-before="auto" style:column-width="85.21pt"/>
    </style:style>
    <style:style style:name="co11" style:family="table-column">
      <style:table-column-properties fo:break-before="auto" style:column-width="140pt"/>
    </style:style>
    <style:style style:name="co12" style:family="table-column">
      <style:table-column-properties fo:break-before="auto" style:column-width="120.5pt"/>
    </style:style>
    <style:style style:name="co13" style:family="table-column">
      <style:table-column-properties fo:break-before="auto" style:column-width="124.16pt"/>
    </style:style>
    <style:style style:name="co14" style:family="table-column">
      <style:table-column-properties fo:break-before="auto" style:column-width="125.35pt"/>
    </style:style>
    <style:style style:name="co15" style:family="table-column">
      <style:table-column-properties fo:break-before="auto" style:column-width="189.89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86.4pt"/>
    </style:style>
    <style:style style:name="co18" style:family="table-column">
      <style:table-column-properties fo:break-before="auto" style:column-width="249.11pt"/>
    </style:style>
    <style:style style:name="co19" style:family="table-column">
      <style:table-column-properties fo:break-before="auto" style:column-width="110.21pt"/>
    </style:style>
    <style:style style:name="co20" style:family="table-column">
      <style:table-column-properties fo:break-before="auto" style:column-width="113.44pt"/>
    </style:style>
    <style:style style:name="co21" style:family="table-column">
      <style:table-column-properties fo:break-before="auto" style:column-width="101.71pt"/>
    </style:style>
    <style:style style:name="co22" style:family="table-column">
      <style:table-column-properties fo:break-before="auto" style:column-width="101.06pt"/>
    </style:style>
    <style:style style:name="co23" style:family="table-column">
      <style:table-column-properties fo:break-before="auto" style:column-width="47.06pt"/>
    </style:style>
    <style:style style:name="co24" style:family="table-column">
      <style:table-column-properties fo:break-before="auto" style:column-width="112.96pt"/>
    </style:style>
    <style:style style:name="co25" style:family="table-column">
      <style:table-column-properties fo:break-before="auto" style:column-width="111.06pt"/>
    </style:style>
    <style:style style:name="co26" style:family="table-column">
      <style:table-column-properties fo:break-before="auto" style:column-width="114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85pt" fo:break-before="auto" style:use-optimal-row-height="true"/>
    </style:style>
    <style:style style:name="ro4" style:family="table-row">
      <style:table-row-properties style:row-height="29.25pt" fo:break-before="auto" style:use-optimal-row-height="true"/>
    </style:style>
    <style:style style:name="ro5" style:family="table-row">
      <style:table-row-properties style:row-height="42.9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size="12pt" style:font-size-asian="12pt" style:font-size-complex="12pt"/>
    </style:style>
    <style:style style:name="ce47" style:family="table-cell" style:parent-style-name="Default" style:data-style-name="N61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fo:font-size="12pt" style:font-size-asian="12pt" style:font-size-complex="12pt"/>
    </style:style>
    <style:style style:name="ce61" style:family="table-cell" style:parent-style-name="Default" style:data-style-name="N147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2" style:family="table-cell" style:parent-style-name="Default" style:data-style-name="N147">
      <style:table-cell-properties fo:background-color="#ff6666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3" style:family="table-cell" style:parent-style-name="Default" style:data-style-name="N126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64" style:family="table-cell" style:parent-style-name="Default" style:data-style-name="N147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5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66" style:family="table-cell" style:parent-style-name="Default" style:data-style-name="N61">
      <style:table-cell-properties fo:background-color="#66ff99" style:text-align-source="fix" style:repeat-content="false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7" style:family="table-cell" style:parent-style-name="Default" style:data-style-name="N138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8" style:family="table-cell" style:parent-style-name="Default" style:data-style-name="N61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9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70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7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74" style:family="table-cell" style:parent-style-name="Default" style:data-style-name="N150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76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77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3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10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26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14" style:family="table-cell" style:parent-style-name="Default" style:data-style-name="N150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49" style:family="table-cell" style:parent-style-name="Default" style:data-style-name="N61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5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17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80" style:family="table-cell" style:parent-style-name="Default" style:data-style-name="N61">
      <style:table-cell-properties fo:background-color="#ff6666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81" style:family="table-cell" style:parent-style-name="Default" style:data-style-name="N126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182" style:family="table-cell" style:parent-style-name="Default" style:data-style-name="N61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size="12pt" style:font-size-asian="12pt" style:font-size-complex="12pt"/>
    </style:style>
    <style:style style:name="ce183" style:family="table-cell" style:parent-style-name="Default" style:data-style-name="N61">
      <style:table-cell-properties fo:background-color="#66ff99"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84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185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86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87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188" style:family="table-cell" style:parent-style-name="Default" style:data-style-name="N15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189" style:family="table-cell" style:parent-style-name="Default" style:data-style-name="N126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99" style:family="table-cell" style:parent-style-name="Default" style:data-style-name="N150"/>
    <style:style style:name="gr1" style:family="graphic">
      <style:graphic-properties draw:marker-start="Arrowhead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_20_1" draw:marker-start-width="5.67pt" draw:marker-start-center="false" draw:fill="solid" draw:fill-color="#ffffc0" draw:auto-grow-height="true" draw:auto-grow-width="false" fo:max-width="340.16pt" fo:min-height="56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_20_1" draw:marker-start-width="5.67pt" draw:marker-start-center="false" draw:fill="solid" draw:fill-color="#ffffc0" draw:auto-grow-height="true" draw:auto-grow-width="false" fo:max-width="340.16pt" fo:min-height="179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_nominal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number-columns-repeated="2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2" table:default-cell-style-name="ce45"/>
        <table:table-column table:style-name="co15" table:default-cell-style-name="ce45"/>
        <table:table-column table:style-name="co16" table:number-columns-repeated="1007" table:default-cell-style-name="ce45"/>
        <table:table-row table:style-name="ro1">
          <table:table-cell table:style-name="ce44" office:value-type="string" calcext:value-type="string">
            <text:p>Vdd</text:p>
          </table:table-cell>
          <table:table-cell table:style-name="ce44" office:value-type="string" calcext:value-type="string">
            <text:p>0.85</text:p>
          </table:table-cell>
          <table:table-cell table:number-columns-repeated="12"/>
          <table:table-cell table:style-name="ce116"/>
          <table:table-cell table:number-columns-repeated="1009"/>
        </table:table-row>
        <table:table-row table:style-name="ro2">
          <table:table-cell table:style-name="ce44" office:value-type="string" calcext:value-type="string">
            <text:p>Transiente</text:p>
          </table:table-cell>
          <table:table-cell table:style-name="ce47" office:value-type="float" office:value="0.000000018" calcext:value-type="float">
            <text:p>1.80E-08</text:p>
          </table:table-cell>
          <table:table-cell table:style-name="ce51" office:value-type="string" calcext:value-type="string">
            <text:p>Wn=32n</text:p>
          </table:table-cell>
          <table:table-cell table:style-name="ce51" office:value-type="string" calcext:value-type="string">
            <text:p>Wp=64n</text:p>
          </table:table-cell>
          <table:table-cell table:style-name="ce46"/>
          <table:table-cell table:number-columns-repeated="1019"/>
        </table:table-row>
        <table:table-row table:style-name="ro1">
          <table:table-cell table:style-name="ce44" office:value-type="string" calcext:value-type="string">
            <text:p>Periodo</text:p>
          </table:table-cell>
          <table:table-cell table:style-name="ce47" office:value-type="float" office:value="0.000000004" calcext:value-type="float">
            <text:p>4.00E-09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2"/>
          <table:table-cell table:style-name="ce56" office:value-type="string" calcext:value-type="string">
            <text:p>V1</text:p>
          </table:table-cell>
          <table:table-cell table:style-name="ce56" office:value-type="string" calcext:value-type="string">
            <text:p>V2</text:p>
          </table:table-cell>
          <table:table-cell table:style-name="ce56" office:value-type="string" calcext:value-type="string">
            <text:p>V3</text:p>
          </table:table-cell>
          <table:table-cell table:style-name="ce56" office:value-type="string" calcext:value-type="string">
            <text:p>V4</text:p>
          </table:table-cell>
          <table:table-cell table:style-name="ce56" office:value-type="string" calcext:value-type="string">
            <text:p>V5</text:p>
          </table:table-cell>
          <table:table-cell table:style-name="ce56" office:value-type="string" calcext:value-type="string">
            <text:p>V6</text:p>
          </table:table-cell>
          <table:table-cell table:style-name="ce56" office:value-type="string" calcext:value-type="string">
            <text:p>V7</text:p>
          </table:table-cell>
          <table:table-cell table:style-name="ce56" office:value-type="string" calcext:value-type="string">
            <text:p>V8</text:p>
          </table:table-cell>
          <table:table-cell table:style-name="ce56" office:value-type="string" calcext:value-type="string">
            <text:p>V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1B</text:p>
          </table:table-cell>
          <table:table-cell table:style-name="ce61" office:value-type="float" office:value="0.00000000001653" calcext:value-type="float">
            <text:p>16.53E-12</text:p>
          </table:table-cell>
          <table:table-cell table:style-name="ce61" office:value-type="float" office:value="0.00000000002346" calcext:value-type="float">
            <text:p>23.46E-12</text:p>
          </table:table-cell>
          <table:table-cell table:style-name="ce61" office:value-type="float" office:value="0.00000000001707" calcext:value-type="float">
            <text:p>17.07E-12</text:p>
          </table:table-cell>
          <table:table-cell table:style-name="ce61" office:value-type="float" office:value="0.00000000003758" calcext:value-type="float">
            <text:p>37.58E-12</text:p>
          </table:table-cell>
          <table:table-cell table:style-name="ce61" office:value-type="float" office:value="0.00000000001501" calcext:value-type="float">
            <text:p>15.01E-12</text:p>
          </table:table-cell>
          <table:table-cell table:style-name="ce61" office:value-type="float" office:value="0.00000000001834" calcext:value-type="float">
            <text:p>18.34E-12</text:p>
          </table:table-cell>
          <table:table-cell table:style-name="ce61" office:value-type="float" office:value="0.0000000000156" calcext:value-type="float">
            <text:p>15.60E-12</text:p>
          </table:table-cell>
          <table:table-cell table:style-name="ce61" office:value-type="float" office:value="0.00000000001368" calcext:value-type="float">
            <text:p>13.68E-12</text:p>
          </table:table-cell>
          <table:table-cell table:style-name="ce61" office:value-type="float" office:value="0.0000000000199" calcext:value-type="float">
            <text:p>19.90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A0</text:p>
          </table:table-cell>
          <table:table-cell table:style-name="ce62" office:value-type="float" office:value="0.00000000002563" calcext:value-type="float">
            <text:p>25.63E-12</text:p>
          </table:table-cell>
          <table:table-cell table:style-name="ce61" office:value-type="float" office:value="0.00000000002337" calcext:value-type="float">
            <text:p>23.37E-12</text:p>
          </table:table-cell>
          <table:table-cell table:style-name="ce62" office:value-type="float" office:value="0.00000000002417" calcext:value-type="float">
            <text:p>24.17E-12</text:p>
          </table:table-cell>
          <table:table-cell table:style-name="ce61" office:value-type="float" office:value="0.00000000002171" calcext:value-type="float">
            <text:p>21.71E-12</text:p>
          </table:table-cell>
          <table:table-cell table:style-name="ce61" office:value-type="float" office:value="0.00000000001211" calcext:value-type="float">
            <text:p>12.11E-12</text:p>
          </table:table-cell>
          <table:table-cell table:style-name="ce61" office:value-type="float" office:value="0.0000000000216" calcext:value-type="float">
            <text:p>21.60E-12</text:p>
          </table:table-cell>
          <table:table-cell table:style-name="ce61" office:value-type="float" office:value="0.00000000001791" calcext:value-type="float">
            <text:p>17.91E-12</text:p>
          </table:table-cell>
          <table:table-cell table:style-name="ce61" office:value-type="float" office:value="0.00000000001045" calcext:value-type="float">
            <text:p>10.45E-12</text:p>
          </table:table-cell>
          <table:table-cell table:style-name="ce61" office:value-type="float" office:value="0.00000000001976" calcext:value-type="float">
            <text:p>19.76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0B</text:p>
          </table:table-cell>
          <table:table-cell table:style-name="ce61" office:value-type="float" office:value="0.00000000002063" calcext:value-type="float">
            <text:p>20.63E-12</text:p>
          </table:table-cell>
          <table:table-cell table:style-name="ce61" office:value-type="float" office:value="0.0000000000205" calcext:value-type="float">
            <text:p>20.50E-12</text:p>
          </table:table-cell>
          <table:table-cell table:style-name="ce61" office:value-type="float" office:value="0.00000000001762" calcext:value-type="float">
            <text:p>17.62E-12</text:p>
          </table:table-cell>
          <table:table-cell table:style-name="ce61" office:value-type="float" office:value="0.00000000001517" calcext:value-type="float">
            <text:p>15.17E-12</text:p>
          </table:table-cell>
          <table:table-cell table:style-name="ce61" office:value-type="float" office:value="0.00000000001674" calcext:value-type="float">
            <text:p>16.74E-12</text:p>
          </table:table-cell>
          <table:table-cell table:style-name="ce61" office:value-type="float" office:value="0.00000000001711" calcext:value-type="float">
            <text:p>17.11E-12</text:p>
          </table:table-cell>
          <table:table-cell table:style-name="ce61" office:value-type="float" office:value="0.00000000001608" calcext:value-type="float">
            <text:p>16.08E-12</text:p>
          </table:table-cell>
          <table:table-cell table:style-name="ce61" office:value-type="float" office:value="0.00000000001707" calcext:value-type="float">
            <text:p>17.07E-12</text:p>
          </table:table-cell>
          <table:table-cell table:style-name="ce61" office:value-type="float" office:value="0.00000000001558" calcext:value-type="float">
            <text:p>15.58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A1</text:p>
          </table:table-cell>
          <table:table-cell table:style-name="ce61" office:value-type="float" office:value="0.0000000000226" calcext:value-type="float">
            <text:p>22.60E-12</text:p>
          </table:table-cell>
          <table:table-cell table:style-name="ce62" office:value-type="float" office:value="0.00000000002593" calcext:value-type="float">
            <text:p>25.93E-12</text:p>
          </table:table-cell>
          <table:table-cell table:style-name="ce61" office:value-type="float" office:value="0.00000000001071" calcext:value-type="float">
            <text:p>10.71E-12</text:p>
          </table:table-cell>
          <table:table-cell table:style-name="ce61" office:value-type="float" office:value="0.00000000001694" calcext:value-type="float">
            <text:p>16.94E-12</text:p>
          </table:table-cell>
          <table:table-cell table:style-name="ce62" office:value-type="float" office:value="0.0000000000178" calcext:value-type="float">
            <text:p>17.80E-12</text:p>
          </table:table-cell>
          <table:table-cell table:style-name="ce61" office:value-type="float" office:value="0.0000000000171" calcext:value-type="float">
            <text:p>17.10E-12</text:p>
          </table:table-cell>
          <table:table-cell table:style-name="ce61" office:value-type="float" office:value="0.00000000001926" calcext:value-type="float">
            <text:p>19.26E-12</text:p>
          </table:table-cell>
          <table:table-cell table:style-name="ce61" office:value-type="float" office:value="0.00000000001804" calcext:value-type="float">
            <text:p>18.04E-12</text:p>
          </table:table-cell>
          <table:table-cell table:style-name="ce61" office:value-type="float" office:value="0.00000000001609" calcext:value-type="float">
            <text:p>16.09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A1</text:p>
          </table:table-cell>
          <table:table-cell table:style-name="ce61" office:value-type="float" office:value="0.00000000001967" calcext:value-type="float">
            <text:p>19.67E-12</text:p>
          </table:table-cell>
          <table:table-cell table:style-name="ce61" office:value-type="float" office:value="0.0000000000226" calcext:value-type="float">
            <text:p>22.60E-12</text:p>
          </table:table-cell>
          <table:table-cell table:style-name="ce61" office:value-type="float" office:value="0.00000000001704" calcext:value-type="float">
            <text:p>17.04E-12</text:p>
          </table:table-cell>
          <table:table-cell table:style-name="ce61" office:value-type="float" office:value="0.00000000001577" calcext:value-type="float">
            <text:p>15.77E-12</text:p>
          </table:table-cell>
          <table:table-cell table:style-name="ce61" office:value-type="float" office:value="0.00000000001654" calcext:value-type="float">
            <text:p>16.54E-12</text:p>
          </table:table-cell>
          <table:table-cell table:style-name="ce61" office:value-type="float" office:value="0.00000000001502" calcext:value-type="float">
            <text:p>15.02E-12</text:p>
          </table:table-cell>
          <table:table-cell table:style-name="ce61" office:value-type="float" office:value="0.00000000001672" calcext:value-type="float">
            <text:p>16.72E-12</text:p>
          </table:table-cell>
          <table:table-cell table:style-name="ce61" office:value-type="float" office:value="0.00000000001645" calcext:value-type="float">
            <text:p>16.45E-12</text:p>
          </table:table-cell>
          <table:table-cell table:style-name="ce61" office:value-type="float" office:value="0.00000000001392" calcext:value-type="float">
            <text:p>13.92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0B</text:p>
          </table:table-cell>
          <table:table-cell table:style-name="ce61" office:value-type="float" office:value="0.00000000002254" calcext:value-type="float">
            <text:p>22.54E-12</text:p>
          </table:table-cell>
          <table:table-cell table:style-name="ce61" office:value-type="float" office:value="0.00000000002046" calcext:value-type="float">
            <text:p>20.46E-12</text:p>
          </table:table-cell>
          <table:table-cell table:style-name="ce61" office:value-type="float" office:value="0.00000000002238" calcext:value-type="float">
            <text:p>22.38E-12</text:p>
          </table:table-cell>
          <table:table-cell table:style-name="ce61" office:value-type="float" office:value="0.00000000002252" calcext:value-type="float">
            <text:p>22.52E-12</text:p>
          </table:table-cell>
          <table:table-cell table:style-name="ce61" office:value-type="float" office:value="0.00000000001546" calcext:value-type="float">
            <text:p>15.46E-12</text:p>
          </table:table-cell>
          <table:table-cell table:style-name="ce61" office:value-type="float" office:value="0.00000000001898" calcext:value-type="float">
            <text:p>18.98E-12</text:p>
          </table:table-cell>
          <table:table-cell table:style-name="ce62" office:value-type="float" office:value="0.00000000002227" calcext:value-type="float">
            <text:p>22.27E-12</text:p>
          </table:table-cell>
          <table:table-cell table:style-name="ce61" office:value-type="float" office:value="0.0000000000115" calcext:value-type="float">
            <text:p>11.50E-12</text:p>
          </table:table-cell>
          <table:table-cell table:style-name="ce62" office:value-type="float" office:value="0.00000000002311" calcext:value-type="float">
            <text:p>23.11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A0</text:p>
          </table:table-cell>
          <table:table-cell table:style-name="ce61" office:value-type="float" office:value="0.00000000002421" calcext:value-type="float">
            <text:p>24.21E-12</text:p>
          </table:table-cell>
          <table:table-cell table:style-name="ce61" office:value-type="float" office:value="0.00000000002302" calcext:value-type="float">
            <text:p>23.02E-12</text:p>
          </table:table-cell>
          <table:table-cell table:style-name="ce61" office:value-type="float" office:value="0.00000000001788" calcext:value-type="float">
            <text:p>17.88E-12</text:p>
          </table:table-cell>
          <table:table-cell table:style-name="ce62" office:value-type="float" office:value="0.00000000004003" calcext:value-type="float">
            <text:p>40.03E-12</text:p>
          </table:table-cell>
          <table:table-cell table:style-name="ce61" office:value-type="float" office:value="0.00000000001208" calcext:value-type="float">
            <text:p>12.08E-12</text:p>
          </table:table-cell>
          <table:table-cell table:style-name="ce61" office:value-type="float" office:value="0.00000000002092" calcext:value-type="float">
            <text:p>20.92E-12</text:p>
          </table:table-cell>
          <table:table-cell table:style-name="ce61" office:value-type="float" office:value="0.00000000002048" calcext:value-type="float">
            <text:p>20.48E-12</text:p>
          </table:table-cell>
          <table:table-cell table:style-name="ce61" office:value-type="float" office:value="0.00000000001052" calcext:value-type="float">
            <text:p>10.52E-12</text:p>
          </table:table-cell>
          <table:table-cell table:style-name="ce61" office:value-type="float" office:value="0.00000000001849" calcext:value-type="float">
            <text:p>18.49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1B</text:p>
          </table:table-cell>
          <table:table-cell table:style-name="ce61" office:value-type="float" office:value="0.00000000001869" calcext:value-type="float">
            <text:p>18.69E-12</text:p>
          </table:table-cell>
          <table:table-cell table:style-name="ce61" office:value-type="float" office:value="0.00000000002387" calcext:value-type="float">
            <text:p>23.87E-12</text:p>
          </table:table-cell>
          <table:table-cell table:style-name="ce61" office:value-type="float" office:value="0.00000000001044" calcext:value-type="float">
            <text:p>10.44E-12</text:p>
          </table:table-cell>
          <table:table-cell table:style-name="ce61" office:value-type="float" office:value="0.00000000001134" calcext:value-type="float">
            <text:p>11.34E-12</text:p>
          </table:table-cell>
          <table:table-cell table:style-name="ce61" office:value-type="float" office:value="0.00000000001563" calcext:value-type="float">
            <text:p>15.63E-12</text:p>
          </table:table-cell>
          <table:table-cell table:style-name="ce62" office:value-type="float" office:value="0.00000000002207" calcext:value-type="float">
            <text:p>22.07E-12</text:p>
          </table:table-cell>
          <table:table-cell table:style-name="ce61" office:value-type="float" office:value="0.00000000001941" calcext:value-type="float">
            <text:p>19.41E-12</text:p>
          </table:table-cell>
          <table:table-cell table:style-name="ce62" office:value-type="float" office:value="0.00000000002187" calcext:value-type="float">
            <text:p>21.87E-12</text:p>
          </table:table-cell>
          <table:table-cell table:style-name="ce61" office:value-type="float" office:value="0.00000000001996" calcext:value-type="float">
            <text:p>19.96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2"/>
          <table:table-cell table:style-name="ce63"/>
          <table:table-cell table:style-name="ce76"/>
          <table:table-cell table:style-name="ce77"/>
          <table:table-cell table:style-name="ce92"/>
          <table:table-cell table:style-name="ce63"/>
          <table:table-cell table:style-name="ce76" table:number-columns-repeated="3"/>
          <table:table-cell table:style-name="ce109"/>
          <table:table-cell table:number-columns-repeated="1012"/>
        </table:table-row>
        <table:table-row table:style-name="ro1">
          <table:table-cell/>
          <table:table-cell table:style-name="ce48" office:value-type="string" calcext:value-type="string">
            <text:p>CMOS:</text:p>
          </table:table-cell>
          <table:table-cell table:style-name="ce54" office:value-type="string" calcext:value-type="string">
            <text:p>Energia vdd1</text:p>
          </table:table-cell>
          <table:table-cell table:style-name="ce64" office:value-type="float" office:value="-4.2E-015" calcext:value-type="float">
            <text:p>-04.20E-15</text:p>
          </table:table-cell>
          <table:table-cell table:style-name="ce64" office:value-type="float" office:value="-2.88E-015" calcext:value-type="float">
            <text:p>-02.88E-15</text:p>
          </table:table-cell>
          <table:table-cell table:style-name="ce64" office:value-type="float" office:value="-2.76E-015" calcext:value-type="float">
            <text:p>-02.76E-15</text:p>
          </table:table-cell>
          <table:table-cell table:style-name="ce64" office:value-type="float" office:value="-2.68E-015" calcext:value-type="float">
            <text:p>-02.68E-15</text:p>
          </table:table-cell>
          <table:table-cell table:style-name="ce64" office:value-type="float" office:value="-6.75E-015" calcext:value-type="float">
            <text:p>-06.75E-15</text:p>
          </table:table-cell>
          <table:table-cell table:style-name="ce64" office:value-type="float" office:value="-5.75E-015" calcext:value-type="float">
            <text:p>-05.75E-15</text:p>
          </table:table-cell>
          <table:table-cell table:style-name="ce64" office:value-type="float" office:value="-5.72E-015" calcext:value-type="float">
            <text:p>-05.72E-15</text:p>
          </table:table-cell>
          <table:table-cell table:style-name="ce64" office:value-type="float" office:value="-5.39E-015" calcext:value-type="float">
            <text:p>-05.39E-15</text:p>
          </table:table-cell>
          <table:table-cell table:style-name="ce64" office:value-type="float" office:value="-5.01E-015" calcext:value-type="float">
            <text:p>-05.01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4" office:value-type="string" calcext:value-type="string">
            <text:p>Energia vdd2</text:p>
          </table:table-cell>
          <table:table-cell table:style-name="ce64" office:value-type="float" office:value="-2.57E-015" calcext:value-type="float">
            <text:p>-02.57E-15</text:p>
          </table:table-cell>
          <table:table-cell table:style-name="ce64" office:value-type="float" office:value="-4.37E-015" calcext:value-type="float">
            <text:p>-04.37E-15</text:p>
          </table:table-cell>
          <table:table-cell table:style-name="ce64" office:value-type="float" office:value="-4.08E-015" calcext:value-type="float">
            <text:p>-04.08E-15</text:p>
          </table:table-cell>
          <table:table-cell table:style-name="ce64" office:value-type="float" office:value="-3.31E-015" calcext:value-type="float">
            <text:p>-03.31E-15</text:p>
          </table:table-cell>
          <table:table-cell table:style-name="ce68" office:value-type="float" office:value="1.65E-019" calcext:value-type="float">
            <text:p>1.65E-19</text:p>
          </table:table-cell>
          <table:table-cell table:style-name="ce64" office:value-type="float" office:value="-2.07E-015" calcext:value-type="float">
            <text:p>-02.07E-15</text:p>
          </table:table-cell>
          <table:table-cell table:style-name="ce64" office:value-type="float" office:value="-2.06E-015" calcext:value-type="float">
            <text:p>-02.06E-15</text:p>
          </table:table-cell>
          <table:table-cell table:style-name="ce67" office:value-type="float" office:value="-7.25E-016" calcext:value-type="float">
            <text:p>-07.25E-16</text:p>
          </table:table-cell>
          <table:table-cell table:style-name="ce64" office:value-type="float" office:value="-2.04E-015" calcext:value-type="float">
            <text:p>-02.04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4" office:value-type="string" calcext:value-type="string">
            <text:p>Energia vdd3</text:p>
          </table:table-cell>
          <table:table-cell table:style-name="ce64" office:value-type="float" office:value="-4.32E-015" calcext:value-type="float">
            <text:p>-04.32E-15</text:p>
          </table:table-cell>
          <table:table-cell table:style-name="ce64" office:value-type="float" office:value="-3.95E-015" calcext:value-type="float">
            <text:p>-03.95E-15</text:p>
          </table:table-cell>
          <table:table-cell table:style-name="ce64" office:value-type="float" office:value="-4.05E-015" calcext:value-type="float">
            <text:p>-04.05E-15</text:p>
          </table:table-cell>
          <table:table-cell table:style-name="ce64" office:value-type="float" office:value="-4.63E-015" calcext:value-type="float">
            <text:p>-04.63E-15</text:p>
          </table:table-cell>
          <table:table-cell table:style-name="ce64" office:value-type="float" office:value="-4.18E-015" calcext:value-type="float">
            <text:p>-04.18E-15</text:p>
          </table:table-cell>
          <table:table-cell table:style-name="ce64" office:value-type="float" office:value="-3.82E-015" calcext:value-type="float">
            <text:p>-03.82E-15</text:p>
          </table:table-cell>
          <table:table-cell table:style-name="ce64" office:value-type="float" office:value="-3.74E-015" calcext:value-type="float">
            <text:p>-03.74E-15</text:p>
          </table:table-cell>
          <table:table-cell table:style-name="ce64" office:value-type="float" office:value="-4.15E-015" calcext:value-type="float">
            <text:p>-04.15E-15</text:p>
          </table:table-cell>
          <table:table-cell table:style-name="ce64" office:value-type="float" office:value="-3.71E-015" calcext:value-type="float">
            <text:p>-03.71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2"/>
          <table:table-cell table:style-name="ce65"/>
          <table:table-cell table:style-name="ce76" table:number-columns-repeated="2"/>
          <table:table-cell table:style-name="ce65" table:number-columns-repeated="2"/>
          <table:table-cell table:style-name="ce76" table:number-columns-repeated="3"/>
          <table:table-cell table:style-name="ce65"/>
          <table:table-cell table:number-columns-repeated="1012"/>
        </table:table-row>
        <table:table-row table:style-name="ro1">
          <table:table-cell/>
          <table:table-cell table:style-name="ce48" office:value-type="string" calcext:value-type="string">
            <office:annotation draw:style-name="gr1" draw:text-style-name="P2" svg:width="82.18pt" svg:height="117.67pt" svg:x="142.24pt" svg:y="212.46pt" draw:caption-point-x="-17.29pt" draw:caption-point-y="42.8pt">
              <dc:date>2018-11-12T00:00:00</dc:date>
              <text:p text:style-name="P1"><text:span text:style-name="T1">Para circuitos PTL eu somo o vdd da porta xor (vdd2) com o vdd do circuito anterior (vdd1) para ter o real valor do vdd utilizado pela porta</text:span></text:p>
            </office:annotation>
            <text:p>PTL:</text:p>
          </table:table-cell>
          <table:table-cell table:style-name="ce54" office:value-type="string" calcext:value-type="string">
            <text:p>Energia</text:p>
          </table:table-cell>
          <table:table-cell table:style-name="ce66" table:formula="of:=SUM([.D14:.D15])" office:value-type="float" office:value="-6.77E-015" calcext:value-type="float">
            <text:p>-6.77E-15</text:p>
          </table:table-cell>
          <table:table-cell table:style-name="ce66" table:formula="of:=SUM([.E14:.E15])" office:value-type="float" office:value="-7.25E-015" calcext:value-type="float">
            <text:p>-7.25E-15</text:p>
          </table:table-cell>
          <table:table-cell table:style-name="ce66" table:formula="of:=SUM([.F14:.F15])" office:value-type="float" office:value="-6.84E-015" calcext:value-type="float">
            <text:p>-6.84E-15</text:p>
          </table:table-cell>
          <table:table-cell table:style-name="ce66" table:formula="of:=SUM([.G14:.G15])" office:value-type="float" office:value="-5.99E-015" calcext:value-type="float">
            <text:p>-5.99E-15</text:p>
          </table:table-cell>
          <table:table-cell table:style-name="ce66" table:formula="of:=SUM([.H14:.H15])" office:value-type="float" office:value="-6.749835E-015" calcext:value-type="float">
            <text:p>-6.75E-15</text:p>
          </table:table-cell>
          <table:table-cell table:style-name="ce66" table:formula="of:=SUM([.I14:.I15])" office:value-type="float" office:value="-7.82E-015" calcext:value-type="float">
            <text:p>-7.82E-15</text:p>
          </table:table-cell>
          <table:table-cell table:style-name="ce66" table:formula="of:=SUM([.J14:.J15])" office:value-type="float" office:value="-7.78E-015" calcext:value-type="float">
            <text:p>-7.78E-15</text:p>
          </table:table-cell>
          <table:table-cell table:style-name="ce66" table:formula="of:=SUM([.K14:.K15])" office:value-type="float" office:value="-6.115E-015" calcext:value-type="float">
            <text:p>-6.12E-15</text:p>
          </table:table-cell>
          <table:table-cell table:style-name="ce66" table:formula="of:=SUM([.L14:.L15])" office:value-type="float" office:value="-7.05E-015" calcext:value-type="float">
            <text:p>-7.05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2"/>
          <table:table-cell table:style-name="ce65"/>
          <table:table-cell table:style-name="ce76" table:number-columns-repeated="2"/>
          <table:table-cell table:style-name="ce65"/>
          <table:table-cell table:style-name="ce93"/>
          <table:table-cell table:style-name="ce77" table:number-columns-repeated="3"/>
          <table:table-cell table:style-name="ce93"/>
          <table:table-cell table:number-columns-repeated="1012"/>
        </table:table-row>
        <table:table-row table:style-name="ro1">
          <table:table-cell table:number-columns-repeated="2"/>
          <table:table-cell table:style-name="ce54" office:value-type="string" calcext:value-type="string">
            <text:p>Atraso crítico</text:p>
          </table:table-cell>
          <table:table-cell table:style-name="ce67" table:formula="of:=LARGE([.D5:.D12];1)" office:value-type="float" office:value="0.00000000002563" calcext:value-type="float">
            <text:p>25.63E-12</text:p>
          </table:table-cell>
          <table:table-cell table:style-name="ce67" table:formula="of:=LARGE([.E5:.E12];1)" office:value-type="float" office:value="0.00000000002593" calcext:value-type="float">
            <text:p>25.93E-12</text:p>
          </table:table-cell>
          <table:table-cell table:style-name="ce67" table:formula="of:=LARGE([.F5:.F12];1)" office:value-type="float" office:value="0.00000000002417" calcext:value-type="float">
            <text:p>24.17E-12</text:p>
          </table:table-cell>
          <table:table-cell table:style-name="ce67" table:formula="of:=LARGE([.G5:.G12];1)" office:value-type="float" office:value="0.00000000004003" calcext:value-type="float">
            <text:p>40.03E-12</text:p>
          </table:table-cell>
          <table:table-cell table:style-name="ce67" table:formula="of:=LARGE([.H5:.H12];1)" office:value-type="float" office:value="0.0000000000178" calcext:value-type="float">
            <text:p>17.80E-12</text:p>
          </table:table-cell>
          <table:table-cell table:style-name="ce67" table:formula="of:=LARGE([.I5:.I12];1)" office:value-type="float" office:value="0.00000000002207" calcext:value-type="float">
            <text:p>22.07E-12</text:p>
          </table:table-cell>
          <table:table-cell table:style-name="ce67" table:formula="of:=LARGE([.J5:.J12];1)" office:value-type="float" office:value="0.00000000002227" calcext:value-type="float">
            <text:p>22.27E-12</text:p>
          </table:table-cell>
          <table:table-cell table:style-name="ce67" table:formula="of:=LARGE([.K5:.K12];1)" office:value-type="float" office:value="0.00000000002187" calcext:value-type="float">
            <text:p>21.87E-12</text:p>
          </table:table-cell>
          <table:table-cell table:style-name="ce67" table:formula="of:=LARGE([.L5:.L12];1)" office:value-type="float" office:value="0.00000000002311" calcext:value-type="float">
            <text:p>23.11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4" office:value-type="string" calcext:value-type="string">
            <text:p>EDP</text:p>
          </table:table-cell>
          <table:table-cell table:style-name="ce68" table:formula="of:=[.D18]*[.D20]" office:value-type="float" office:value="-1.735151E-025" calcext:value-type="float">
            <text:p>-1.74E-25</text:p>
          </table:table-cell>
          <table:table-cell table:style-name="ce68" table:formula="of:=[.E18]*[.E20]" office:value-type="float" office:value="-1.879925E-025" calcext:value-type="float">
            <text:p>-1.88E-25</text:p>
          </table:table-cell>
          <table:table-cell table:style-name="ce68" table:formula="of:=[.F18]*[.F20]" office:value-type="float" office:value="-1.653228E-025" calcext:value-type="float">
            <text:p>-1.65E-25</text:p>
          </table:table-cell>
          <table:table-cell table:style-name="ce68" table:formula="of:=[.G18]*[.G20]" office:value-type="float" office:value="-2.397797E-025" calcext:value-type="float">
            <text:p>-2.40E-25</text:p>
          </table:table-cell>
          <table:table-cell table:style-name="ce68" table:formula="of:=[.H18]*[.H20]" office:value-type="float" office:value="-1.20147063E-025" calcext:value-type="float">
            <text:p>-1.20E-25</text:p>
          </table:table-cell>
          <table:table-cell table:style-name="ce68" table:formula="of:=[.I18]*[.I20]" office:value-type="float" office:value="-1.725874E-025" calcext:value-type="float">
            <text:p>-1.73E-25</text:p>
          </table:table-cell>
          <table:table-cell table:style-name="ce68" table:formula="of:=[.J18]*[.J20]" office:value-type="float" office:value="-1.732606E-025" calcext:value-type="float">
            <text:p>-1.73E-25</text:p>
          </table:table-cell>
          <table:table-cell table:style-name="ce68" table:formula="of:=[.K18]*[.K20]" office:value-type="float" office:value="-1.3373505E-025" calcext:value-type="float">
            <text:p>-1.34E-25</text:p>
          </table:table-cell>
          <table:table-cell table:style-name="ce68" table:formula="of:=[.L18]*[.L20]" office:value-type="float" office:value="-1.629255E-025" calcext:value-type="float">
            <text:p>-1.63E-2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6" table:number-columns-repeated="2"/>
          <table:table-cell table:style-name="ce55" office:value-type="string" calcext:value-type="string">
            <text:p>Energia</text:p>
          </table:table-cell>
          <table:table-cell table:style-name="ce68" table:formula="of:=[.D18]" office:value-type="float" office:value="-6.77E-015" calcext:value-type="float">
            <text:p>-6.77E-15</text:p>
          </table:table-cell>
          <table:table-cell table:style-name="ce68" table:formula="of:=[.E18]" office:value-type="float" office:value="-7.25E-015" calcext:value-type="float">
            <text:p>-7.25E-15</text:p>
          </table:table-cell>
          <table:table-cell table:style-name="ce68" table:formula="of:=[.F18]" office:value-type="float" office:value="-6.84E-015" calcext:value-type="float">
            <text:p>-6.84E-15</text:p>
          </table:table-cell>
          <table:table-cell table:style-name="ce68" table:formula="of:=[.G18]" office:value-type="float" office:value="-5.99E-015" calcext:value-type="float">
            <text:p>-5.99E-15</text:p>
          </table:table-cell>
          <table:table-cell table:style-name="ce68" table:formula="of:=[.H18]" office:value-type="float" office:value="-6.749835E-015" calcext:value-type="float">
            <text:p>-6.75E-15</text:p>
          </table:table-cell>
          <table:table-cell table:style-name="ce68" table:formula="of:=[.I18]" office:value-type="float" office:value="-7.82E-015" calcext:value-type="float">
            <text:p>-7.82E-15</text:p>
          </table:table-cell>
          <table:table-cell table:style-name="ce68" table:formula="of:=[.J18]" office:value-type="float" office:value="-7.78E-015" calcext:value-type="float">
            <text:p>-7.78E-15</text:p>
          </table:table-cell>
          <table:table-cell table:style-name="ce68" table:formula="of:=[.K18]" office:value-type="float" office:value="-6.115E-015" calcext:value-type="float">
            <text:p>-6.12E-15</text:p>
          </table:table-cell>
          <table:table-cell table:style-name="ce68" table:formula="of:=[.L18]" office:value-type="float" office:value="-7.05E-015" calcext:value-type="float">
            <text:p>-7.05E-15</text:p>
          </table:table-cell>
          <table:table-cell/>
          <table:table-cell table:style-name="ce46"/>
          <table:table-cell table:number-columns-repeated="1010"/>
        </table:table-row>
        <table:table-row table:style-name="ro1">
          <table:table-cell table:style-name="ce46"/>
          <table:table-cell table:style-name="ce49" office:value-type="string" calcext:value-type="string">
            <text:p>watts</text:p>
          </table:table-cell>
          <table:table-cell table:style-name="ce55" office:value-type="string" calcext:value-type="string">
            <text:p>Potência</text:p>
          </table:table-cell>
          <table:table-cell table:style-name="ce68" table:formula="of:=PRODUCT([.B1];ABS([.D23])/[.B2])" office:value-type="float" office:value="0.000000376111111111111" calcext:value-type="float">
            <text:p>3.76E-07</text:p>
          </table:table-cell>
          <table:table-cell table:style-name="ce68" table:formula="of:=PRODUCT([.B1];ABS([.E23])/[.B2])" office:value-type="float" office:value="0.000000402777777777778" calcext:value-type="float">
            <text:p>4.03E-07</text:p>
          </table:table-cell>
          <table:table-cell table:style-name="ce68" table:formula="of:=PRODUCT([.B1];ABS([.F23])/[.B2])" office:value-type="float" office:value="0.00000038" calcext:value-type="float">
            <text:p>3.80E-07</text:p>
          </table:table-cell>
          <table:table-cell table:style-name="ce68" table:formula="of:=PRODUCT([.B1];ABS([.G23])/[.B2])" office:value-type="float" office:value="0.000000332777777777778" calcext:value-type="float">
            <text:p>3.33E-07</text:p>
          </table:table-cell>
          <table:table-cell table:style-name="ce68" table:formula="of:=PRODUCT([.B1];ABS([.H23])/[.B2])" office:value-type="float" office:value="0.000000374990833333333" calcext:value-type="float">
            <text:p>3.75E-07</text:p>
          </table:table-cell>
          <table:table-cell table:style-name="ce68" table:formula="of:=PRODUCT([.B1];ABS([.I23])/[.B2])" office:value-type="float" office:value="0.000000434444444444445" calcext:value-type="float">
            <text:p>4.34E-07</text:p>
          </table:table-cell>
          <table:table-cell table:style-name="ce68" table:formula="of:=PRODUCT([.B1];ABS([.J23])/[.B2])" office:value-type="float" office:value="0.000000432222222222222" calcext:value-type="float">
            <text:p>4.32E-07</text:p>
          </table:table-cell>
          <table:table-cell table:style-name="ce68" table:formula="of:=PRODUCT([.B1];ABS([.K23])/[.B2])" office:value-type="float" office:value="0.000000339722222222222" calcext:value-type="float">
            <text:p>3.40E-07</text:p>
          </table:table-cell>
          <table:table-cell table:style-name="ce68" table:formula="of:=PRODUCT([.B1];ABS([.L23])/[.B2])" office:value-type="float" office:value="0.000000391666666666667" calcext:value-type="float">
            <text:p>3.92E-07</text:p>
          </table:table-cell>
          <table:table-cell/>
          <table:table-cell table:style-name="ce46"/>
          <table:table-cell table:number-columns-repeated="1010"/>
        </table:table-row>
        <table:table-row table:style-name="ro1">
          <table:table-cell table:style-name="ce46"/>
          <table:table-cell table:style-name="ce46" office:value-type="string" calcext:value-type="string">
            <text:p>Joule</text:p>
          </table:table-cell>
          <table:table-cell table:style-name="ce51" office:value-type="string" calcext:value-type="string">
            <text:p>PDP</text:p>
          </table:table-cell>
          <table:table-cell table:style-name="ce69" table:formula="of:=[.D24]*[.D20]" office:value-type="float" office:value="9.63972777777778E-018" calcext:value-type="float">
            <text:p>9.64E-18</text:p>
          </table:table-cell>
          <table:table-cell table:style-name="ce69" table:formula="of:=[.E24]*[.E20]" office:value-type="float" office:value="1.04440277777778E-017" calcext:value-type="float">
            <text:p>1.04E-17</text:p>
          </table:table-cell>
          <table:table-cell table:style-name="ce69" table:formula="of:=[.F24]*[.F20]" office:value-type="float" office:value="9.1846E-018" calcext:value-type="float">
            <text:p>9.18E-18</text:p>
          </table:table-cell>
          <table:table-cell table:style-name="ce69" table:formula="of:=[.G24]*[.G20]" office:value-type="float" office:value="1.33210944444444E-017" calcext:value-type="float">
            <text:p>1.33E-17</text:p>
          </table:table-cell>
          <table:table-cell table:style-name="ce69" table:formula="of:=[.H24]*[.H20]" office:value-type="float" office:value="6.67483683333333E-018" calcext:value-type="float">
            <text:p>6.67E-18</text:p>
          </table:table-cell>
          <table:table-cell table:style-name="ce69" table:formula="of:=[.I24]*[.I20]" office:value-type="float" office:value="9.58818888888889E-018" calcext:value-type="float">
            <text:p>9.59E-18</text:p>
          </table:table-cell>
          <table:table-cell table:style-name="ce69" table:formula="of:=[.J24]*[.J20]" office:value-type="float" office:value="9.62558888888889E-018" calcext:value-type="float">
            <text:p>9.63E-18</text:p>
          </table:table-cell>
          <table:table-cell table:style-name="ce69" table:formula="of:=[.K24]*[.K20]" office:value-type="float" office:value="7.429725E-018" calcext:value-type="float">
            <text:p>7.43E-18</text:p>
          </table:table-cell>
          <table:table-cell table:style-name="ce69" table:formula="of:=[.L24]*[.L20]" office:value-type="float" office:value="9.05141666666667E-018" calcext:value-type="float">
            <text:p>9.05E-18</text:p>
          </table:table-cell>
          <table:table-cell/>
          <table:table-cell table:style-name="ce46"/>
          <table:table-cell table:number-columns-repeated="1010"/>
        </table:table-row>
        <table:table-row table:style-name="ro1">
          <table:table-cell table:style-name="ce46" table:number-columns-repeated="2"/>
          <table:table-cell/>
          <table:table-cell table:style-name="ce70"/>
          <table:table-cell table:number-columns-repeated="9"/>
          <table:table-cell table:style-name="ce46"/>
          <table:table-cell table:number-columns-repeated="1010"/>
        </table:table-row>
        <table:table-row table:style-name="ro1">
          <table:table-cell table:style-name="ce46" table:number-columns-repeated="2"/>
          <table:table-cell table:style-name="ce56" office:value-type="string" calcext:value-type="string">
            <text:p>Não normalizada</text:p>
          </table:table-cell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office:value-type="string" calcext:value-type="string">
            <text:p>V3</text:p>
          </table:table-cell>
          <table:table-cell table:style-name="ce71" office:value-type="string" calcext:value-type="string">
            <text:p>V4</text:p>
          </table:table-cell>
          <table:table-cell table:style-name="ce108" office:value-type="string" calcext:value-type="string">
            <text:p>V5</text:p>
          </table:table-cell>
          <table:table-cell table:style-name="ce108" office:value-type="string" calcext:value-type="string">
            <text:p>V6</text:p>
          </table:table-cell>
          <table:table-cell table:style-name="ce108" office:value-type="string" calcext:value-type="string">
            <text:p>V7</text:p>
          </table:table-cell>
          <table:table-cell table:style-name="ce108" office:value-type="string" calcext:value-type="string">
            <text:p>V8</text:p>
          </table:table-cell>
          <table:table-cell table:style-name="ce108" office:value-type="string" calcext:value-type="string">
            <text:p>V9</text:p>
          </table:table-cell>
          <table:table-cell table:style-name="ce111" office:value-type="string" calcext:value-type="string">
            <text:p>maior</text:p>
          </table:table-cell>
          <table:table-cell table:style-name="ce111" office:value-type="string" calcext:value-type="string">
            <text:p>menor</text:p>
          </table:table-cell>
          <table:table-cell table:style-name="ce111" office:value-type="string" calcext:value-type="string">
            <text:p>média</text:p>
          </table:table-cell>
          <table:table-cell table:style-name="ce111" office:value-type="string" calcext:value-type="string">
            <text:p>mediana</text:p>
          </table:table-cell>
          <table:table-cell table:style-name="ce122" office:value-type="string" calcext:value-type="string">
            <text:p>razaomaiormenor</text:p>
          </table:table-cell>
          <table:table-cell table:style-name="ce122" office:value-type="string" calcext:value-type="string">
            <text:p><text:span text:style-name="T3">razao</text:span>maiormedia</text:p>
          </table:table-cell>
          <table:table-cell table:style-name="ce122" office:value-type="string" calcext:value-type="string">
            <text:p><text:span text:style-name="T3">razao</text:span>menormedia</text:p>
          </table:table-cell>
          <table:table-cell table:number-columns-repeated="1005"/>
        </table:table-row>
        <table:table-row table:style-name="ro1">
          <table:table-cell table:style-name="ce46"/>
          <table:table-cell office:value-type="string" calcext:value-type="string">
            <text:p>fJ(-15)</text:p>
          </table:table-cell>
          <table:table-cell table:style-name="ce56" office:value-type="string" calcext:value-type="string">
            <office:annotation draw:style-name="gr2" draw:text-style-name="P2" svg:width="82.18pt" svg:height="128.86pt" svg:x="353.34pt" svg:y="362.47pt" draw:caption-point-x="-17.29pt" draw:caption-point-y="42.8pt">
              <dc:date>2018-11-26T00:00:00</dc:date>
              <text:p text:style-name="P1"><text:span text:style-name="T1">Fento = e-15</text:span></text:p>
              <text:p text:style-name="P1"><text:span text:style-name="T1"/></text:p>
              <text:p text:style-name="P1"><text:span text:style-name="T1">Energia consumida pela minha XOR</text:span></text:p>
              <text:p text:style-name="P1"><text:span text:style-name="T1"/></text:p>
              <text:p text:style-name="P1"><text:span text:style-name="T1">Dividi todos os valores por 1E-15 a fim de simplificar os dados</text:span></text:p>
            </office:annotation>
            <text:p>Energia nominal</text:p>
          </table:table-cell>
          <table:table-cell table:style-name="ce72" table:formula="of:=[.D23]/1E-015" office:value-type="float" office:value="-6.77" calcext:value-type="float">
            <text:p>-6.77</text:p>
          </table:table-cell>
          <table:table-cell table:style-name="ce72" table:formula="of:=[.E23]/1E-015" office:value-type="float" office:value="-7.25" calcext:value-type="float">
            <text:p>-7.25</text:p>
          </table:table-cell>
          <table:table-cell table:style-name="ce72" table:formula="of:=[.F23]/1E-015" office:value-type="float" office:value="-6.84" calcext:value-type="float">
            <text:p>-6.84</text:p>
          </table:table-cell>
          <table:table-cell table:style-name="ce72" table:formula="of:=[.G23]/1E-015" office:value-type="float" office:value="-5.99" calcext:value-type="float">
            <text:p>-5.99</text:p>
          </table:table-cell>
          <table:table-cell table:style-name="ce72" table:formula="of:=[.H23]/1E-015" office:value-type="float" office:value="-6.749835" calcext:value-type="float">
            <text:p>-6.75</text:p>
          </table:table-cell>
          <table:table-cell table:style-name="ce72" table:formula="of:=[.I23]/1E-015" office:value-type="float" office:value="-7.82" calcext:value-type="float">
            <text:p>-7.82</text:p>
          </table:table-cell>
          <table:table-cell table:style-name="ce72" table:formula="of:=[.J23]/1E-015" office:value-type="float" office:value="-7.78" calcext:value-type="float">
            <text:p>-7.78</text:p>
          </table:table-cell>
          <table:table-cell table:style-name="ce72" table:formula="of:=[.K23]/1E-015" office:value-type="float" office:value="-6.115" calcext:value-type="float">
            <text:p>-6.12</text:p>
          </table:table-cell>
          <table:table-cell table:style-name="ce72" table:formula="of:=[.L23]/1E-015" office:value-type="float" office:value="-7.05" calcext:value-type="float">
            <text:p>-7.05</text:p>
          </table:table-cell>
          <table:table-cell table:style-name="ce112" table:formula="of:=SMALL([.D28:.L28];1)" office:value-type="float" office:value="-7.82" calcext:value-type="float">
            <text:p>-7.82</text:p>
          </table:table-cell>
          <table:table-cell table:style-name="ce112" table:formula="of:=LARGE([.D28:.L28];1)" office:value-type="float" office:value="-5.99" calcext:value-type="float">
            <text:p>-5.99</text:p>
          </table:table-cell>
          <table:table-cell table:style-name="ce112" table:formula="of:=AVERAGE([.E28:.M28])" office:value-type="float" office:value="-7.04609277777778" calcext:value-type="float">
            <text:p>-7.05</text:p>
          </table:table-cell>
          <table:table-cell table:style-name="ce112" table:formula="of:=MEDIAN([.F28:.N28])" office:value-type="float" office:value="-6.84" calcext:value-type="float">
            <text:p>-6.84</text:p>
          </table:table-cell>
          <table:table-cell table:style-name="ce112" table:formula="of:=([.N28]/[.M28])" office:value-type="float" office:value="0.765984654731458" calcext:value-type="float">
            <text:p>0.77</text:p>
          </table:table-cell>
          <table:table-cell table:style-name="ce112" table:formula="of:=[.N28]/[.O28]" office:value-type="float" office:value="0.85011653818858" calcext:value-type="float">
            <text:p>0.85</text:p>
          </table:table-cell>
          <table:table-cell table:style-name="ce112" table:formula="of:=[.M28]/[.O28]" office:value-type="float" office:value="1.1098349463497" calcext:value-type="float">
            <text:p>1.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56" office:value-type="string" calcext:value-type="string">
            <office:annotation draw:style-name="gr2" draw:text-style-name="P2" svg:width="82.18pt" svg:height="128.86pt" svg:x="353.34pt" svg:y="377.46pt" draw:caption-point-x="-17.29pt" draw:caption-point-y="42.8pt">
              <dc:date>2018-12-04T00:00:00</dc:date>
              <text:p text:style-name="P1"><text:span text:style-name="T1">Pico = e-12</text:span></text:p>
              <text:p text:style-name="P1"><text:span text:style-name="T1"/></text:p>
              <text:p text:style-name="P1"><text:span text:style-name="T1">Atraso que define o caminho crítico</text:span></text:p>
              <text:p text:style-name="P1"><text:span text:style-name="T1"/></text:p>
              <text:p text:style-name="P1"><text:span text:style-name="T1">Dividi todos os valores por 1E-12 a fim de simplificar os dados</text:span></text:p>
            </office:annotation>
            <text:p>Critical delay</text:p>
          </table:table-cell>
          <table:table-cell table:style-name="ce73" table:formula="of:=[.D20]/0.000000000001" office:value-type="float" office:value="25.63" calcext:value-type="float">
            <text:p>25.63</text:p>
          </table:table-cell>
          <table:table-cell table:style-name="ce73" table:formula="of:=[.E20]/0.000000000001" office:value-type="float" office:value="25.93" calcext:value-type="float">
            <text:p>25.93</text:p>
          </table:table-cell>
          <table:table-cell table:style-name="ce73" table:formula="of:=[.F20]/0.000000000001" office:value-type="float" office:value="24.17" calcext:value-type="float">
            <text:p>24.17</text:p>
          </table:table-cell>
          <table:table-cell table:style-name="ce73" table:formula="of:=[.G20]/0.000000000001" office:value-type="float" office:value="40.03" calcext:value-type="float">
            <text:p>40.03</text:p>
          </table:table-cell>
          <table:table-cell table:style-name="ce73" table:formula="of:=[.H20]/0.000000000001" office:value-type="float" office:value="17.8" calcext:value-type="float">
            <text:p>17.80</text:p>
          </table:table-cell>
          <table:table-cell table:style-name="ce73" table:formula="of:=[.I20]/0.000000000001" office:value-type="float" office:value="22.07" calcext:value-type="float">
            <text:p>22.07</text:p>
          </table:table-cell>
          <table:table-cell table:style-name="ce73" table:formula="of:=[.J20]/0.000000000001" office:value-type="float" office:value="22.27" calcext:value-type="float">
            <text:p>22.27</text:p>
          </table:table-cell>
          <table:table-cell table:style-name="ce73" table:formula="of:=[.K20]/0.000000000001" office:value-type="float" office:value="21.87" calcext:value-type="float">
            <text:p>21.87</text:p>
          </table:table-cell>
          <table:table-cell table:style-name="ce73" table:formula="of:=[.L20]/0.000000000001" office:value-type="float" office:value="23.11" calcext:value-type="float">
            <text:p>23.11</text:p>
          </table:table-cell>
          <table:table-cell table:style-name="ce112" table:formula="of:=LARGE([.D29:.L29];1)" office:value-type="float" office:value="40.03" calcext:value-type="float">
            <text:p>40.03</text:p>
          </table:table-cell>
          <table:table-cell table:style-name="ce112" table:formula="of:=SMALL([.D29:.L29];1)" office:value-type="float" office:value="17.8" calcext:value-type="float">
            <text:p>17.80</text:p>
          </table:table-cell>
          <table:table-cell table:style-name="ce112" table:formula="of:=AVERAGE([.D29:.M29])" office:value-type="float" office:value="26.291" calcext:value-type="float">
            <text:p>26.29</text:p>
          </table:table-cell>
          <table:table-cell table:style-name="ce112" table:formula="of:=MEDIAN([.F29:.N29])" office:value-type="float" office:value="22.27" calcext:value-type="float">
            <text:p>22.27</text:p>
          </table:table-cell>
          <table:table-cell table:style-name="ce112" table:formula="of:=([.N29]/[.M29])" office:value-type="float" office:value="0.444666500124906" calcext:value-type="float">
            <text:p>0.44</text:p>
          </table:table-cell>
          <table:table-cell table:style-name="ce112" table:formula="of:=[.M29]/[.O29]" office:value-type="float" office:value="1.52257426495759" calcext:value-type="float">
            <text:p>1.52</text:p>
          </table:table-cell>
          <table:table-cell table:style-name="ce112" table:formula="of:=[.N29]/[.O29]" office:value-type="float" office:value="0.677037769578943" calcext:value-type="float">
            <text:p>0.6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W(-6)</text:p>
          </table:table-cell>
          <table:table-cell table:style-name="ce56" office:value-type="string" calcext:value-type="string">
            <office:annotation draw:style-name="gr3" draw:text-style-name="P2" svg:width="82.18pt" svg:height="151.26pt" svg:x="353.34pt" svg:y="392.46pt" draw:caption-point-x="-17.29pt" draw:caption-point-y="42.8pt">
              <dc:date>2018-11-26T00:00:00</dc:date>
              <text:p text:style-name="P1"><text:span text:style-name="T1">Nano = e-6</text:span></text:p>
              <text:p text:style-name="P1"><text:span text:style-name="T1"/></text:p>
              <text:p text:style-name="P1"><text:span text:style-name="T1">P = V*i_med</text:span></text:p>
              <text:p text:style-name="P1"><text:span text:style-name="T1"/></text:p>
              <text:p text:style-name="P1"><text:span text:style-name="T1">I_med = integral da corrente/ tempo</text:span></text:p>
              <text:p text:style-name="P1"><text:span text:style-name="T1"/></text:p>
              <text:p text:style-name="P1"><text:span text:style-name="T1">Dividi todos os valores por 1E-6 a fim de simplificar os dados</text:span></text:p>
            </office:annotation>
            <text:p>Potência nominal</text:p>
          </table:table-cell>
          <table:table-cell table:style-name="ce74" table:formula="of:=[.D24]/0.000001" office:value-type="float" office:value="0.376111111111111" calcext:value-type="float">
            <text:p>0.376</text:p>
          </table:table-cell>
          <table:table-cell table:style-name="ce74" table:formula="of:=[.E24]/0.000001" office:value-type="float" office:value="0.402777777777778" calcext:value-type="float">
            <text:p>0.403</text:p>
          </table:table-cell>
          <table:table-cell table:style-name="ce74" table:formula="of:=[.F24]/0.000001" office:value-type="float" office:value="0.38" calcext:value-type="float">
            <text:p>0.380</text:p>
          </table:table-cell>
          <table:table-cell table:style-name="ce74" table:formula="of:=[.G24]/0.000001" office:value-type="float" office:value="0.332777777777778" calcext:value-type="float">
            <text:p>0.333</text:p>
          </table:table-cell>
          <table:table-cell table:style-name="ce74" table:formula="of:=[.H24]/0.000001" office:value-type="float" office:value="0.374990833333333" calcext:value-type="float">
            <text:p>0.375</text:p>
          </table:table-cell>
          <table:table-cell table:style-name="ce74" table:formula="of:=[.I24]/0.000001" office:value-type="float" office:value="0.434444444444445" calcext:value-type="float">
            <text:p>0.434</text:p>
          </table:table-cell>
          <table:table-cell table:style-name="ce74" table:formula="of:=[.J24]/0.000001" office:value-type="float" office:value="0.432222222222222" calcext:value-type="float">
            <text:p>0.432</text:p>
          </table:table-cell>
          <table:table-cell table:style-name="ce74" table:formula="of:=[.K24]/0.000001" office:value-type="float" office:value="0.339722222222222" calcext:value-type="float">
            <text:p>0.340</text:p>
          </table:table-cell>
          <table:table-cell table:style-name="ce74" table:formula="of:=[.L24]/0.000001" office:value-type="float" office:value="0.391666666666667" calcext:value-type="float">
            <text:p>0.392</text:p>
          </table:table-cell>
          <table:table-cell table:style-name="ce114" table:formula="of:=LARGE([.D30:.L30];1)" office:value-type="float" office:value="0.434444444444445" calcext:value-type="float">
            <text:p>0.434</text:p>
          </table:table-cell>
          <table:table-cell table:style-name="ce114" table:formula="of:=SMALL([.D30:.L30];1)" office:value-type="float" office:value="0.332777777777778" calcext:value-type="float">
            <text:p>0.333</text:p>
          </table:table-cell>
          <table:table-cell table:style-name="ce112" table:formula="of:=AVERAGE([.E30:.M30])" office:value-type="float" office:value="0.391449598765432" calcext:value-type="float">
            <text:p>0.39</text:p>
          </table:table-cell>
          <table:table-cell table:style-name="ce112" table:formula="of:=MEDIAN([.F30:.N30])" office:value-type="float" office:value="0.38" calcext:value-type="float">
            <text:p>0.38</text:p>
          </table:table-cell>
          <table:table-cell table:style-name="ce112" table:formula="of:=([.N30]/[.M30])" office:value-type="float" office:value="0.765984654731458" calcext:value-type="float">
            <text:p>0.77</text:p>
          </table:table-cell>
          <table:table-cell table:style-name="ce112" table:formula="of:=[.M30]/[.O30]" office:value-type="float" office:value="1.1098349463497" calcext:value-type="float">
            <text:p>1.11</text:p>
          </table:table-cell>
          <table:table-cell table:style-name="ce112" table:formula="of:=[.N30]/[.O30]" office:value-type="float" office:value="0.85011653818858" calcext:value-type="float">
            <text:p>0.8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fJ(-15)</text:p>
          </table:table-cell>
          <table:table-cell table:style-name="ce57" office:value-type="string" calcext:value-type="string">
            <office:annotation draw:style-name="gr4" draw:text-style-name="P2" svg:width="82.18pt" svg:height="106.47pt" svg:x="353.34pt" svg:y="407.48pt" draw:caption-point-x="-17.29pt" draw:caption-point-y="42.8pt">
              <dc:date>2018-11-26T00:00:00</dc:date>
              <text:p text:style-name="P1"><text:span text:style-name="T1">Fento = e-15</text:span></text:p>
              <text:p text:style-name="P1"><text:span text:style-name="T1"/></text:p>
              <text:p text:style-name="P1"><text:span text:style-name="T1">PDP = P*vdd</text:span></text:p>
              <text:p text:style-name="P1"><text:span text:style-name="T1"/></text:p>
              <text:p text:style-name="P1"><text:span text:style-name="T1">Dividi todos os valroes por 1e-15 a fim de simplificar os dados</text:span></text:p>
            </office:annotation>
            <text:p>PDP nominal</text:p>
          </table:table-cell>
          <table:table-cell table:style-name="ce74" table:formula="of:=[.D25]/1E-018" office:value-type="float" office:value="9.63972777777778" calcext:value-type="float">
            <text:p>9.640</text:p>
          </table:table-cell>
          <table:table-cell table:style-name="ce74" table:formula="of:=[.E25]/1E-015" office:value-type="float" office:value="0.0104440277777778" calcext:value-type="float">
            <text:p>0.010</text:p>
          </table:table-cell>
          <table:table-cell table:style-name="ce74" table:formula="of:=[.F25]/1E-015" office:value-type="float" office:value="0.0091846" calcext:value-type="float">
            <text:p>0.009</text:p>
          </table:table-cell>
          <table:table-cell table:style-name="ce74" table:formula="of:=[.G25]/1E-015" office:value-type="float" office:value="0.0133210944444444" calcext:value-type="float">
            <text:p>0.013</text:p>
          </table:table-cell>
          <table:table-cell table:style-name="ce74" table:formula="of:=[.H25]/1E-015" office:value-type="float" office:value="0.00667483683333333" calcext:value-type="float">
            <text:p>0.007</text:p>
          </table:table-cell>
          <table:table-cell table:style-name="ce74" table:formula="of:=[.I25]/1E-015" office:value-type="float" office:value="0.00958818888888889" calcext:value-type="float">
            <text:p>0.010</text:p>
          </table:table-cell>
          <table:table-cell table:style-name="ce74" table:formula="of:=[.J25]/1E-015" office:value-type="float" office:value="0.00962558888888889" calcext:value-type="float">
            <text:p>0.010</text:p>
          </table:table-cell>
          <table:table-cell table:style-name="ce74" table:formula="of:=[.K25]/1E-015" office:value-type="float" office:value="0.007429725" calcext:value-type="float">
            <text:p>0.007</text:p>
          </table:table-cell>
          <table:table-cell table:style-name="ce74" table:formula="of:=[.L25]/1E-015" office:value-type="float" office:value="0.00905141666666667" calcext:value-type="float">
            <text:p>0.009</text:p>
          </table:table-cell>
          <table:table-cell table:style-name="ce114" table:formula="of:=LARGE([.D31:.L31];1)" office:value-type="float" office:value="9.63972777777778" calcext:value-type="float">
            <text:p>9.640</text:p>
          </table:table-cell>
          <table:table-cell table:style-name="ce114" table:formula="of:=SMALL([.D31:.L31];1)" office:value-type="float" office:value="0.00667483683333333" calcext:value-type="float">
            <text:p>0.007</text:p>
          </table:table-cell>
          <table:table-cell table:style-name="ce112" table:formula="of:=AVERAGE([.E31:.M31])" office:value-type="float" office:value="1.07944969514198" calcext:value-type="float">
            <text:p>1.08</text:p>
          </table:table-cell>
          <table:table-cell table:style-name="ce112" table:formula="of:=MEDIAN([.F31:.N31])" office:value-type="float" office:value="0.0091846" calcext:value-type="float">
            <text:p>0.01</text:p>
          </table:table-cell>
          <table:table-cell table:style-name="ce112" table:formula="of:=([.N31]/[.M31])" office:value-type="float" office:value="0.000692430013295673" calcext:value-type="float">
            <text:p>0.00</text:p>
          </table:table-cell>
          <table:table-cell table:style-name="ce112" table:formula="of:=[.M31]/[.O31]" office:value-type="float" office:value="8.93022418845549" calcext:value-type="float">
            <text:p>8.93</text:p>
          </table:table-cell>
          <table:table-cell table:style-name="ce112" table:formula="of:=[.N31]/[.O31]" office:value-type="float" office:value="0.00618355525354558" calcext:value-type="float">
            <text:p>0.0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57" office:value-type="string" calcext:value-type="string">
            <office:annotation draw:style-name="gr1" draw:text-style-name="P2" svg:width="82.18pt" svg:height="117.67pt" svg:x="353.34pt" svg:y="422.48pt" draw:caption-point-x="-17.29pt" draw:caption-point-y="42.8pt">
              <dc:date>2018-11-26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atraso crítico*vdd</text:span></text:p>
              <text:p text:style-name="P1"><text:span text:style-name="T1"/></text:p>
              <text:p text:style-name="P1"><text:span text:style-name="T1">Dividi todos os valores por 1e-24 a fim de simplificar os dados</text:span></text:p>
            </office:annotation>
            <text:p>EDP nominal</text:p>
          </table:table-cell>
          <table:table-cell table:style-name="ce73" table:formula="of:=[.D21]/1E-024" office:value-type="float" office:value="-0.1735151" calcext:value-type="float">
            <text:p>-0.17</text:p>
          </table:table-cell>
          <table:table-cell table:style-name="ce73" table:formula="of:=[.E21]/1E-024" office:value-type="float" office:value="-0.1879925" calcext:value-type="float">
            <text:p>-0.19</text:p>
          </table:table-cell>
          <table:table-cell table:style-name="ce73" table:formula="of:=[.F21]/1E-024" office:value-type="float" office:value="-0.1653228" calcext:value-type="float">
            <text:p>-0.17</text:p>
          </table:table-cell>
          <table:table-cell table:style-name="ce73" table:formula="of:=[.G21]/1E-024" office:value-type="float" office:value="-0.2397797" calcext:value-type="float">
            <text:p>-0.24</text:p>
          </table:table-cell>
          <table:table-cell table:style-name="ce73" table:formula="of:=[.H21]/1E-024" office:value-type="float" office:value="-0.120147063" calcext:value-type="float">
            <text:p>-0.12</text:p>
          </table:table-cell>
          <table:table-cell table:style-name="ce73" table:formula="of:=[.I21]/1E-024" office:value-type="float" office:value="-0.1725874" calcext:value-type="float">
            <text:p>-0.17</text:p>
          </table:table-cell>
          <table:table-cell table:style-name="ce73" table:formula="of:=[.J21]/1E-024" office:value-type="float" office:value="-0.1732606" calcext:value-type="float">
            <text:p>-0.17</text:p>
          </table:table-cell>
          <table:table-cell table:style-name="ce73" table:formula="of:=[.K21]/1E-024" office:value-type="float" office:value="-0.13373505" calcext:value-type="float">
            <text:p>-0.13</text:p>
          </table:table-cell>
          <table:table-cell table:style-name="ce73" table:formula="of:=[.L21]/1E-024" office:value-type="float" office:value="-0.1629255" calcext:value-type="float">
            <text:p>-0.16</text:p>
          </table:table-cell>
          <table:table-cell table:style-name="ce112" table:formula="of:=LARGE([.D32:.L32];1)" office:value-type="float" office:value="-0.120147063" calcext:value-type="float">
            <text:p>-0.12</text:p>
          </table:table-cell>
          <table:table-cell table:style-name="ce112" table:formula="of:=SMALL([.D32:.L32];1)" office:value-type="float" office:value="-0.2397797" calcext:value-type="float">
            <text:p>-0.24</text:p>
          </table:table-cell>
          <table:table-cell table:style-name="ce112" table:formula="of:=AVERAGE([.E32:.M32])" office:value-type="float" office:value="-0.163988630666667" calcext:value-type="float">
            <text:p>-0.16</text:p>
          </table:table-cell>
          <table:table-cell table:style-name="ce112" table:formula="of:=MEDIAN([.F32:.N32])" office:value-type="float" office:value="-0.1653228" calcext:value-type="float">
            <text:p>-0.17</text:p>
          </table:table-cell>
          <table:table-cell table:style-name="ce112" table:formula="of:=([.N32]/[.M32])" office:value-type="float" office:value="1.99571836391873" calcext:value-type="float">
            <text:p>2.00</text:p>
          </table:table-cell>
          <table:table-cell table:style-name="ce112" table:formula="of:=[.M32]/[.O32]" office:value-type="float" office:value="0.732654834128216" calcext:value-type="float">
            <text:p>0.73</text:p>
          </table:table-cell>
          <table:table-cell table:style-name="ce112" table:formula="of:=[.N32]/[.O32]" office:value-type="float" office:value="1.46217270688351" calcext:value-type="float">
            <text:p>1.4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56" office:value-type="string" calcext:value-type="string">
            <text:p>Média atrasos nominal</text:p>
          </table:table-cell>
          <table:table-cell table:style-name="ce72" table:formula="of:=(SUM([.D5:.D12])/8)/0.000000000001" office:value-type="float" office:value="21.3125" calcext:value-type="float">
            <text:p>21.31</text:p>
          </table:table-cell>
          <table:table-cell table:style-name="ce72" table:formula="of:=(SUM([.E5:.E12])/8)/0.000000000001" office:value-type="float" office:value="22.90125" calcext:value-type="float">
            <text:p>22.90</text:p>
          </table:table-cell>
          <table:table-cell table:style-name="ce72" table:formula="of:=(SUM([.F5:.F12])/8)/0.000000000001" office:value-type="float" office:value="17.16375" calcext:value-type="float">
            <text:p>17.16</text:p>
          </table:table-cell>
          <table:table-cell table:style-name="ce72" table:formula="of:=(SUM([.G5:.G12])/8)/0.000000000001" office:value-type="float" office:value="22.6325" calcext:value-type="float">
            <text:p>22.63</text:p>
          </table:table-cell>
          <table:table-cell table:style-name="ce72" table:formula="of:=(SUM([.H5:.H12])/8)/0.000000000001" office:value-type="float" office:value="15.17125" calcext:value-type="float">
            <text:p>15.17</text:p>
          </table:table-cell>
          <table:table-cell table:style-name="ce72" table:formula="of:=(SUM([.I5:.I12])/8)/0.000000000001" office:value-type="float" office:value="18.8925" calcext:value-type="float">
            <text:p>18.89</text:p>
          </table:table-cell>
          <table:table-cell table:style-name="ce72" table:formula="of:=(SUM([.J5:.J12])/8)/0.000000000001" office:value-type="float" office:value="18.46625" calcext:value-type="float">
            <text:p>18.47</text:p>
          </table:table-cell>
          <table:table-cell table:style-name="ce72" table:formula="of:=(SUM([.K5:.K12])/8)/0.000000000001" office:value-type="float" office:value="14.9475" calcext:value-type="float">
            <text:p>14.95</text:p>
          </table:table-cell>
          <table:table-cell table:style-name="ce72" table:formula="of:=(SUM([.L5:.L12])/8)/0.000000000001" office:value-type="float" office:value="18.35125" calcext:value-type="float">
            <text:p>18.35</text:p>
          </table:table-cell>
          <table:table-cell table:style-name="ce112" table:formula="of:=LARGE([.D33:.L33];1)" office:value-type="float" office:value="22.90125" calcext:value-type="float">
            <text:p>22.90</text:p>
          </table:table-cell>
          <table:table-cell table:style-name="ce112" table:formula="of:=SMALL([.D33:.L33];1)" office:value-type="float" office:value="14.9475" calcext:value-type="float">
            <text:p>14.95</text:p>
          </table:table-cell>
          <table:table-cell table:style-name="ce112" table:formula="of:=AVERAGE([.E33:.M33])" office:value-type="float" office:value="19.0475" calcext:value-type="float">
            <text:p>19.05</text:p>
          </table:table-cell>
          <table:table-cell table:style-name="ce112" table:formula="of:=MEDIAN([.F33:.N33])" office:value-type="float" office:value="18.35125" calcext:value-type="float">
            <text:p>18.35</text:p>
          </table:table-cell>
          <table:table-cell table:style-name="ce112" table:formula="of:=([.N33]/[.M33])" office:value-type="float" office:value="0.652693630260357" calcext:value-type="float">
            <text:p>0.65</text:p>
          </table:table-cell>
          <table:table-cell table:style-name="ce112" table:formula="of:=[.M33]/[.O33]" office:value-type="float" office:value="1.20232313951962" calcext:value-type="float">
            <text:p>1.20</text:p>
          </table:table-cell>
          <table:table-cell table:style-name="ce112" table:formula="of:=[.N33]/[.O33]" office:value-type="float" office:value="0.784748654679092" calcext:value-type="float">
            <text:p>0.78</text:p>
          </table:table-cell>
          <table:table-cell table:number-columns-repeated="1005"/>
        </table:table-row>
        <table:table-row table:style-name="ro1">
          <table:table-cell/>
          <table:table-cell table:style-name="ce50" table:number-columns-repeated="10"/>
          <table:table-cell table:number-columns-repeated="1013"/>
        </table:table-row>
        <table:table-row table:style-name="ro1">
          <table:table-cell/>
          <table:table-cell table:style-name="ce46"/>
          <table:table-cell table:style-name="ce56" office:value-type="string" calcext:value-type="string">
            <text:p>Normalizada em relação a V1</text:p>
          </table:table-cell>
          <table:table-cell table:style-name="ce56" office:value-type="string" calcext:value-type="string">
            <text:p>V2</text:p>
          </table:table-cell>
          <table:table-cell table:style-name="ce56" office:value-type="string" calcext:value-type="string">
            <text:p>V3</text:p>
          </table:table-cell>
          <table:table-cell table:style-name="ce56" office:value-type="string" calcext:value-type="string">
            <text:p>V4</text:p>
          </table:table-cell>
          <table:table-cell table:style-name="ce56" office:value-type="string" calcext:value-type="string">
            <text:p>V5</text:p>
          </table:table-cell>
          <table:table-cell table:style-name="ce56" office:value-type="string" calcext:value-type="string">
            <text:p>V6</text:p>
          </table:table-cell>
          <table:table-cell table:style-name="ce56" office:value-type="string" calcext:value-type="string">
            <text:p>V7</text:p>
          </table:table-cell>
          <table:table-cell table:style-name="ce56" office:value-type="string" calcext:value-type="string">
            <text:p>V8</text:p>
          </table:table-cell>
          <table:table-cell table:style-name="ce56" office:value-type="string" calcext:value-type="string">
            <text:p>V9</text:p>
          </table:table-cell>
          <table:table-cell table:style-name="Default"/>
          <table:table-cell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J(-15)</text:p>
          </table:table-cell>
          <table:table-cell table:style-name="ce56" office:value-type="string" calcext:value-type="string">
            <office:annotation draw:style-name="gr5" draw:text-style-name="P2" svg:width="82.18pt" svg:height="61.68pt" svg:x="353.34pt" svg:y="482.46pt" draw:caption-point-x="-17.29pt" draw:caption-point-y="42.8pt">
              <dc:date>2018-11-12T00:00:00</dc:date>
              <text:p text:style-name="P1"><text:span text:style-name="T1">Fento= e-15</text:span></text:p>
              <text:p text:style-name="P1"><text:span text:style-name="T1"/></text:p>
              <text:p text:style-name="P1"><text:span text:style-name="T1">Dividi os valores por 1e-15 para simplificar</text:span></text:p>
            </office:annotation>
            <text:p>Energia nominal</text:p>
          </table:table-cell>
          <table:table-cell table:style-name="ce72" table:formula="of:=[.E28]/[.D28]" office:value-type="float" office:value="1.07090103397341" calcext:value-type="float">
            <text:p>1.07</text:p>
          </table:table-cell>
          <table:table-cell table:style-name="ce72" table:formula="of:=[.F28]/[.D28]" office:value-type="float" office:value="1.01033973412112" calcext:value-type="float">
            <text:p>1.01</text:p>
          </table:table-cell>
          <table:table-cell table:style-name="ce72" table:formula="of:=[.G28]/[.D28]" office:value-type="float" office:value="0.884785819793205" calcext:value-type="float">
            <text:p>0.88</text:p>
          </table:table-cell>
          <table:table-cell table:style-name="ce72" table:formula="of:=[.H28]/[.D28]" office:value-type="float" office:value="0.997021418020679" calcext:value-type="float">
            <text:p>1.00</text:p>
          </table:table-cell>
          <table:table-cell table:style-name="ce72" table:formula="of:=[.I28]/[.D28]" office:value-type="float" office:value="1.15509601181684" calcext:value-type="float">
            <text:p>1.16</text:p>
          </table:table-cell>
          <table:table-cell table:style-name="ce72" table:formula="of:=[.J28]/[.D28]" office:value-type="float" office:value="1.14918759231905" calcext:value-type="float">
            <text:p>1.15</text:p>
          </table:table-cell>
          <table:table-cell table:style-name="ce72" table:formula="of:=[.K28]/[.D28]" office:value-type="float" office:value="0.903249630723781" calcext:value-type="float">
            <text:p>0.90</text:p>
          </table:table-cell>
          <table:table-cell table:style-name="ce72" table:formula="of:=[.L28]/[.D28]" office:value-type="float" office:value="1.04135893648449" calcext:value-type="float">
            <text:p>1.0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56" office:value-type="string" calcext:value-type="string">
            <text:p>Atraso crítico nominal</text:p>
          </table:table-cell>
          <table:table-cell table:style-name="ce72" table:formula="of:=[.E29]/[.D29]" office:value-type="float" office:value="1.01170503316426" calcext:value-type="float">
            <text:p>1.01</text:p>
          </table:table-cell>
          <table:table-cell table:style-name="ce72" table:formula="of:=[.F29]/[.D29]" office:value-type="float" office:value="0.943035505267265" calcext:value-type="float">
            <text:p>0.94</text:p>
          </table:table-cell>
          <table:table-cell table:style-name="ce72" table:formula="of:=[.G29]/[.D29]" office:value-type="float" office:value="1.56184159188451" calcext:value-type="float">
            <text:p>1.56</text:p>
          </table:table-cell>
          <table:table-cell table:style-name="ce72" table:formula="of:=[.H29]/[.D29]" office:value-type="float" office:value="0.694498634412798" calcext:value-type="float">
            <text:p>0.69</text:p>
          </table:table-cell>
          <table:table-cell table:style-name="ce72" table:formula="of:=[.I29]/[.D29]" office:value-type="float" office:value="0.861100273117441" calcext:value-type="float">
            <text:p>0.86</text:p>
          </table:table-cell>
          <table:table-cell table:style-name="ce72" table:formula="of:=[.J29]/[.D29]" office:value-type="float" office:value="0.868903628560281" calcext:value-type="float">
            <text:p>0.87</text:p>
          </table:table-cell>
          <table:table-cell table:style-name="ce72" table:formula="of:=[.K29]/[.D29]" office:value-type="float" office:value="0.8532969176746" calcext:value-type="float">
            <text:p>0.85</text:p>
          </table:table-cell>
          <table:table-cell table:style-name="ce72" table:formula="of:=[.L29]/[.D29]" office:value-type="float" office:value="0.901677721420211" calcext:value-type="float">
            <text:p>0.9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W(-6)</text:p>
          </table:table-cell>
          <table:table-cell table:style-name="ce56" office:value-type="string" calcext:value-type="string">
            <text:p>Nominal power</text:p>
          </table:table-cell>
          <table:table-cell table:style-name="ce72" table:formula="of:=[.E30]/[.D30]" office:value-type="float" office:value="1.07090103397341" calcext:value-type="float">
            <text:p>1.07</text:p>
          </table:table-cell>
          <table:table-cell table:style-name="ce72" table:formula="of:=[.F30]/[.D30]" office:value-type="float" office:value="1.01033973412112" calcext:value-type="float">
            <text:p>1.01</text:p>
          </table:table-cell>
          <table:table-cell table:style-name="ce72" table:formula="of:=[.G30]/[.D30]" office:value-type="float" office:value="0.884785819793205" calcext:value-type="float">
            <text:p>0.88</text:p>
          </table:table-cell>
          <table:table-cell table:style-name="ce72" table:formula="of:=[.H30]/[.D30]" office:value-type="float" office:value="0.997021418020679" calcext:value-type="float">
            <text:p>1.00</text:p>
          </table:table-cell>
          <table:table-cell table:style-name="ce72" table:formula="of:=[.I30]/[.D30]" office:value-type="float" office:value="1.15509601181684" calcext:value-type="float">
            <text:p>1.16</text:p>
          </table:table-cell>
          <table:table-cell table:style-name="ce72" table:formula="of:=[.J30]/[.D30]" office:value-type="float" office:value="1.14918759231905" calcext:value-type="float">
            <text:p>1.15</text:p>
          </table:table-cell>
          <table:table-cell table:style-name="ce72" table:formula="of:=[.K30]/[.D30]" office:value-type="float" office:value="0.903249630723781" calcext:value-type="float">
            <text:p>0.90</text:p>
          </table:table-cell>
          <table:table-cell table:style-name="ce72" table:formula="of:=[.L30]/[.D30]" office:value-type="float" office:value="1.04135893648449" calcext:value-type="float">
            <text:p>1.04</text:p>
          </table:table-cell>
          <table:table-cell table:style-name="Default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J(-15)</text:p>
          </table:table-cell>
          <table:table-cell table:style-name="ce57" office:value-type="string" calcext:value-type="string">
            <text:p><text:span text:style-name="T2"> Nominal </text:span>PDP</text:p>
          </table:table-cell>
          <table:table-cell table:style-name="ce72" table:formula="of:=[.E31]/[.D31]" office:value-type="float" office:value="0.00108343596609171" calcext:value-type="float">
            <text:p>0.00</text:p>
          </table:table-cell>
          <table:table-cell table:style-name="ce72" table:formula="of:=[.F31]/[.D31]" office:value-type="float" office:value="0.000952786241658507" calcext:value-type="float">
            <text:p>0.00</text:p>
          </table:table-cell>
          <table:table-cell table:style-name="ce72" table:formula="of:=[.G31]/[.D31]" office:value-type="float" office:value="0.00138189529326266" calcext:value-type="float">
            <text:p>0.00</text:p>
          </table:table-cell>
          <table:table-cell table:style-name="ce72" table:formula="of:=[.H31]/[.D31]" office:value-type="float" office:value="0.000692430013295673" calcext:value-type="float">
            <text:p>0.00</text:p>
          </table:table-cell>
          <table:table-cell table:style-name="ce72" table:formula="of:=[.I31]/[.D31]" office:value-type="float" office:value="0.000994653491252347" calcext:value-type="float">
            <text:p>0.00</text:p>
          </table:table-cell>
          <table:table-cell table:style-name="ce72" table:formula="of:=[.J31]/[.D31]" office:value-type="float" office:value="0.00099853326886248" calcext:value-type="float">
            <text:p>0.00</text:p>
          </table:table-cell>
          <table:table-cell table:style-name="ce72" table:formula="of:=[.K31]/[.D31]" office:value-type="float" office:value="0.000770740125787324" calcext:value-type="float">
            <text:p>0.00</text:p>
          </table:table-cell>
          <table:table-cell table:style-name="ce72" table:formula="of:=[.L31]/[.D31]" office:value-type="float" office:value="0.000938970153029909" calcext:value-type="float">
            <text:p>0.0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57" office:value-type="string" calcext:value-type="string">
            <office:annotation draw:style-name="gr6" draw:text-style-name="P2" svg:width="82.18pt" svg:height="184.85pt" svg:x="353.34pt" svg:y="541.62pt" draw:caption-point-x="-17.29pt" draw:caption-point-y="44.5pt">
              <dc:date>2018-11-26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energy delay product</text:span></text:p>
              <text:p text:style-name="P1"><text:span text:style-name="T1"/></text:p>
              <text:p text:style-name="P1"><text:span text:style-name="T1">EDP = vdd * atraso crítico</text:span></text:p>
              <text:p text:style-name="P1"><text:span text:style-name="T1"/></text:p>
              <text:p text:style-name="P1"><text:span text:style-name="T1">Dividi todos os valores por 1e-24 para simplificar os resultados</text:span></text:p>
            </office:annotation>
            <text:p>EDP nominal</text:p>
          </table:table-cell>
          <table:table-cell table:style-name="ce72" table:formula="of:=[.E32]/[.D32]" office:value-type="float" office:value="1.08343596609171" calcext:value-type="float">
            <text:p>1.08</text:p>
          </table:table-cell>
          <table:table-cell table:style-name="ce72" table:formula="of:=[.F32]/[.D32]" office:value-type="float" office:value="0.952786241658507" calcext:value-type="float">
            <text:p>0.95</text:p>
          </table:table-cell>
          <table:table-cell table:style-name="ce72" table:formula="of:=[.G32]/[.D32]" office:value-type="float" office:value="1.38189529326266" calcext:value-type="float">
            <text:p>1.38</text:p>
          </table:table-cell>
          <table:table-cell table:style-name="ce72" table:formula="of:=[.H32]/[.D32]" office:value-type="float" office:value="0.692430013295673" calcext:value-type="float">
            <text:p>0.69</text:p>
          </table:table-cell>
          <table:table-cell table:style-name="ce72" table:formula="of:=[.I32]/[.D32]" office:value-type="float" office:value="0.994653491252346" calcext:value-type="float">
            <text:p>0.99</text:p>
          </table:table-cell>
          <table:table-cell table:style-name="ce72" table:formula="of:=[.J32]/[.D32]" office:value-type="float" office:value="0.998533268862479" calcext:value-type="float">
            <text:p>1.00</text:p>
          </table:table-cell>
          <table:table-cell table:style-name="ce72" table:formula="of:=[.K32]/[.D32]" office:value-type="float" office:value="0.770740125787323" calcext:value-type="float">
            <text:p>0.77</text:p>
          </table:table-cell>
          <table:table-cell table:style-name="ce72" table:formula="of:=[.L32]/[.D32]" office:value-type="float" office:value="0.938970153029909" calcext:value-type="float">
            <text:p>0.94</text:p>
          </table:table-cell>
          <table:table-cell table:style-name="Default"/>
          <table:table-cell table:style-name="ce5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56" office:value-type="string" calcext:value-type="string">
            <text:p>Média atrasos nominal</text:p>
          </table:table-cell>
          <table:table-cell table:style-name="ce72" table:formula="of:=[.E33]/[.D33]" office:value-type="float" office:value="1.07454545454545" calcext:value-type="float">
            <text:p>1.07</text:p>
          </table:table-cell>
          <table:table-cell table:style-name="ce72" table:formula="of:=[.F33]/[.D33]" office:value-type="float" office:value="0.80533724340176" calcext:value-type="float">
            <text:p>0.81</text:p>
          </table:table-cell>
          <table:table-cell table:style-name="ce72" table:formula="of:=[.G33]/[.D33]" office:value-type="float" office:value="1.06193548387097" calcext:value-type="float">
            <text:p>1.06</text:p>
          </table:table-cell>
          <table:table-cell table:style-name="ce72" table:formula="of:=[.H33]/[.D33]" office:value-type="float" office:value="0.711847507331378" calcext:value-type="float">
            <text:p>0.71</text:p>
          </table:table-cell>
          <table:table-cell table:style-name="ce72" table:formula="of:=[.I33]/[.D33]" office:value-type="float" office:value="0.886451612903226" calcext:value-type="float">
            <text:p>0.89</text:p>
          </table:table-cell>
          <table:table-cell table:style-name="ce72" table:formula="of:=[.J33]/[.D33]" office:value-type="float" office:value="0.866451612903226" calcext:value-type="float">
            <text:p>0.87</text:p>
          </table:table-cell>
          <table:table-cell table:style-name="ce72" table:formula="of:=[.K33]/[.D33]" office:value-type="float" office:value="0.701348973607038" calcext:value-type="float">
            <text:p>0.70</text:p>
          </table:table-cell>
          <table:table-cell table:style-name="ce72" table:formula="of:=[.L33]/[.D33]" office:value-type="float" office:value="0.861055718475073" calcext:value-type="float">
            <text:p>0.86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A energia consumida pelas topologias PTL, sob o meu vdd2, são consideravelmente menores do que as CMOS. Cerca de 2x menor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nenhuma topologia tem um consumo menor que ela, e todas as outras topologias implementadas possuem no mínimo um </text:p>
            <text:p>Consumo de 30% a mais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topologia xor que teve o maior consumo de energia, sob o vdd2 apenas, foi a V8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a topologia que possui um maior consumo é a V6, com um consumo <text:s/>3x maior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topologia xor que teve o maior consumo de energia nominal, sob o vdd2 apenas, foi a V6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Todas as implementações PTL tem no mínimo pouco mais que o dobro do consumo da V1. Pq? O que leva a esse aumento?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CMOS a topologia com o menor consumo foi a V1 e com o maior consumo foi a V2</text:p>
          </table:table-cell>
          <table:covered-table-cell table:number-columns-repeated="6" table:style-name="ce75"/>
          <table:table-cell/>
          <table:table-cell table:style-name="ce59" table:number-columns-spanned="7" table:number-rows-spanned="1"/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PTL a topologia com o menor consumo foi a V8 (levando em consideração vdd1 e vdd2) foi a V8 e a com o maior consumo foi a V6</text:p>
          </table:table-cell>
          <table:covered-table-cell table:number-columns-repeated="6" table:style-name="ce75"/>
          <table:table-cell/>
          <table:table-cell table:style-name="ce59" table:number-columns-spanned="7" table:number-rows-spanned="1"/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PTL a topologia com o menor consumo (levando em consideração apenas o vdd2) foi a V5 e a com o maior consumo foi a V8</text:p>
          </table:table-cell>
          <table:covered-table-cell table:number-columns-repeated="6" table:style-name="ce75"/>
          <table:table-cell/>
          <table:table-cell table:style-name="ce15" table:number-columns-spanned="7" table:number-rows-spanned="1"/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table:number-columns-spanned="7" table:number-rows-spanned="1"/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nenhuma topologia tem um EDP menor que ela, e todas as outras topologias tem no mínimo um EDP 50% maior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table:number-columns-spanned="7" table:number-rows-spanned="1"/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a topologia que possui o maior EDP é a V7, com cerca de 2,5x maior</text:p>
          </table:table-cell>
          <table:covered-table-cell table:number-columns-repeated="6"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O meu atraso crítico permanece praticamente igual em todas as topologias implementadas. Porque?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média as topologias PTL tem um EDP 2,5x maior que a V1. Pq o EDP nas PTL são maiores? O que faz o EDP aumentar aqui nessa </text:p>
            <text:p>Abordagem?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O maior atraso ocorreu na topologia da xor V4, cerca de duas vezes maior que todas as outras topologias. Porque?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média as topologias CMOS mantém um padrão de EDP de 0,5x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O meu menor atraso ocorreu na topologia xor V5. Porque? O que leva ela a ter o pior atraso uma vez que ela possui menos transitores?</text:p>
          </table:table-cell>
          <table:covered-table-cell table:number-columns-repeated="6" table:style-name="ce75"/>
          <table:table-cell/>
          <table:table-cell table:style-name="ce15" table:number-columns-spanned="7" table:number-rows-spanned="1"/>
          <table:covered-table-cell table:number-columns-repeated="6"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Em media os meus atrasos na topologia PTL é menor, ou seja, no geral elas possuem um atraso menor do que as CMOS. Porque?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as abordagens TPL obtiveram sempre um atraso crítico menor com uma redução de cerca de 20% em média. O que levou a essa</text:p>
            <text:p>Redução? Foi a diminuição de transistores nos caminhos até a saída?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todas, a topologia que apresentou a melhor média de atrasos foi a V8 e a pior foi a V4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As abordagens CMOS em média tiveram o mesmo atraso crítico que a V1</text:p>
          </table:table-cell>
          <table:covered-table-cell table:number-columns-repeated="6"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A diferença entre o maior atraso e o menor atraso (entre todas implementações) é de pouco mais que o dobro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A média dos atrasos das diferentes topologias mantiveram o mesmo comportamento do atraso crítico, ou seja, as abordagens CMOS continuaram</text:p>
            <text:p>Com a mesma média dos atrasos de V1 e as abordagens PTL com uma redução de 20% nos atrasos</text:p>
          </table:table-cell>
          <table:covered-table-cell table:number-columns-repeated="6"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Os meus atrasos críticos se dão sempre no borda de descida (tp_hl), exceto na topologia V4. Ou seja as minhas implementações tem maior </text:p>
            <text:p>dificuldade para passar do estado de sinal alto para o sinal baixo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59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59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O EDP é ligeiramente maior para as minhas implementações PTL (cerca de 0.0125e-24)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topologia com o maior EDP foi a V7 e a com o menor EDP foi a V1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CMOS o maior EDP é da V4 e o menor EDP é da V1 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PTL o maior EDP é da V7 e o menor EDP é da V5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Quanto menor o EDP melhor é a topologia quado se está pensando na relação consumo e atraso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diferença entre a maior e a menor EDP é de 0.011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topologia com a maior potencia dissipada foi a V6 e a com a menor foi a V1 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CMOS a topologia com a maior potência foi a V2 e a menor foi a V1. Porque?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PTL a topologia com a maior energia dissipada foi a V6 e com a menor foi a V8. Porque?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m média as topologias PTL tem uma potencia maior do que as CMOS, cerca do dobre de potência é dissipada. Pq?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diferença entre a maior potência (V6) e a menor é de pouco mais que 3x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5">
          <table:table-cell table:number-columns-repeated="2"/>
          <table:table-cell table:style-name="ce60" office:value-type="string" calcext:value-type="string" table:number-columns-spanned="7" table:number-rows-spanned="1">
            <text:p>Uma redução do numero de transistores (motivo de circuitos PTL) faz com que eu tenha um consumo de energia maior, uma </text:p>
            <text:p>Redução nos atrasos (pouco significativa) e um aumento na potencia dissipada. Poque uma diminuição no número de transistores </text:p>
            <text:p>Não reflete numa diminuição de consumo e de potência?  </text:p>
          </table:table-cell>
          <table:covered-table-cell table:number-columns-repeated="6" table:style-name="ce75"/>
          <table:table-cell table:number-columns-repeated="1015"/>
        </table:table-row>
        <table:table-row table:style-name="ro1" table:number-rows-repeated="1048494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_near" table:style-name="ta1">
        <office:forms form:automatic-focus="false" form:apply-design-mode="false"/>
        <table:table-column table:style-name="co17" table:default-cell-style-name="ce49"/>
        <table:table-column table:style-name="co2" table:default-cell-style-name="ce49"/>
        <table:table-column table:style-name="co18" table:default-cell-style-name="ce49"/>
        <table:table-column table:style-name="co19" table:default-cell-style-name="ce49"/>
        <table:table-column table:style-name="co20" table:default-cell-style-name="ce49"/>
        <table:table-column table:style-name="co21" table:default-cell-style-name="ce49"/>
        <table:table-column table:style-name="co22" table:default-cell-style-name="ce49"/>
        <table:table-column table:style-name="co1" table:number-columns-repeated="5" table:default-cell-style-name="ce49"/>
        <table:table-column table:style-name="co16" table:default-cell-style-name="ce49"/>
        <table:table-column table:style-name="co23" table:default-cell-style-name="ce49"/>
        <table:table-column table:style-name="co16" table:number-columns-repeated="2" table:default-cell-style-name="ce49"/>
        <table:table-column table:style-name="co24" table:default-cell-style-name="ce49"/>
        <table:table-column table:style-name="co25" table:default-cell-style-name="ce49"/>
        <table:table-column table:style-name="co26" table:default-cell-style-name="ce49"/>
        <table:table-column table:style-name="co16" table:number-columns-repeated="1005" table:default-cell-style-name="ce49"/>
        <table:table-row table:style-name="ro1">
          <table:table-cell table:style-name="ce135" office:value-type="string" calcext:value-type="string">
            <text:p>Vdd</text:p>
          </table:table-cell>
          <table:table-cell table:style-name="ce135" office:value-type="string" calcext:value-type="string">
            <text:p>0.3</text:p>
          </table:table-cell>
          <table:table-cell table:style-name="ce143"/>
          <table:table-cell table:number-columns-repeated="2"/>
          <table:table-cell table:style-name="ce143" table:number-columns-repeated="3"/>
          <table:table-cell table:number-columns-repeated="1016"/>
        </table:table-row>
        <table:table-row table:style-name="ro1">
          <table:table-cell table:style-name="ce135" office:value-type="string" calcext:value-type="string">
            <text:p>Transiente(ns)</text:p>
          </table:table-cell>
          <table:table-cell table:style-name="ce149" office:value-type="float" office:value="0.000000018" calcext:value-type="float">
            <text:p>1.80E-08</text:p>
          </table:table-cell>
          <table:table-cell table:style-name="ce175" office:value-type="string" calcext:value-type="string">
            <text:p>Wn=32n</text:p>
          </table:table-cell>
          <table:table-cell table:style-name="ce175" office:value-type="string" calcext:value-type="string">
            <text:p>Wp=64n</text:p>
          </table:table-cell>
          <table:table-cell table:style-name="ce143"/>
          <table:table-cell/>
          <table:table-cell table:style-name="ce135" office:value-type="string" calcext:value-type="string">
            <text:p>Transiente(ns)</text:p>
          </table:table-cell>
          <table:table-cell table:style-name="ce149" office:value-type="float" office:value="0.0000000225" calcext:value-type="float">
            <text:p>2.25E-08</text:p>
          </table:table-cell>
          <table:table-cell table:number-columns-repeated="1016"/>
        </table:table-row>
        <table:table-row table:style-name="ro1">
          <table:table-cell table:style-name="ce135" office:value-type="string" calcext:value-type="string">
            <text:p>Período(ns)</text:p>
          </table:table-cell>
          <table:table-cell table:style-name="ce149" office:value-type="float" office:value="0.00000004" calcext:value-type="float">
            <text:p>4.00E-08</text:p>
          </table:table-cell>
          <table:table-cell table:style-name="ce143"/>
          <table:table-cell office:value-type="string" calcext:value-type="string">
            <text:p>cal</text:p>
          </table:table-cell>
          <table:table-cell table:number-columns-repeated="2"/>
          <table:table-cell table:style-name="ce135" office:value-type="string" calcext:value-type="string">
            <text:p>Período(ns)</text:p>
          </table:table-cell>
          <table:table-cell table:style-name="ce149" office:value-type="float" office:value="0.00000005" calcext:value-type="float">
            <text:p>5.00E-08</text:p>
          </table:table-cell>
          <table:table-cell table:number-columns-repeated="1016"/>
        </table:table-row>
        <table:table-row table:style-name="ro1">
          <table:table-cell table:style-name="ce143" table:number-columns-repeated="2"/>
          <table:table-cell table:style-name="ce176"/>
          <table:table-cell table:style-name="ce178" office:value-type="string" calcext:value-type="string">
            <text:p>V1</text:p>
          </table:table-cell>
          <table:table-cell table:style-name="ce56" office:value-type="string" calcext:value-type="string">
            <text:p>V2</text:p>
          </table:table-cell>
          <table:table-cell table:style-name="ce56" office:value-type="string" calcext:value-type="string">
            <text:p>V3</text:p>
          </table:table-cell>
          <table:table-cell table:style-name="ce56" office:value-type="string" calcext:value-type="string">
            <text:p>V4</text:p>
          </table:table-cell>
          <table:table-cell table:style-name="ce56" office:value-type="string" calcext:value-type="string">
            <text:p>V5</text:p>
          </table:table-cell>
          <table:table-cell table:style-name="ce56" office:value-type="string" calcext:value-type="string">
            <text:p>V6</text:p>
          </table:table-cell>
          <table:table-cell table:style-name="ce56" office:value-type="string" calcext:value-type="string">
            <text:p>V7</text:p>
          </table:table-cell>
          <table:table-cell table:style-name="ce56" office:value-type="string" calcext:value-type="string">
            <text:p>V8</text:p>
          </table:table-cell>
          <table:table-cell table:style-name="ce56" office:value-type="string" calcext:value-type="string">
            <text:p>V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lh_1B</text:p>
          </table:table-cell>
          <table:table-cell table:style-name="ce179" office:value-type="float" office:value="0.00000000096" calcext:value-type="float">
            <text:p>9.60E-10</text:p>
          </table:table-cell>
          <table:table-cell table:style-name="ce179" office:value-type="float" office:value="0.00000000158" calcext:value-type="float">
            <text:p>1.58E-09</text:p>
          </table:table-cell>
          <table:table-cell table:style-name="ce179" office:value-type="float" office:value="0.00000000107" calcext:value-type="float">
            <text:p>1.07E-09</text:p>
          </table:table-cell>
          <table:table-cell table:style-name="ce69" office:value-type="float" office:value="0.00000000118" calcext:value-type="float">
            <text:p>1.18E-09</text:p>
          </table:table-cell>
          <table:table-cell table:style-name="ce179" office:value-type="float" office:value="0.000000000897" calcext:value-type="float">
            <text:p>8.97E-10</text:p>
          </table:table-cell>
          <table:table-cell table:style-name="ce179" office:value-type="float" office:value="0.0000000013" calcext:value-type="float">
            <text:p>1.30E-09</text:p>
          </table:table-cell>
          <table:table-cell table:style-name="ce179" office:value-type="float" office:value="0.00000000122" calcext:value-type="float">
            <text:p>1.22E-09</text:p>
          </table:table-cell>
          <table:table-cell table:style-name="ce179" office:value-type="float" office:value="0.000000000836" calcext:value-type="float">
            <text:p>8.36E-10</text:p>
          </table:table-cell>
          <table:table-cell table:style-name="ce179" office:value-type="float" office:value="0.00000000139" calcext:value-type="float">
            <text:p>1.39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hl_A0</text:p>
          </table:table-cell>
          <table:table-cell table:style-name="ce180" office:value-type="float" office:value="0.0000000013" calcext:value-type="float">
            <text:p>1.30E-09</text:p>
          </table:table-cell>
          <table:table-cell table:style-name="ce179" office:value-type="float" office:value="0.00000000139" calcext:value-type="float">
            <text:p>1.39E-09</text:p>
          </table:table-cell>
          <table:table-cell table:style-name="ce180" office:value-type="float" office:value="0.00000000113" calcext:value-type="float">
            <text:p>1.13E-09</text:p>
          </table:table-cell>
          <table:table-cell table:style-name="ce180" office:value-type="float" office:value="0.00000000133" calcext:value-type="float">
            <text:p>1.33E-09</text:p>
          </table:table-cell>
          <table:table-cell table:style-name="ce179" office:value-type="float" office:value="0.00000000067" calcext:value-type="float">
            <text:p>6.70E-10</text:p>
          </table:table-cell>
          <table:table-cell table:style-name="ce180" office:value-type="float" office:value="0.00000000145" calcext:value-type="float">
            <text:p>1.45E-09</text:p>
          </table:table-cell>
          <table:table-cell table:style-name="ce179" office:value-type="float" office:value="0.00000000121" calcext:value-type="float">
            <text:p>1.21E-09</text:p>
          </table:table-cell>
          <table:table-cell table:style-name="ce179" office:value-type="float" office:value="0.000000000552" calcext:value-type="float">
            <text:p>5.52E-10</text:p>
          </table:table-cell>
          <table:table-cell table:style-name="ce179" office:value-type="float" office:value="0.00000000133" calcext:value-type="float">
            <text:p>1.33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lh_0B</text:p>
          </table:table-cell>
          <table:table-cell table:style-name="ce179" office:value-type="float" office:value="0.000000000769" calcext:value-type="float">
            <text:p>7.69E-10</text:p>
          </table:table-cell>
          <table:table-cell table:style-name="ce179" office:value-type="float" office:value="0.00000000131" calcext:value-type="float">
            <text:p>1.31E-09</text:p>
          </table:table-cell>
          <table:table-cell table:style-name="ce179" office:value-type="float" office:value="0.000000000874" calcext:value-type="float">
            <text:p>8.74E-10</text:p>
          </table:table-cell>
          <table:table-cell table:style-name="ce69" office:value-type="float" office:value="0.000000000918" calcext:value-type="float">
            <text:p>9.18E-10</text:p>
          </table:table-cell>
          <table:table-cell table:style-name="ce179" office:value-type="float" office:value="0.000000000909" calcext:value-type="float">
            <text:p>9.09E-10</text:p>
          </table:table-cell>
          <table:table-cell table:style-name="ce179" office:value-type="float" office:value="0.00000000113" calcext:value-type="float">
            <text:p>1.13E-09</text:p>
          </table:table-cell>
          <table:table-cell table:style-name="ce179" office:value-type="float" office:value="0.00000000111" calcext:value-type="float">
            <text:p>1.11E-09</text:p>
          </table:table-cell>
          <table:table-cell table:style-name="ce179" office:value-type="float" office:value="0.000000000884" calcext:value-type="float">
            <text:p>8.84E-10</text:p>
          </table:table-cell>
          <table:table-cell table:style-name="ce179" office:value-type="float" office:value="0.000000001" calcext:value-type="float">
            <text:p>1.00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hl_A1</text:p>
          </table:table-cell>
          <table:table-cell table:style-name="ce179" office:value-type="float" office:value="0.00000000107" calcext:value-type="float">
            <text:p>1.07E-09</text:p>
          </table:table-cell>
          <table:table-cell table:style-name="ce180" office:value-type="float" office:value="0.00000000173" calcext:value-type="float">
            <text:p>1.73E-09</text:p>
          </table:table-cell>
          <table:table-cell table:style-name="ce179" office:value-type="float" office:value="0.00000000053" calcext:value-type="float">
            <text:p>5.30E-10</text:p>
          </table:table-cell>
          <table:table-cell table:style-name="ce69" office:value-type="float" office:value="0.00000000101" calcext:value-type="float">
            <text:p>1.01E-09</text:p>
          </table:table-cell>
          <table:table-cell table:style-name="ce180" office:value-type="float" office:value="0.000000000971" calcext:value-type="float">
            <text:p>9.71E-10</text:p>
          </table:table-cell>
          <table:table-cell table:style-name="ce179" office:value-type="float" office:value="0.0000000012" calcext:value-type="float">
            <text:p>1.20E-09</text:p>
          </table:table-cell>
          <table:table-cell table:style-name="ce179" office:value-type="float" office:value="0.00000000134" calcext:value-type="float">
            <text:p>1.34E-09</text:p>
          </table:table-cell>
          <table:table-cell table:style-name="ce179" office:value-type="float" office:value="0.000000000732" calcext:value-type="float">
            <text:p>7.32E-10</text:p>
          </table:table-cell>
          <table:table-cell table:style-name="ce179" office:value-type="float" office:value="0.00000000117" calcext:value-type="float">
            <text:p>1.17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lh_A1</text:p>
          </table:table-cell>
          <table:table-cell table:style-name="ce179" office:value-type="float" office:value="0.000000000723" calcext:value-type="float">
            <text:p>7.23E-10</text:p>
          </table:table-cell>
          <table:table-cell table:style-name="ce179" office:value-type="float" office:value="0.00000000146" calcext:value-type="float">
            <text:p>1.46E-09</text:p>
          </table:table-cell>
          <table:table-cell table:style-name="ce179" office:value-type="float" office:value="0.00000000106" calcext:value-type="float">
            <text:p>1.06E-09</text:p>
          </table:table-cell>
          <table:table-cell table:style-name="ce69" office:value-type="float" office:value="0.000000000922" calcext:value-type="float">
            <text:p>9.22E-10</text:p>
          </table:table-cell>
          <table:table-cell table:style-name="ce179" office:value-type="float" office:value="0.000000000809" calcext:value-type="float">
            <text:p>8.09E-10</text:p>
          </table:table-cell>
          <table:table-cell table:style-name="ce179" office:value-type="float" office:value="0.00000000113" calcext:value-type="float">
            <text:p>1.13E-09</text:p>
          </table:table-cell>
          <table:table-cell table:style-name="ce179" office:value-type="float" office:value="0.0000000012" calcext:value-type="float">
            <text:p>1.20E-09</text:p>
          </table:table-cell>
          <table:table-cell table:style-name="ce179" office:value-type="float" office:value="0.00000000068" calcext:value-type="float">
            <text:p>6.80E-10</text:p>
          </table:table-cell>
          <table:table-cell table:style-name="ce179" office:value-type="float" office:value="0.00000000108" calcext:value-type="float">
            <text:p>1.08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hl_0B</text:p>
          </table:table-cell>
          <table:table-cell table:style-name="ce179" office:value-type="float" office:value="0.00000000122" calcext:value-type="float">
            <text:p>1.22E-09</text:p>
          </table:table-cell>
          <table:table-cell table:style-name="ce179" office:value-type="float" office:value="0.00000000125" calcext:value-type="float">
            <text:p>1.25E-09</text:p>
          </table:table-cell>
          <table:table-cell table:style-name="ce179" office:value-type="float" office:value="0.00000000102" calcext:value-type="float">
            <text:p>1.02E-09</text:p>
          </table:table-cell>
          <table:table-cell table:style-name="ce69" office:value-type="float" office:value="0.00000000123" calcext:value-type="float">
            <text:p>1.23E-09</text:p>
          </table:table-cell>
          <table:table-cell table:style-name="ce179" office:value-type="float" office:value="0.000000000918" calcext:value-type="float">
            <text:p>9.18E-10</text:p>
          </table:table-cell>
          <table:table-cell table:style-name="ce179" office:value-type="float" office:value="0.00000000125" calcext:value-type="float">
            <text:p>1.25E-09</text:p>
          </table:table-cell>
          <table:table-cell table:style-name="ce180" office:value-type="float" office:value="0.00000000146" calcext:value-type="float">
            <text:p>1.46E-09</text:p>
          </table:table-cell>
          <table:table-cell table:style-name="ce179" office:value-type="float" office:value="0.000000000742" calcext:value-type="float">
            <text:p>7.42E-10</text:p>
          </table:table-cell>
          <table:table-cell table:style-name="ce180" office:value-type="float" office:value="0.00000000151" calcext:value-type="float">
            <text:p>1.51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lh_A0</text:p>
          </table:table-cell>
          <table:table-cell table:style-name="ce179" office:value-type="float" office:value="0.000000000993" calcext:value-type="float">
            <text:p>9.93E-10</text:p>
          </table:table-cell>
          <table:table-cell table:style-name="ce179" office:value-type="float" office:value="0.00000000151" calcext:value-type="float">
            <text:p>1.51E-09</text:p>
          </table:table-cell>
          <table:table-cell table:style-name="ce179" office:value-type="float" office:value="0.00000000094" calcext:value-type="float">
            <text:p>9.40E-10</text:p>
          </table:table-cell>
          <table:table-cell table:style-name="ce69" office:value-type="float" office:value="0.00000000112" calcext:value-type="float">
            <text:p>1.12E-09</text:p>
          </table:table-cell>
          <table:table-cell table:style-name="ce179" office:value-type="float" office:value="0.00000000055" calcext:value-type="float">
            <text:p>5.50E-10</text:p>
          </table:table-cell>
          <table:table-cell table:style-name="ce179" office:value-type="float" office:value="0.00000000143" calcext:value-type="float">
            <text:p>1.43E-09</text:p>
          </table:table-cell>
          <table:table-cell table:style-name="ce179" office:value-type="float" office:value="0.00000000138" calcext:value-type="float">
            <text:p>1.38E-09</text:p>
          </table:table-cell>
          <table:table-cell table:style-name="ce179" office:value-type="float" office:value="0.00000000052" calcext:value-type="float">
            <text:p>5.20E-10</text:p>
          </table:table-cell>
          <table:table-cell table:style-name="ce179" office:value-type="float" office:value="0.00000000129" calcext:value-type="float">
            <text:p>1.29E-09</text:p>
          </table:table-cell>
          <table:table-cell table:number-columns-repeated="1012"/>
        </table:table-row>
        <table:table-row table:style-name="ro1">
          <table:table-cell/>
          <table:table-cell table:style-name="ce143"/>
          <table:table-cell table:style-name="ce177" office:value-type="string" calcext:value-type="string">
            <text:p>tphl_1B</text:p>
          </table:table-cell>
          <table:table-cell table:style-name="ce179" office:value-type="float" office:value="0.000000000722" calcext:value-type="float">
            <text:p>7.22E-10</text:p>
          </table:table-cell>
          <table:table-cell table:style-name="ce179" office:value-type="float" office:value="0.00000000158" calcext:value-type="float">
            <text:p>1.58E-09</text:p>
          </table:table-cell>
          <table:table-cell table:style-name="ce179" office:value-type="float" office:value="0.000000000493" calcext:value-type="float">
            <text:p>4.93E-10</text:p>
          </table:table-cell>
          <table:table-cell table:style-name="ce69" office:value-type="float" office:value="0.000000000613" calcext:value-type="float">
            <text:p>6.13E-10</text:p>
          </table:table-cell>
          <table:table-cell table:style-name="ce179" office:value-type="float" office:value="0.00000000079" calcext:value-type="float">
            <text:p>7.90E-10</text:p>
          </table:table-cell>
          <table:table-cell table:style-name="ce179" office:value-type="float" office:value="0.00000000137" calcext:value-type="float">
            <text:p>1.37E-09</text:p>
          </table:table-cell>
          <table:table-cell table:style-name="ce179" office:value-type="float" office:value="0.00000000127" calcext:value-type="float">
            <text:p>1.27E-09</text:p>
          </table:table-cell>
          <table:table-cell table:style-name="ce180" office:value-type="float" office:value="0.00000000124" calcext:value-type="float">
            <text:p>1.24E-09</text:p>
          </table:table-cell>
          <table:table-cell table:style-name="ce179" office:value-type="float" office:value="0.00000000131" calcext:value-type="float">
            <text:p>1.31E-0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6"/>
          <table:table-cell table:style-name="ce181"/>
          <table:table-cell table:style-name="ce185"/>
          <table:table-cell table:style-name="ce186"/>
          <table:table-cell table:style-name="ce187"/>
          <table:table-cell table:style-name="ce181"/>
          <table:table-cell table:style-name="ce185" table:number-columns-repeated="3"/>
          <table:table-cell table:style-name="ce189"/>
          <table:table-cell table:number-columns-repeated="1012"/>
        </table:table-row>
        <table:table-row table:style-name="ro1">
          <table:table-cell/>
          <table:table-cell table:style-name="ce153" office:value-type="string" calcext:value-type="string">
            <text:p>CMOS:</text:p>
          </table:table-cell>
          <table:table-cell table:style-name="ce177" office:value-type="string" calcext:value-type="string">
            <text:p>Energia vdd1</text:p>
          </table:table-cell>
          <table:table-cell table:style-name="ce182" office:value-type="float" office:value="-8.3E-016" calcext:value-type="float">
            <text:p>-8.30E-16</text:p>
          </table:table-cell>
          <table:table-cell table:style-name="ce182" office:value-type="float" office:value="-5.94E-016" calcext:value-type="float">
            <text:p>-5.94E-16</text:p>
          </table:table-cell>
          <table:table-cell table:style-name="ce182" office:value-type="float" office:value="-5.5E-016" calcext:value-type="float">
            <text:p>-5.50E-16</text:p>
          </table:table-cell>
          <table:table-cell table:style-name="ce182" office:value-type="float" office:value="-5.25E-016" calcext:value-type="float">
            <text:p>-5.25E-16</text:p>
          </table:table-cell>
          <table:table-cell table:style-name="ce182" office:value-type="float" office:value="-1.29E-015" calcext:value-type="float">
            <text:p>-1.29E-15</text:p>
          </table:table-cell>
          <table:table-cell table:number-columns-repeated="2" table:style-name="ce182" office:value-type="float" office:value="-1.17E-015" calcext:value-type="float">
            <text:p>-1.17E-15</text:p>
          </table:table-cell>
          <table:table-cell table:style-name="ce182" office:value-type="float" office:value="-1.08E-015" calcext:value-type="float">
            <text:p>-1.08E-15</text:p>
          </table:table-cell>
          <table:table-cell table:style-name="ce182" office:value-type="float" office:value="-1.16E-015" calcext:value-type="float">
            <text:p>-1.16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7" office:value-type="string" calcext:value-type="string">
            <text:p>Energia vdd2</text:p>
          </table:table-cell>
          <table:table-cell table:style-name="ce183" office:value-type="float" office:value="-5.44E-016" calcext:value-type="float">
            <text:p>-5.44E-16</text:p>
          </table:table-cell>
          <table:table-cell table:style-name="ce183" office:value-type="float" office:value="-1.15E-015" calcext:value-type="float">
            <text:p>-1.15E-15</text:p>
          </table:table-cell>
          <table:table-cell table:style-name="ce183" office:value-type="float" office:value="-8.35E-016" calcext:value-type="float">
            <text:p>-8.35E-16</text:p>
          </table:table-cell>
          <table:table-cell table:style-name="ce183" office:value-type="float" office:value="-7.02E-016" calcext:value-type="float">
            <text:p>-7.02E-16</text:p>
          </table:table-cell>
          <table:table-cell table:style-name="ce182" office:value-type="float" office:value="8.53E-018" calcext:value-type="float">
            <text:p>8.53E-18</text:p>
          </table:table-cell>
          <table:table-cell table:style-name="ce182" office:value-type="float" office:value="-5.88E-016" calcext:value-type="float">
            <text:p>-5.88E-16</text:p>
          </table:table-cell>
          <table:table-cell table:style-name="ce182" office:value-type="float" office:value="-6E-016" calcext:value-type="float">
            <text:p>-6.00E-16</text:p>
          </table:table-cell>
          <table:table-cell table:style-name="ce182" office:value-type="float" office:value="-1.01E-016" calcext:value-type="float">
            <text:p>-1.01E-16</text:p>
          </table:table-cell>
          <table:table-cell table:style-name="ce182" office:value-type="float" office:value="-5.85E-016" calcext:value-type="float">
            <text:p>-5.85E-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7" office:value-type="string" calcext:value-type="string">
            <text:p>Energia vdd3</text:p>
          </table:table-cell>
          <table:table-cell table:style-name="ce182" office:value-type="float" office:value="-6.65E-016" calcext:value-type="float">
            <text:p>-6.65E-16</text:p>
          </table:table-cell>
          <table:table-cell table:style-name="ce182" office:value-type="float" office:value="-5.53E-016" calcext:value-type="float">
            <text:p>-5.53E-16</text:p>
          </table:table-cell>
          <table:table-cell table:style-name="ce182" office:value-type="float" office:value="-6.85E-016" calcext:value-type="float">
            <text:p>-6.85E-16</text:p>
          </table:table-cell>
          <table:table-cell table:style-name="ce182" office:value-type="float" office:value="-6.35E-016" calcext:value-type="float">
            <text:p>-6.35E-16</text:p>
          </table:table-cell>
          <table:table-cell table:style-name="ce182" office:value-type="float" office:value="-6.73E-016" calcext:value-type="float">
            <text:p>-6.73E-16</text:p>
          </table:table-cell>
          <table:table-cell table:style-name="ce182" office:value-type="float" office:value="-5.86E-016" calcext:value-type="float">
            <text:p>-5.86E-16</text:p>
          </table:table-cell>
          <table:table-cell table:style-name="ce182" office:value-type="float" office:value="-5.93E-016" calcext:value-type="float">
            <text:p>-5.93E-16</text:p>
          </table:table-cell>
          <table:table-cell table:style-name="ce182" office:value-type="float" office:value="-6.48E-016" calcext:value-type="float">
            <text:p>-6.48E-16</text:p>
          </table:table-cell>
          <table:table-cell table:style-name="ce182" office:value-type="float" office:value="-5.91E-016" calcext:value-type="float">
            <text:p>-5.91E-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6"/>
          <table:table-cell table:style-name="ce184"/>
          <table:table-cell table:style-name="ce185" table:number-columns-repeated="2"/>
          <table:table-cell table:style-name="ce184" table:number-columns-repeated="2"/>
          <table:table-cell table:style-name="ce185" table:number-columns-repeated="3"/>
          <table:table-cell table:style-name="ce184"/>
          <table:table-cell table:number-columns-repeated="1012"/>
        </table:table-row>
        <table:table-row table:style-name="ro1">
          <table:table-cell/>
          <table:table-cell table:style-name="ce48" office:value-type="string" calcext:value-type="string">
            <office:annotation draw:style-name="gr1" draw:text-style-name="P2" svg:width="82.18pt" svg:height="117.67pt" svg:x="162.45pt" svg:y="212.46pt" draw:caption-point-x="-17.29pt" draw:caption-point-y="42.8pt">
              <dc:date>2018-11-12T00:00:00</dc:date>
              <text:p text:style-name="P1"><text:span text:style-name="T1">Para circuitos PTL eu somo o vdd da porta xor (vdd2) com o vdd do circuito anterior (vdd1) para ter o real valor do vdd utilizado pela porta</text:span></text:p>
            </office:annotation>
            <text:p>PTL:</text:p>
          </table:table-cell>
          <table:table-cell table:style-name="ce54" office:value-type="string" calcext:value-type="string">
            <text:p>Energia</text:p>
          </table:table-cell>
          <table:table-cell table:style-name="ce66" table:formula="of:=SUM([.D14:.D15])" office:value-type="float" office:value="-1.374E-015" calcext:value-type="float">
            <text:p>-1.37E-15</text:p>
          </table:table-cell>
          <table:table-cell table:style-name="ce66" table:formula="of:=SUM([.E14:.E15])" office:value-type="float" office:value="-1.744E-015" calcext:value-type="float">
            <text:p>-1.74E-15</text:p>
          </table:table-cell>
          <table:table-cell table:style-name="ce66" table:formula="of:=SUM([.F14:.F15])" office:value-type="float" office:value="-1.385E-015" calcext:value-type="float">
            <text:p>-1.39E-15</text:p>
          </table:table-cell>
          <table:table-cell table:style-name="ce66" table:formula="of:=SUM([.G14:.G15])" office:value-type="float" office:value="-1.227E-015" calcext:value-type="float">
            <text:p>-1.23E-15</text:p>
          </table:table-cell>
          <table:table-cell table:style-name="ce66" table:formula="of:=SUM([.H14:.H15])" office:value-type="float" office:value="-1.28147E-015" calcext:value-type="float">
            <text:p>-1.28E-15</text:p>
          </table:table-cell>
          <table:table-cell table:style-name="ce66" table:formula="of:=SUM([.I14:.I15])" office:value-type="float" office:value="-1.758E-015" calcext:value-type="float">
            <text:p>-1.76E-15</text:p>
          </table:table-cell>
          <table:table-cell table:style-name="ce66" table:formula="of:=SUM([.J14:.J15])" office:value-type="float" office:value="-1.77E-015" calcext:value-type="float">
            <text:p>-1.77E-15</text:p>
          </table:table-cell>
          <table:table-cell table:style-name="ce66" table:formula="of:=SUM([.K14:.K15])" office:value-type="float" office:value="-1.181E-015" calcext:value-type="float">
            <text:p>-1.18E-15</text:p>
          </table:table-cell>
          <table:table-cell table:style-name="ce66" table:formula="of:=SUM([.L14:.L15])" office:value-type="float" office:value="-1.745E-015" calcext:value-type="float">
            <text:p>-1.75E-15</text:p>
          </table:table-cell>
          <table:table-cell table:formula="of:=LARGE([.D18:.G18];1)" office:value-type="float" office:value="-1.227E-015" calcext:value-type="float">
            <text:p>-1.227E-15</text:p>
          </table:table-cell>
          <table:table-cell table:number-columns-repeated="1011"/>
        </table:table-row>
        <table:table-row table:style-name="ro1">
          <table:table-cell/>
          <table:table-cell table:style-name="ce45"/>
          <table:table-cell table:style-name="ce52"/>
          <table:table-cell table:style-name="ce65"/>
          <table:table-cell table:style-name="ce76" table:number-columns-repeated="2"/>
          <table:table-cell table:style-name="ce65"/>
          <table:table-cell table:style-name="ce93"/>
          <table:table-cell table:style-name="ce77" table:number-columns-repeated="3"/>
          <table:table-cell table:style-name="ce93"/>
          <table:table-cell table:number-columns-repeated="1012"/>
        </table:table-row>
        <table:table-row table:style-name="ro1">
          <table:table-cell/>
          <table:table-cell table:style-name="ce45"/>
          <table:table-cell table:style-name="ce54" office:value-type="string" calcext:value-type="string">
            <text:p>Atraso crítico</text:p>
          </table:table-cell>
          <table:table-cell table:style-name="ce68" table:formula="of:=LARGE([.D5:.D12];1)" office:value-type="float" office:value="0.0000000013" calcext:value-type="float">
            <text:p>1.30E-09</text:p>
          </table:table-cell>
          <table:table-cell table:style-name="ce68" table:formula="of:=LARGE([.E5:.E12];1)" office:value-type="float" office:value="0.00000000173" calcext:value-type="float">
            <text:p>1.73E-09</text:p>
          </table:table-cell>
          <table:table-cell table:style-name="ce68" table:formula="of:=LARGE([.F5:.F12];1)" office:value-type="float" office:value="0.00000000113" calcext:value-type="float">
            <text:p>1.13E-09</text:p>
          </table:table-cell>
          <table:table-cell table:style-name="ce68" table:formula="of:=LARGE([.G5:.G12];1)" office:value-type="float" office:value="0.00000000133" calcext:value-type="float">
            <text:p>1.33E-09</text:p>
          </table:table-cell>
          <table:table-cell table:style-name="ce68" table:formula="of:=LARGE([.H5:.H12];1)" office:value-type="float" office:value="0.000000000971" calcext:value-type="float">
            <text:p>9.71E-10</text:p>
          </table:table-cell>
          <table:table-cell table:style-name="ce68" table:formula="of:=LARGE([.I5:.I12];1)" office:value-type="float" office:value="0.00000000145" calcext:value-type="float">
            <text:p>1.45E-09</text:p>
          </table:table-cell>
          <table:table-cell table:style-name="ce68" table:formula="of:=LARGE([.J5:.J12];1)" office:value-type="float" office:value="0.00000000146" calcext:value-type="float">
            <text:p>1.46E-09</text:p>
          </table:table-cell>
          <table:table-cell table:style-name="ce68" table:formula="of:=LARGE([.K5:.K12];1)" office:value-type="float" office:value="0.00000000124" calcext:value-type="float">
            <text:p>1.24E-09</text:p>
          </table:table-cell>
          <table:table-cell table:style-name="ce68" table:formula="of:=LARGE([.L5:.L12];1)" office:value-type="float" office:value="0.00000000151" calcext:value-type="float">
            <text:p>1.51E-09</text:p>
          </table:table-cell>
          <table:table-cell table:number-columns-repeated="1012"/>
        </table:table-row>
        <table:table-row table:style-name="ro1">
          <table:table-cell/>
          <table:table-cell table:style-name="ce45"/>
          <table:table-cell table:style-name="ce54" office:value-type="string" calcext:value-type="string">
            <text:p>EDP</text:p>
          </table:table-cell>
          <table:table-cell table:style-name="ce68" table:formula="of:=[.D18]*[.D20]" office:value-type="float" office:value="-1.7862E-024" calcext:value-type="float">
            <text:p>-1.79E-24</text:p>
          </table:table-cell>
          <table:table-cell table:style-name="ce68" table:formula="of:=[.E18]*[.E20]" office:value-type="float" office:value="-3.01712E-024" calcext:value-type="float">
            <text:p>-3.02E-24</text:p>
          </table:table-cell>
          <table:table-cell table:style-name="ce68" table:formula="of:=[.F18]*[.F20]" office:value-type="float" office:value="-1.56505E-024" calcext:value-type="float">
            <text:p>-1.57E-24</text:p>
          </table:table-cell>
          <table:table-cell table:style-name="ce68" table:formula="of:=[.G18]*[.G20]" office:value-type="float" office:value="-1.63191E-024" calcext:value-type="float">
            <text:p>-1.63E-24</text:p>
          </table:table-cell>
          <table:table-cell table:style-name="ce68" table:formula="of:=[.H18]*[.H20]" office:value-type="float" office:value="-1.24430737E-024" calcext:value-type="float">
            <text:p>-1.24E-24</text:p>
          </table:table-cell>
          <table:table-cell table:style-name="ce68" table:formula="of:=[.I18]*[.I20]" office:value-type="float" office:value="-2.5491E-024" calcext:value-type="float">
            <text:p>-2.55E-24</text:p>
          </table:table-cell>
          <table:table-cell table:style-name="ce68" table:formula="of:=[.J18]*[.J20]" office:value-type="float" office:value="-2.5842E-024" calcext:value-type="float">
            <text:p>-2.58E-24</text:p>
          </table:table-cell>
          <table:table-cell table:style-name="ce68" table:formula="of:=[.K18]*[.K20]" office:value-type="float" office:value="-1.46444E-024" calcext:value-type="float">
            <text:p>-1.46E-24</text:p>
          </table:table-cell>
          <table:table-cell table:style-name="ce68" table:formula="of:=[.L18]*[.L20]" office:value-type="float" office:value="-2.63495E-024" calcext:value-type="float">
            <text:p>-2.63E-24</text:p>
          </table:table-cell>
          <table:table-cell table:number-columns-repeated="1012"/>
        </table:table-row>
        <table:table-row table:style-name="ro1">
          <table:table-cell/>
          <table:table-cell table:style-name="ce45" table:number-columns-repeated="2"/>
          <table:table-cell table:style-name="Default"/>
          <table:table-cell table:style-name="ce70"/>
          <table:table-cell table:style-name="ce45" table:number-columns-repeated="7"/>
          <table:table-cell table:number-columns-repeated="1012"/>
        </table:table-row>
        <table:table-row table:style-name="ro1">
          <table:table-cell/>
          <table:table-cell table:style-name="ce46"/>
          <table:table-cell table:style-name="ce55" office:value-type="string" calcext:value-type="string">
            <text:p>Energia</text:p>
          </table:table-cell>
          <table:table-cell table:style-name="ce68" table:formula="of:=[.D18]" office:value-type="float" office:value="-1.374E-015" calcext:value-type="float">
            <text:p>-1.37E-15</text:p>
          </table:table-cell>
          <table:table-cell table:style-name="ce68" table:formula="of:=[.E18]" office:value-type="float" office:value="-1.744E-015" calcext:value-type="float">
            <text:p>-1.74E-15</text:p>
          </table:table-cell>
          <table:table-cell table:style-name="ce68" table:formula="of:=[.F18]" office:value-type="float" office:value="-1.385E-015" calcext:value-type="float">
            <text:p>-1.39E-15</text:p>
          </table:table-cell>
          <table:table-cell table:style-name="ce68" table:formula="of:=[.G18]" office:value-type="float" office:value="-1.227E-015" calcext:value-type="float">
            <text:p>-1.23E-15</text:p>
          </table:table-cell>
          <table:table-cell table:style-name="ce68" table:formula="of:=[.H18]" office:value-type="float" office:value="-1.28147E-015" calcext:value-type="float">
            <text:p>-1.28E-15</text:p>
          </table:table-cell>
          <table:table-cell table:style-name="ce68" table:formula="of:=[.I18]" office:value-type="float" office:value="-1.758E-015" calcext:value-type="float">
            <text:p>-1.76E-15</text:p>
          </table:table-cell>
          <table:table-cell table:style-name="ce68" table:formula="of:=[.J18]" office:value-type="float" office:value="-1.77E-015" calcext:value-type="float">
            <text:p>-1.77E-15</text:p>
          </table:table-cell>
          <table:table-cell table:style-name="ce68" table:formula="of:=[.K18]" office:value-type="float" office:value="-1.181E-015" calcext:value-type="float">
            <text:p>-1.18E-15</text:p>
          </table:table-cell>
          <table:table-cell table:style-name="ce68" table:formula="of:=[.L18]" office:value-type="float" office:value="-1.745E-015" calcext:value-type="float">
            <text:p>-1.75E-15</text:p>
          </table:table-cell>
          <table:table-cell table:number-columns-repeated="1012"/>
        </table:table-row>
        <table:table-row table:style-name="ro1">
          <table:table-cell table:style-name="ce146"/>
          <table:table-cell office:value-type="string" calcext:value-type="string">
            <text:p>watts</text:p>
          </table:table-cell>
          <table:table-cell table:style-name="ce55" office:value-type="string" calcext:value-type="string">
            <text:p>Potência</text:p>
          </table:table-cell>
          <table:table-cell table:style-name="ce68" table:formula="of:=PRODUCT([.B1];ABS([.D23])/[.B2])" office:value-type="float" office:value="0.0000000763333333333333" calcext:value-type="float">
            <text:p>7.63E-08</text:p>
          </table:table-cell>
          <table:table-cell table:style-name="ce68" table:formula="of:=PRODUCT([.B1];ABS([.E23])/[.B2])" office:value-type="float" office:value="0.0000000968888888888889" calcext:value-type="float">
            <text:p>9.69E-08</text:p>
          </table:table-cell>
          <table:table-cell table:style-name="ce68" table:formula="of:=PRODUCT([.B1];ABS([.F23])/[.B2])" office:value-type="float" office:value="0.0000000769444444444444" calcext:value-type="float">
            <text:p>7.69E-08</text:p>
          </table:table-cell>
          <table:table-cell table:style-name="ce68" table:formula="of:=PRODUCT([.B1];ABS([.G23])/[.H2])" office:value-type="float" office:value="0.0000000545333333333333" calcext:value-type="float">
            <office:annotation draw:style-name="gr7" draw:text-style-name="P2" svg:width="82.18pt" svg:height="39.29pt" svg:x="837.95pt" svg:y="302.46pt" draw:caption-point-x="-17.29pt" draw:caption-point-y="42.8pt">
              <dc:date>2018-11-26T00:00:00</dc:date>
              <text:p text:style-name="P1"><text:span text:style-name="T1">Transiente de 22.5ns</text:span></text:p>
              <text:p text:style-name="P1"><text:span text:style-name="T1"/></text:p>
            </office:annotation>
            <text:p>5.45E-08</text:p>
          </table:table-cell>
          <table:table-cell table:style-name="ce68" table:formula="of:=PRODUCT([.B1];ABS([.H23])/[.B2])" office:value-type="float" office:value="0.0000000711927777777778" calcext:value-type="float">
            <text:p>7.12E-08</text:p>
          </table:table-cell>
          <table:table-cell table:style-name="ce68" table:formula="of:=PRODUCT([.B1];ABS([.I23])/[.B2])" office:value-type="float" office:value="0.0000000976666666666667" calcext:value-type="float">
            <text:p>9.77E-08</text:p>
          </table:table-cell>
          <table:table-cell table:style-name="ce68" table:formula="of:=PRODUCT([.B1];ABS([.J23])/[.B2])" office:value-type="float" office:value="0.0000000983333333333333" calcext:value-type="float">
            <text:p>9.83E-08</text:p>
          </table:table-cell>
          <table:table-cell table:style-name="ce68" table:formula="of:=PRODUCT([.B1];ABS([.K23])/[.B2])" office:value-type="float" office:value="0.0000000656111111111111" calcext:value-type="float">
            <text:p>6.56E-08</text:p>
          </table:table-cell>
          <table:table-cell table:style-name="ce68" table:formula="of:=PRODUCT([.B1];ABS([.L23])/[.B2])" office:value-type="float" office:value="0.0000000969444444444444" calcext:value-type="float">
            <text:p>9.69E-08</text:p>
          </table:table-cell>
          <table:table-cell table:number-columns-repeated="1012"/>
        </table:table-row>
        <table:table-row table:style-name="ro1">
          <table:table-cell table:style-name="ce146"/>
          <table:table-cell table:style-name="ce46" office:value-type="string" calcext:value-type="string">
            <text:p>Joule</text:p>
          </table:table-cell>
          <table:table-cell table:style-name="ce51" office:value-type="string" calcext:value-type="string">
            <text:p>PDP</text:p>
          </table:table-cell>
          <table:table-cell table:style-name="ce69" table:formula="of:=[.D24]*[.D20]" office:value-type="float" office:value="9.92333333333333E-017" calcext:value-type="float">
            <text:p>9.92E-17</text:p>
          </table:table-cell>
          <table:table-cell table:style-name="ce69" table:formula="of:=[.E24]*[.E20]" office:value-type="float" office:value="1.67617777777778E-016" calcext:value-type="float">
            <text:p>1.68E-16</text:p>
          </table:table-cell>
          <table:table-cell table:style-name="ce69" table:formula="of:=[.F24]*[.F20]" office:value-type="float" office:value="8.69472222222222E-017" calcext:value-type="float">
            <text:p>8.69E-17</text:p>
          </table:table-cell>
          <table:table-cell table:style-name="ce69" table:formula="of:=[.G24]*[.G20]" office:value-type="float" office:value="7.25293333333333E-017" calcext:value-type="float">
            <text:p>7.25E-17</text:p>
          </table:table-cell>
          <table:table-cell table:style-name="ce69" table:formula="of:=[.H24]*[.H20]" office:value-type="float" office:value="6.91281872222222E-017" calcext:value-type="float">
            <text:p>6.91E-17</text:p>
          </table:table-cell>
          <table:table-cell table:style-name="ce69" table:formula="of:=[.I24]*[.I20]" office:value-type="float" office:value="1.41616666666667E-016" calcext:value-type="float">
            <text:p>1.42E-16</text:p>
          </table:table-cell>
          <table:table-cell table:style-name="ce69" table:formula="of:=[.J24]*[.J20]" office:value-type="float" office:value="1.43566666666667E-016" calcext:value-type="float">
            <text:p>1.44E-16</text:p>
          </table:table-cell>
          <table:table-cell table:style-name="ce69" table:formula="of:=[.K24]*[.K20]" office:value-type="float" office:value="8.13577777777778E-017" calcext:value-type="float">
            <text:p>8.14E-17</text:p>
          </table:table-cell>
          <table:table-cell table:style-name="ce69" table:formula="of:=[.L24]*[.L20]" office:value-type="float" office:value="1.46386111111111E-016" calcext:value-type="float">
            <text:p>1.46E-16</text:p>
          </table:table-cell>
          <table:table-cell table:number-columns-repeated="1012"/>
        </table:table-row>
        <table:table-row table:style-name="ro1">
          <table:table-cell table:style-name="ce146"/>
          <table:table-cell table:style-name="ce46"/>
          <table:table-cell table:style-name="ce45"/>
          <table:table-cell table:style-name="ce70"/>
          <table:table-cell table:style-name="ce45" table:number-columns-repeated="8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146"/>
          <table:table-cell table:style-name="ce46"/>
          <table:table-cell table:style-name="ce56" office:value-type="string" calcext:value-type="string">
            <text:p>Não normalizada</text:p>
          </table:table-cell>
          <table:table-cell table:style-name="ce71" office:value-type="string" calcext:value-type="string">
            <text:p>V1</text:p>
          </table:table-cell>
          <table:table-cell table:style-name="ce71" office:value-type="string" calcext:value-type="string">
            <text:p>V2</text:p>
          </table:table-cell>
          <table:table-cell table:style-name="ce71" office:value-type="string" calcext:value-type="string">
            <text:p>V3</text:p>
          </table:table-cell>
          <table:table-cell table:style-name="ce71" office:value-type="string" calcext:value-type="string">
            <text:p>V4</text:p>
          </table:table-cell>
          <table:table-cell table:style-name="ce108" office:value-type="string" calcext:value-type="string">
            <text:p>V5</text:p>
          </table:table-cell>
          <table:table-cell table:style-name="ce108" office:value-type="string" calcext:value-type="string">
            <text:p>V6</text:p>
          </table:table-cell>
          <table:table-cell table:style-name="ce108" office:value-type="string" calcext:value-type="string">
            <text:p>V7</text:p>
          </table:table-cell>
          <table:table-cell table:style-name="ce108" office:value-type="string" calcext:value-type="string">
            <text:p>V8</text:p>
          </table:table-cell>
          <table:table-cell table:style-name="ce108" office:value-type="string" calcext:value-type="string">
            <text:p>V9</text:p>
          </table:table-cell>
          <table:table-cell table:style-name="ce111" office:value-type="string" calcext:value-type="string">
            <text:p>maior</text:p>
          </table:table-cell>
          <table:table-cell table:style-name="ce111" office:value-type="string" calcext:value-type="string">
            <text:p>menor</text:p>
          </table:table-cell>
          <table:table-cell table:style-name="ce111" office:value-type="string" calcext:value-type="string">
            <text:p>média</text:p>
          </table:table-cell>
          <table:table-cell table:style-name="ce111" office:value-type="string" calcext:value-type="string">
            <text:p>mediana</text:p>
          </table:table-cell>
          <table:table-cell table:style-name="ce122" office:value-type="string" calcext:value-type="string">
            <text:p>razaomaiormenor</text:p>
          </table:table-cell>
          <table:table-cell table:style-name="ce122" office:value-type="string" calcext:value-type="string">
            <text:p><text:span text:style-name="T3">razao</text:span>maiormedia</text:p>
          </table:table-cell>
          <table:table-cell table:style-name="ce122" office:value-type="string" calcext:value-type="string">
            <text:p><text:span text:style-name="T3">razao</text:span>menormedia</text:p>
          </table:table-cell>
          <table:table-cell table:number-columns-repeated="1005"/>
        </table:table-row>
        <table:table-row table:style-name="ro1">
          <table:table-cell table:style-name="ce146"/>
          <table:table-cell table:style-name="ce45" office:value-type="string" calcext:value-type="string">
            <text:p>fJ(-15)</text:p>
          </table:table-cell>
          <table:table-cell table:style-name="ce56" office:value-type="string" calcext:value-type="string">
            <text:p>Energia near-threshold</text:p>
          </table:table-cell>
          <table:table-cell table:style-name="ce72" table:formula="of:=[.D23]/1E-015" office:value-type="float" office:value="-1.374" calcext:value-type="float">
            <text:p>-1.37</text:p>
          </table:table-cell>
          <table:table-cell table:style-name="ce72" table:formula="of:=[.E23]/1E-015" office:value-type="float" office:value="-1.744" calcext:value-type="float">
            <text:p>-1.74</text:p>
          </table:table-cell>
          <table:table-cell table:style-name="ce72" table:formula="of:=[.F23]/1E-015" office:value-type="float" office:value="-1.385" calcext:value-type="float">
            <text:p>-1.39</text:p>
          </table:table-cell>
          <table:table-cell table:style-name="ce72" table:formula="of:=[.G23]/1E-015" office:value-type="float" office:value="-1.227" calcext:value-type="float">
            <text:p>-1.23</text:p>
          </table:table-cell>
          <table:table-cell table:style-name="ce72" table:formula="of:=[.H23]/1E-015" office:value-type="float" office:value="-1.28147" calcext:value-type="float">
            <text:p>-1.28</text:p>
          </table:table-cell>
          <table:table-cell table:style-name="ce72" table:formula="of:=[.I23]/1E-015" office:value-type="float" office:value="-1.758" calcext:value-type="float">
            <text:p>-1.76</text:p>
          </table:table-cell>
          <table:table-cell table:style-name="ce72" table:formula="of:=[.J23]/1E-015" office:value-type="float" office:value="-1.77" calcext:value-type="float">
            <text:p>-1.77</text:p>
          </table:table-cell>
          <table:table-cell table:style-name="ce72" table:formula="of:=[.K23]/1E-015" office:value-type="float" office:value="-1.181" calcext:value-type="float">
            <text:p>-1.18</text:p>
          </table:table-cell>
          <table:table-cell table:style-name="ce72" table:formula="of:=[.L23]/1E-015" office:value-type="float" office:value="-1.745" calcext:value-type="float">
            <text:p>-1.75</text:p>
          </table:table-cell>
          <table:table-cell table:style-name="ce112" table:formula="of:=SMALL([.D28:.L28];1)" office:value-type="float" office:value="-1.77" calcext:value-type="float">
            <text:p>-1.77</text:p>
          </table:table-cell>
          <table:table-cell table:style-name="ce112" table:formula="of:=LARGE([.D28:.L28];1)" office:value-type="float" office:value="-1.181" calcext:value-type="float">
            <text:p>-1.18</text:p>
          </table:table-cell>
          <table:table-cell table:style-name="ce112" table:formula="of:=AVERAGE([.E28:.M28])" office:value-type="float" office:value="-1.54016333333333" calcext:value-type="float">
            <text:p>-1.54</text:p>
          </table:table-cell>
          <table:table-cell table:style-name="ce112" table:formula="of:=MEDIAN([.F28:.N28])" office:value-type="float" office:value="-1.385" calcext:value-type="float">
            <text:p>-1.39</text:p>
          </table:table-cell>
          <table:table-cell table:style-name="ce112" table:formula="of:=([.N28]/[.M28])" office:value-type="float" office:value="0.667231638418079" calcext:value-type="float">
            <text:p>0.67</text:p>
          </table:table-cell>
          <table:table-cell table:style-name="ce112" table:formula="of:=[.N28]/[.O28]" office:value-type="float" office:value="0.766801789420603" calcext:value-type="float">
            <text:p>0.77</text:p>
          </table:table-cell>
          <table:table-cell table:style-name="ce112" table:formula="of:=[.M28]/[.O28]" office:value-type="float" office:value="1.14922876145171" calcext:value-type="float">
            <text:p>1.15</text:p>
          </table:table-cell>
          <table:table-cell table:number-columns-repeated="1005"/>
        </table:table-row>
        <table:table-row table:style-name="ro1">
          <table:table-cell table:style-name="ce146"/>
          <table:table-cell table:style-name="ce45" office:value-type="string" calcext:value-type="string">
            <text:p>Ns(-9)</text:p>
          </table:table-cell>
          <table:table-cell table:style-name="ce56" office:value-type="string" calcext:value-type="string">
            <text:p>Critical delay</text:p>
          </table:table-cell>
          <table:table-cell table:style-name="ce73" table:formula="of:=[.D20]/0.000000001" office:value-type="float" office:value="1.3" calcext:value-type="float">
            <text:p>1.30</text:p>
          </table:table-cell>
          <table:table-cell table:style-name="ce73" table:formula="of:=[.E20]/0.000000001" office:value-type="float" office:value="1.73" calcext:value-type="float">
            <text:p>1.73</text:p>
          </table:table-cell>
          <table:table-cell table:style-name="ce73" table:formula="of:=[.F20]/0.000000001" office:value-type="float" office:value="1.13" calcext:value-type="float">
            <text:p>1.13</text:p>
          </table:table-cell>
          <table:table-cell table:style-name="ce73" table:formula="of:=[.G20]/0.000000001" office:value-type="float" office:value="1.33" calcext:value-type="float">
            <text:p>1.33</text:p>
          </table:table-cell>
          <table:table-cell table:style-name="ce73" table:formula="of:=[.H20]/0.000000001" office:value-type="float" office:value="0.971" calcext:value-type="float">
            <text:p>0.97</text:p>
          </table:table-cell>
          <table:table-cell table:style-name="ce73" table:formula="of:=[.I20]/0.000000001" office:value-type="float" office:value="1.45" calcext:value-type="float">
            <text:p>1.45</text:p>
          </table:table-cell>
          <table:table-cell table:style-name="ce73" table:formula="of:=[.J20]/0.000000001" office:value-type="float" office:value="1.46" calcext:value-type="float">
            <text:p>1.46</text:p>
          </table:table-cell>
          <table:table-cell table:style-name="ce73" table:formula="of:=[.K20]/0.000000001" office:value-type="float" office:value="1.24" calcext:value-type="float">
            <text:p>1.24</text:p>
          </table:table-cell>
          <table:table-cell table:style-name="ce73" table:formula="of:=[.L20]/0.000000001" office:value-type="float" office:value="1.51" calcext:value-type="float">
            <text:p>1.51</text:p>
          </table:table-cell>
          <table:table-cell table:style-name="ce112" table:formula="of:=LARGE([.D29:.L29];1)" office:value-type="float" office:value="1.73" calcext:value-type="float">
            <text:p>1.73</text:p>
          </table:table-cell>
          <table:table-cell table:style-name="ce112" table:formula="of:=SMALL([.D29:.L29];1)" office:value-type="float" office:value="0.971" calcext:value-type="float">
            <text:p>0.97</text:p>
          </table:table-cell>
          <table:table-cell table:style-name="ce112" table:formula="of:=AVERAGE([.D29:.M29])" office:value-type="float" office:value="1.3851" calcext:value-type="float">
            <text:p>1.39</text:p>
          </table:table-cell>
          <table:table-cell table:style-name="ce112" table:formula="of:=MEDIAN([.F29:.N29])" office:value-type="float" office:value="1.33" calcext:value-type="float">
            <text:p>1.33</text:p>
          </table:table-cell>
          <table:table-cell table:style-name="ce112" table:formula="of:=([.N29]/[.M29])" office:value-type="float" office:value="0.561271676300578" calcext:value-type="float">
            <text:p>0.56</text:p>
          </table:table-cell>
          <table:table-cell table:style-name="ce112" table:formula="of:=[.M29]/[.O29]" office:value-type="float" office:value="1.24900729189228" calcext:value-type="float">
            <text:p>1.25</text:p>
          </table:table-cell>
          <table:table-cell table:style-name="ce112" table:formula="of:=[.N29]/[.O29]" office:value-type="float" office:value="0.701032416432027" calcext:value-type="float">
            <text:p>0.70</text:p>
          </table:table-cell>
          <table:table-cell table:number-columns-repeated="1005"/>
        </table:table-row>
        <table:table-row table:style-name="ro1">
          <table:table-cell table:style-name="ce146"/>
          <table:table-cell table:style-name="ce45" office:value-type="string" calcext:value-type="string">
            <text:p>uW(-6)</text:p>
          </table:table-cell>
          <table:table-cell table:style-name="ce56" office:value-type="string" calcext:value-type="string">
            <text:p>Near-threshold power</text:p>
          </table:table-cell>
          <table:table-cell table:style-name="ce74" table:formula="of:=[.D24]/0.000001" office:value-type="float" office:value="0.0763333333333333" calcext:value-type="float">
            <text:p>0.076</text:p>
          </table:table-cell>
          <table:table-cell table:style-name="ce74" table:formula="of:=[.E24]/0.000001" office:value-type="float" office:value="0.0968888888888889" calcext:value-type="float">
            <text:p>0.097</text:p>
          </table:table-cell>
          <table:table-cell table:style-name="ce74" table:formula="of:=[.F24]/0.000001" office:value-type="float" office:value="0.0769444444444444" calcext:value-type="float">
            <text:p>0.077</text:p>
          </table:table-cell>
          <table:table-cell table:style-name="ce74" table:formula="of:=[.G24]/0.000001" office:value-type="float" office:value="0.0545333333333333" calcext:value-type="float">
            <text:p>0.055</text:p>
          </table:table-cell>
          <table:table-cell table:style-name="ce74" table:formula="of:=[.H24]/0.000001" office:value-type="float" office:value="0.0711927777777778" calcext:value-type="float">
            <text:p>0.071</text:p>
          </table:table-cell>
          <table:table-cell table:style-name="ce188" table:formula="of:=[.I24]/0.000001" office:value-type="float" office:value="0.0976666666666667" calcext:value-type="float">
            <text:p>0.0977</text:p>
          </table:table-cell>
          <table:table-cell table:style-name="ce188" table:formula="of:=[.J24]/0.000001" office:value-type="float" office:value="0.0983333333333333" calcext:value-type="float">
            <text:p>0.0983</text:p>
          </table:table-cell>
          <table:table-cell table:style-name="ce74" table:formula="of:=[.K24]/0.000001" office:value-type="float" office:value="0.0656111111111111" calcext:value-type="float">
            <text:p>0.066</text:p>
          </table:table-cell>
          <table:table-cell table:style-name="ce74" table:formula="of:=[.L24]/0.000001" office:value-type="float" office:value="0.0969444444444444" calcext:value-type="float">
            <text:p>0.097</text:p>
          </table:table-cell>
          <table:table-cell table:style-name="ce114" table:formula="of:=LARGE([.D30:.L30];1)" office:value-type="float" office:value="0.0983333333333333" calcext:value-type="float">
            <text:p>0.098</text:p>
          </table:table-cell>
          <table:table-cell table:style-name="ce114" table:formula="of:=SMALL([.D30:.L30];1)" office:value-type="float" office:value="0.0545333333333333" calcext:value-type="float">
            <text:p>0.055</text:p>
          </table:table-cell>
          <table:table-cell table:style-name="ce112" table:formula="of:=AVERAGE([.E30:.M30])" office:value-type="float" office:value="0.0840498148148148" calcext:value-type="float">
            <text:p>0.08</text:p>
          </table:table-cell>
          <table:table-cell table:style-name="ce112" table:formula="of:=MEDIAN([.F30:.N30])" office:value-type="float" office:value="0.0769444444444444" calcext:value-type="float">
            <text:p>0.08</text:p>
          </table:table-cell>
          <table:table-cell table:style-name="ce112" table:formula="of:=([.N30]/[.M30])" office:value-type="float" office:value="0.554576271186441" calcext:value-type="float">
            <text:p>0.55</text:p>
          </table:table-cell>
          <table:table-cell table:style-name="ce112" table:formula="of:=[.M30]/[.O30]" office:value-type="float" office:value="1.16994110635448" calcext:value-type="float">
            <text:p>1.17</text:p>
          </table:table-cell>
          <table:table-cell table:style-name="ce112" table:formula="of:=[.N30]/[.O30]" office:value-type="float" office:value="0.648821576269804" calcext:value-type="float">
            <text:p>0.65</text:p>
          </table:table-cell>
          <table:table-cell table:number-columns-repeated="1005"/>
        </table:table-row>
        <table:table-row table:style-name="ro1">
          <table:table-cell table:style-name="ce146"/>
          <table:table-cell table:style-name="ce45" office:value-type="string" calcext:value-type="string">
            <text:p>fJ(-15)</text:p>
          </table:table-cell>
          <table:table-cell table:style-name="ce57" office:value-type="string" calcext:value-type="string">
            <text:p>PDP near-threshold</text:p>
          </table:table-cell>
          <table:table-cell table:style-name="ce74" table:formula="of:=[.D25]/1E-015" office:value-type="float" office:value="0.0992333333333333" calcext:value-type="float">
            <text:p>0.099</text:p>
          </table:table-cell>
          <table:table-cell table:style-name="ce74" table:formula="of:=[.E25]/1E-015" office:value-type="float" office:value="0.167617777777778" calcext:value-type="float">
            <text:p>0.168</text:p>
          </table:table-cell>
          <table:table-cell table:style-name="ce74" table:formula="of:=[.F25]/1E-015" office:value-type="float" office:value="0.0869472222222222" calcext:value-type="float">
            <text:p>0.087</text:p>
          </table:table-cell>
          <table:table-cell table:style-name="ce74" table:formula="of:=[.G25]/1E-015" office:value-type="float" office:value="0.0725293333333333" calcext:value-type="float">
            <text:p>0.073</text:p>
          </table:table-cell>
          <table:table-cell table:style-name="ce74" table:formula="of:=[.H25]/1E-015" office:value-type="float" office:value="0.0691281872222222" calcext:value-type="float">
            <text:p>0.069</text:p>
          </table:table-cell>
          <table:table-cell table:style-name="ce74" table:formula="of:=[.I25]/1E-015" office:value-type="float" office:value="0.141616666666667" calcext:value-type="float">
            <text:p>0.142</text:p>
          </table:table-cell>
          <table:table-cell table:style-name="ce74" table:formula="of:=[.J25]/1E-015" office:value-type="float" office:value="0.143566666666667" calcext:value-type="float">
            <text:p>0.144</text:p>
          </table:table-cell>
          <table:table-cell table:style-name="ce74" table:formula="of:=[.K25]/1E-015" office:value-type="float" office:value="0.0813577777777778" calcext:value-type="float">
            <text:p>0.081</text:p>
          </table:table-cell>
          <table:table-cell table:style-name="ce74" table:formula="of:=[.L25]/1E-015" office:value-type="float" office:value="0.146386111111111" calcext:value-type="float">
            <text:p>0.146</text:p>
          </table:table-cell>
          <table:table-cell table:style-name="ce114" table:formula="of:=LARGE([.D31:.L31];1)" office:value-type="float" office:value="0.167617777777778" calcext:value-type="float">
            <text:p>0.168</text:p>
          </table:table-cell>
          <table:table-cell table:style-name="ce114" table:formula="of:=SMALL([.D31:.L31];1)" office:value-type="float" office:value="0.0691281872222222" calcext:value-type="float">
            <text:p>0.069</text:p>
          </table:table-cell>
          <table:table-cell table:style-name="ce112" table:formula="of:=AVERAGE([.E31:.M31])" office:value-type="float" office:value="0.119640835617284" calcext:value-type="float">
            <text:p>0.12</text:p>
          </table:table-cell>
          <table:table-cell table:style-name="ce112" table:formula="of:=MEDIAN([.F31:.N31])" office:value-type="float" office:value="0.0869472222222222" calcext:value-type="float">
            <text:p>0.09</text:p>
          </table:table-cell>
          <table:table-cell table:style-name="ce112" table:formula="of:=([.N31]/[.M31])" office:value-type="float" office:value="0.412415604947765" calcext:value-type="float">
            <text:p>0.41</text:p>
          </table:table-cell>
          <table:table-cell table:style-name="ce112" table:formula="of:=[.M31]/[.O31]" office:value-type="float" office:value="1.40100808317627" calcext:value-type="float">
            <text:p>1.40</text:p>
          </table:table-cell>
          <table:table-cell table:style-name="ce112" table:formula="of:=[.N31]/[.O31]" office:value-type="float" office:value="0.577797596159848" calcext:value-type="float">
            <text:p>0.58</text:p>
          </table:table-cell>
          <table:table-cell table:number-columns-repeated="1005"/>
        </table:table-row>
        <table:table-row table:style-name="ro1">
          <table:table-cell/>
          <table:table-cell table:style-name="ce45" office:value-type="string" calcext:value-type="string">
            <text:p>y(-24)</text:p>
          </table:table-cell>
          <table:table-cell table:style-name="ce57" office:value-type="string" calcext:value-type="string">
            <text:p>EDP near-threshold</text:p>
          </table:table-cell>
          <table:table-cell table:style-name="ce73" table:formula="of:=[.D21]/1E-024" office:value-type="float" office:value="-1.7862" calcext:value-type="float">
            <text:p>-1.79</text:p>
          </table:table-cell>
          <table:table-cell table:style-name="ce73" table:formula="of:=[.E21]/1E-024" office:value-type="float" office:value="-3.01712" calcext:value-type="float">
            <text:p>-3.02</text:p>
          </table:table-cell>
          <table:table-cell table:style-name="ce73" table:formula="of:=[.F21]/1E-024" office:value-type="float" office:value="-1.56505" calcext:value-type="float">
            <text:p>-1.57</text:p>
          </table:table-cell>
          <table:table-cell table:style-name="ce73" table:formula="of:=[.G21]/1E-024" office:value-type="float" office:value="-1.63191" calcext:value-type="float">
            <text:p>-1.63</text:p>
          </table:table-cell>
          <table:table-cell table:style-name="ce73" table:formula="of:=[.H21]/1E-024" office:value-type="float" office:value="-1.24430737" calcext:value-type="float">
            <text:p>-1.24</text:p>
          </table:table-cell>
          <table:table-cell table:style-name="ce73" table:formula="of:=[.I21]/1E-024" office:value-type="float" office:value="-2.5491" calcext:value-type="float">
            <text:p>-2.55</text:p>
          </table:table-cell>
          <table:table-cell table:style-name="ce73" table:formula="of:=[.J21]/1E-024" office:value-type="float" office:value="-2.5842" calcext:value-type="float">
            <text:p>-2.58</text:p>
          </table:table-cell>
          <table:table-cell table:style-name="ce73" table:formula="of:=[.K21]/1E-024" office:value-type="float" office:value="-1.46444" calcext:value-type="float">
            <text:p>-1.46</text:p>
          </table:table-cell>
          <table:table-cell table:style-name="ce73" table:formula="of:=[.L21]/1E-024" office:value-type="float" office:value="-2.63495" calcext:value-type="float">
            <text:p>-2.63</text:p>
          </table:table-cell>
          <table:table-cell table:style-name="ce112" table:formula="of:=LARGE([.D32:.L32];1)" office:value-type="float" office:value="-1.24430737" calcext:value-type="float">
            <text:p>-1.24</text:p>
          </table:table-cell>
          <table:table-cell table:style-name="ce112" table:formula="of:=SMALL([.D32:.L32];1)" office:value-type="float" office:value="-3.01712" calcext:value-type="float">
            <text:p>-3.02</text:p>
          </table:table-cell>
          <table:table-cell table:style-name="ce112" table:formula="of:=AVERAGE([.E32:.M32])" office:value-type="float" office:value="-1.99282052666667" calcext:value-type="float">
            <text:p>-1.99</text:p>
          </table:table-cell>
          <table:table-cell table:style-name="ce112" table:formula="of:=MEDIAN([.F32:.N32])" office:value-type="float" office:value="-1.63191" calcext:value-type="float">
            <text:p>-1.63</text:p>
          </table:table-cell>
          <table:table-cell table:style-name="ce112" table:formula="of:=([.N32]/[.M32])" office:value-type="float" office:value="2.42473851135351" calcext:value-type="float">
            <text:p>2.42</text:p>
          </table:table-cell>
          <table:table-cell table:style-name="ce112" table:formula="of:=[.M32]/[.O32]" office:value-type="float" office:value="0.6243950989813" calcext:value-type="float">
            <text:p>0.62</text:p>
          </table:table-cell>
          <table:table-cell table:style-name="ce112" table:formula="of:=[.N32]/[.O32]" office:value-type="float" office:value="1.51399484280034" calcext:value-type="float">
            <text:p>1.51</text:p>
          </table:table-cell>
          <table:table-cell table:number-columns-repeated="1005"/>
        </table:table-row>
        <table:table-row table:style-name="ro1">
          <table:table-cell/>
          <table:table-cell table:style-name="ce45" office:value-type="string" calcext:value-type="string">
            <text:p>Ns(-9)</text:p>
          </table:table-cell>
          <table:table-cell table:style-name="ce56" office:value-type="string" calcext:value-type="string">
            <text:p>Média atrasos near-threshold</text:p>
          </table:table-cell>
          <table:table-cell table:style-name="ce72" table:formula="of:=(SUM([.D5:.D12])/8)/0.000000001" office:value-type="float" office:value="0.969625" calcext:value-type="float">
            <text:p>0.97</text:p>
          </table:table-cell>
          <table:table-cell table:style-name="ce72" table:formula="of:=(SUM([.E5:.E12])/8)/0.000000001" office:value-type="float" office:value="1.47625" calcext:value-type="float">
            <text:p>1.48</text:p>
          </table:table-cell>
          <table:table-cell table:style-name="ce72" table:formula="of:=(SUM([.F5:.F12])/8)/0.000000001" office:value-type="float" office:value="0.889625" calcext:value-type="float">
            <text:p>0.89</text:p>
          </table:table-cell>
          <table:table-cell table:style-name="ce72" table:formula="of:=(SUM([.G5:.G12])/8)/0.000000001" office:value-type="float" office:value="1.040375" calcext:value-type="float">
            <text:p>1.04</text:p>
          </table:table-cell>
          <table:table-cell table:style-name="ce72" table:formula="of:=(SUM([.H5:.H12])/8)/0.000000001" office:value-type="float" office:value="0.81425" calcext:value-type="float">
            <text:p>0.81</text:p>
          </table:table-cell>
          <table:table-cell table:style-name="ce72" table:formula="of:=(SUM([.I5:.I12])/8)/0.000000001" office:value-type="float" office:value="1.2825" calcext:value-type="float">
            <text:p>1.28</text:p>
          </table:table-cell>
          <table:table-cell table:style-name="ce72" table:formula="of:=(SUM([.J5:.J12])/8)/0.000000001" office:value-type="float" office:value="1.27375" calcext:value-type="float">
            <text:p>1.27</text:p>
          </table:table-cell>
          <table:table-cell table:style-name="ce72" table:formula="of:=(SUM([.K5:.K12])/8)/0.000000001" office:value-type="float" office:value="0.77325" calcext:value-type="float">
            <text:p>0.77</text:p>
          </table:table-cell>
          <table:table-cell table:style-name="ce72" table:formula="of:=(SUM([.L5:.L12])/8)/0.000000001" office:value-type="float" office:value="1.26" calcext:value-type="float">
            <text:p>1.26</text:p>
          </table:table-cell>
          <table:table-cell table:style-name="ce112" table:formula="of:=LARGE([.D33:.L33];1)" office:value-type="float" office:value="1.47625" calcext:value-type="float">
            <text:p>1.48</text:p>
          </table:table-cell>
          <table:table-cell table:style-name="ce112" table:formula="of:=SMALL([.D33:.L33];1)" office:value-type="float" office:value="0.77325" calcext:value-type="float">
            <text:p>0.77</text:p>
          </table:table-cell>
          <table:table-cell table:style-name="ce112" table:formula="of:=AVERAGE([.E33:.M33])" office:value-type="float" office:value="1.14291666666667" calcext:value-type="float">
            <text:p>1.14</text:p>
          </table:table-cell>
          <table:table-cell table:style-name="ce112" table:formula="of:=MEDIAN([.F33:.N33])" office:value-type="float" office:value="1.040375" calcext:value-type="float">
            <text:p>1.04</text:p>
          </table:table-cell>
          <table:table-cell table:style-name="ce112" table:formula="of:=([.N33]/[.M33])" office:value-type="float" office:value="0.523793395427604" calcext:value-type="float">
            <text:p>0.52</text:p>
          </table:table-cell>
          <table:table-cell table:style-name="ce112" table:formula="of:=[.M33]/[.O33]" office:value-type="float" office:value="1.2916514764856" calcext:value-type="float">
            <text:p>1.29</text:p>
          </table:table-cell>
          <table:table-cell table:style-name="ce112" table:formula="of:=[.N33]/[.O33]" office:value-type="float" office:value="0.67655851257747" calcext:value-type="float">
            <text:p>0.68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45"/>
          <table:table-cell table:number-columns-repeated="1012"/>
        </table:table-row>
        <table:table-row table:style-name="ro1">
          <table:table-cell/>
          <table:table-cell table:style-name="ce46"/>
          <table:table-cell table:style-name="ce56" office:value-type="string" calcext:value-type="string">
            <text:p>Normalizada em relação a V1</text:p>
          </table:table-cell>
          <table:table-cell table:style-name="ce56" office:value-type="string" calcext:value-type="string">
            <text:p>V2</text:p>
          </table:table-cell>
          <table:table-cell table:style-name="ce56" office:value-type="string" calcext:value-type="string">
            <text:p>V3</text:p>
          </table:table-cell>
          <table:table-cell table:style-name="ce56" office:value-type="string" calcext:value-type="string">
            <text:p>V4</text:p>
          </table:table-cell>
          <table:table-cell table:style-name="ce56" office:value-type="string" calcext:value-type="string">
            <text:p>V5</text:p>
          </table:table-cell>
          <table:table-cell table:style-name="ce56" office:value-type="string" calcext:value-type="string">
            <text:p>V6</text:p>
          </table:table-cell>
          <table:table-cell table:style-name="ce56" office:value-type="string" calcext:value-type="string">
            <text:p>V7</text:p>
          </table:table-cell>
          <table:table-cell table:style-name="ce56" office:value-type="string" calcext:value-type="string">
            <text:p>V8</text:p>
          </table:table-cell>
          <table:table-cell table:style-name="ce56" office:value-type="string" calcext:value-type="string">
            <text:p>V9</text:p>
          </table:table-cell>
          <table:table-cell table:style-name="ce143"/>
          <table:table-cell table:number-columns-repeated="1012"/>
        </table:table-row>
        <table:table-row table:style-name="ro1">
          <table:table-cell/>
          <table:table-cell table:style-name="ce45" office:value-type="string" calcext:value-type="string">
            <text:p>fJ(-15)</text:p>
          </table:table-cell>
          <table:table-cell table:style-name="ce56" office:value-type="string" calcext:value-type="string">
            <office:annotation draw:style-name="gr5" draw:text-style-name="P2" svg:width="82.18pt" svg:height="61.68pt" svg:x="411.53pt" svg:y="482.46pt" draw:caption-point-x="-17.29pt" draw:caption-point-y="42.8pt">
              <dc:date>2018-11-12T00:00:00</dc:date>
              <text:p text:style-name="P1"><text:span text:style-name="T1">Fento= e-15</text:span></text:p>
              <text:p text:style-name="P1"><text:span text:style-name="T1"/></text:p>
              <text:p text:style-name="P1"><text:span text:style-name="T1">Dividi os valores por 1e-15 para simplificar</text:span></text:p>
            </office:annotation>
            <text:p>Energia near-threshold</text:p>
          </table:table-cell>
          <table:table-cell table:style-name="ce72" table:formula="of:=[.E28]/[.D28]" office:value-type="float" office:value="1.26928675400291" calcext:value-type="float">
            <text:p>1.27</text:p>
          </table:table-cell>
          <table:table-cell table:style-name="ce72" table:formula="of:=[.F28]/[.D28]" office:value-type="float" office:value="1.0080058224163" calcext:value-type="float">
            <text:p>1.01</text:p>
          </table:table-cell>
          <table:table-cell table:style-name="ce72" table:formula="of:=[.G28]/[.D28]" office:value-type="float" office:value="0.893013100436681" calcext:value-type="float">
            <text:p>0.89</text:p>
          </table:table-cell>
          <table:table-cell table:style-name="ce72" table:formula="of:=[.H28]/[.D28]" office:value-type="float" office:value="0.932656477438137" calcext:value-type="float">
            <text:p>0.93</text:p>
          </table:table-cell>
          <table:table-cell table:style-name="ce72" table:formula="of:=[.I28]/[.D28]" office:value-type="float" office:value="1.27947598253275" calcext:value-type="float">
            <text:p>1.28</text:p>
          </table:table-cell>
          <table:table-cell table:style-name="ce72" table:formula="of:=[.J28]/[.D28]" office:value-type="float" office:value="1.2882096069869" calcext:value-type="float">
            <text:p>1.29</text:p>
          </table:table-cell>
          <table:table-cell table:style-name="ce72" table:formula="of:=[.K28]/[.D28]" office:value-type="float" office:value="0.859534206695779" calcext:value-type="float">
            <text:p>0.86</text:p>
          </table:table-cell>
          <table:table-cell table:style-name="ce72" table:formula="of:=[.L28]/[.D28]" office:value-type="float" office:value="1.27001455604076" calcext:value-type="float">
            <text:p>1.27</text:p>
          </table:table-cell>
          <table:table-cell table:style-name="ce143"/>
          <table:table-cell table:number-columns-repeated="1012"/>
        </table:table-row>
        <table:table-row table:style-name="ro1">
          <table:table-cell/>
          <table:table-cell table:style-name="ce45" office:value-type="string" calcext:value-type="string">
            <text:p>Ns(-9)</text:p>
          </table:table-cell>
          <table:table-cell table:style-name="ce56" office:value-type="string" calcext:value-type="string">
            <text:p>Near-threshold critical delay</text:p>
          </table:table-cell>
          <table:table-cell table:style-name="ce72" table:formula="of:=[.E29]/[.D29]" office:value-type="float" office:value="1.33076923076923" calcext:value-type="float">
            <text:p>1.33</text:p>
          </table:table-cell>
          <table:table-cell table:style-name="ce72" table:formula="of:=[.F29]/[.D29]" office:value-type="float" office:value="0.869230769230769" calcext:value-type="float">
            <text:p>0.87</text:p>
          </table:table-cell>
          <table:table-cell table:style-name="ce72" table:formula="of:=[.G29]/[.D29]" office:value-type="float" office:value="1.02307692307692" calcext:value-type="float">
            <text:p>1.02</text:p>
          </table:table-cell>
          <table:table-cell table:style-name="ce72" table:formula="of:=[.H29]/[.D29]" office:value-type="float" office:value="0.746923076923077" calcext:value-type="float">
            <text:p>0.75</text:p>
          </table:table-cell>
          <table:table-cell table:style-name="ce72" table:formula="of:=[.I29]/[.D29]" office:value-type="float" office:value="1.11538461538462" calcext:value-type="float">
            <text:p>1.12</text:p>
          </table:table-cell>
          <table:table-cell table:style-name="ce72" table:formula="of:=[.J29]/[.D29]" office:value-type="float" office:value="1.12307692307692" calcext:value-type="float">
            <text:p>1.12</text:p>
          </table:table-cell>
          <table:table-cell table:style-name="ce72" table:formula="of:=[.K29]/[.D29]" office:value-type="float" office:value="0.953846153846154" calcext:value-type="float">
            <text:p>0.95</text:p>
          </table:table-cell>
          <table:table-cell table:style-name="ce72" table:formula="of:=[.L29]/[.D29]" office:value-type="float" office:value="1.16153846153846" calcext:value-type="float">
            <text:p>1.16</text:p>
          </table:table-cell>
          <table:table-cell table:style-name="ce143"/>
          <table:table-cell table:number-columns-repeated="1012"/>
        </table:table-row>
        <table:table-row table:style-name="ro1">
          <table:table-cell/>
          <table:table-cell table:style-name="ce45" office:value-type="string" calcext:value-type="string">
            <text:p>uW(-6)</text:p>
          </table:table-cell>
          <table:table-cell table:style-name="ce56" office:value-type="string" calcext:value-type="string">
            <text:p>Near-threshold power</text:p>
          </table:table-cell>
          <table:table-cell table:style-name="ce72" table:formula="of:=[.E30]/[.D30]" office:value-type="float" office:value="1.26928675400291" calcext:value-type="float">
            <text:p>1.27</text:p>
          </table:table-cell>
          <table:table-cell table:style-name="ce72" table:formula="of:=[.F30]/[.D30]" office:value-type="float" office:value="1.0080058224163" calcext:value-type="float">
            <text:p>1.01</text:p>
          </table:table-cell>
          <table:table-cell table:style-name="ce72" table:formula="of:=[.G30]/[.D30]" office:value-type="float" office:value="0.714410480349345" calcext:value-type="float">
            <text:p>0.71</text:p>
          </table:table-cell>
          <table:table-cell table:style-name="ce72" table:formula="of:=[.H30]/[.D30]" office:value-type="float" office:value="0.932656477438137" calcext:value-type="float">
            <text:p>0.93</text:p>
          </table:table-cell>
          <table:table-cell table:style-name="ce72" table:formula="of:=[.I30]/[.D30]" office:value-type="float" office:value="1.27947598253275" calcext:value-type="float">
            <text:p>1.28</text:p>
          </table:table-cell>
          <table:table-cell table:style-name="ce72" table:formula="of:=[.J30]/[.D30]" office:value-type="float" office:value="1.2882096069869" calcext:value-type="float">
            <text:p>1.29</text:p>
          </table:table-cell>
          <table:table-cell table:style-name="ce72" table:formula="of:=[.K30]/[.D30]" office:value-type="float" office:value="0.859534206695778" calcext:value-type="float">
            <text:p>0.86</text:p>
          </table:table-cell>
          <table:table-cell table:style-name="ce72" table:formula="of:=[.L30]/[.D30]" office:value-type="float" office:value="1.27001455604076" calcext:value-type="float">
            <text:p>1.27</text:p>
          </table:table-cell>
          <table:table-cell table:style-name="ce143"/>
          <table:table-cell table:number-columns-repeated="1012"/>
        </table:table-row>
        <table:table-row table:style-name="ro1">
          <table:table-cell/>
          <table:table-cell table:style-name="ce45" office:value-type="string" calcext:value-type="string">
            <text:p>fJ(-15)</text:p>
          </table:table-cell>
          <table:table-cell table:style-name="ce57" office:value-type="string" calcext:value-type="string">
            <text:p>Near-threshold PDP</text:p>
          </table:table-cell>
          <table:table-cell table:style-name="ce72" table:formula="of:=[.E31]/[.D31]" office:value-type="float" office:value="1.68912775725003" calcext:value-type="float">
            <text:p>1.69</text:p>
          </table:table-cell>
          <table:table-cell table:style-name="ce72" table:formula="of:=[.F31]/[.D31]" office:value-type="float" office:value="0.876189676408016" calcext:value-type="float">
            <text:p>0.88</text:p>
          </table:table-cell>
          <table:table-cell table:style-name="ce72" table:formula="of:=[.G31]/[.D31]" office:value-type="float" office:value="0.730896876049714" calcext:value-type="float">
            <text:p>0.73</text:p>
          </table:table-cell>
          <table:table-cell table:style-name="ce72" table:formula="of:=[.H31]/[.D31]" office:value-type="float" office:value="0.696622645840331" calcext:value-type="float">
            <text:p>0.70</text:p>
          </table:table-cell>
          <table:table-cell table:style-name="ce72" table:formula="of:=[.I31]/[.D31]" office:value-type="float" office:value="1.42710782667115" calcext:value-type="float">
            <text:p>1.43</text:p>
          </table:table-cell>
          <table:table-cell table:style-name="ce72" table:formula="of:=[.J31]/[.D31]" office:value-type="float" office:value="1.44675848169298" calcext:value-type="float">
            <text:p>1.45</text:p>
          </table:table-cell>
          <table:table-cell table:style-name="ce72" table:formula="of:=[.K31]/[.D31]" office:value-type="float" office:value="0.819863397155974" calcext:value-type="float">
            <text:p>0.82</text:p>
          </table:table-cell>
          <table:table-cell table:style-name="ce72" table:formula="of:=[.L31]/[.D31]" office:value-type="float" office:value="1.47517075355503" calcext:value-type="float">
            <text:p>1.48</text:p>
          </table:table-cell>
          <table:table-cell table:style-name="ce143"/>
          <table:table-cell table:number-columns-repeated="1012"/>
        </table:table-row>
        <table:table-row table:style-name="ro1">
          <table:table-cell/>
          <table:table-cell table:style-name="ce45" office:value-type="string" calcext:value-type="string">
            <text:p>y(-24)</text:p>
          </table:table-cell>
          <table:table-cell table:style-name="ce57" office:value-type="string" calcext:value-type="string">
            <office:annotation draw:style-name="gr6" draw:text-style-name="P2" svg:width="82.18pt" svg:height="184.85pt" svg:x="411.53pt" svg:y="542.47pt" draw:caption-point-x="-17.29pt" draw:caption-point-y="42.8pt">
              <dc:date>2018-11-12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energy delay product</text:span></text:p>
              <text:p text:style-name="P1"><text:span text:style-name="T1"/></text:p>
              <text:p text:style-name="P1"><text:span text:style-name="T1">PDP = power delay product</text:span></text:p>
              <text:p text:style-name="P1"><text:span text:style-name="T1"/></text:p>
              <text:p text:style-name="P1"><text:span text:style-name="T1">EDP = vdd * atraso crítico</text:span></text:p>
              <text:p text:style-name="P1"><text:span text:style-name="T1"/></text:p>
              <text:p text:style-name="P1"><text:span text:style-name="T1">Dividi todos os valores por 1e-24 para simplificar os resultados</text:span></text:p>
            </office:annotation>
            <text:p>EDP near-threshold</text:p>
          </table:table-cell>
          <table:table-cell table:style-name="ce72" table:formula="of:=[.E32]/[.D32]" office:value-type="float" office:value="1.68912775725003" calcext:value-type="float">
            <text:p>1.69</text:p>
          </table:table-cell>
          <table:table-cell table:style-name="ce72" table:formula="of:=[.F32]/[.D32]" office:value-type="float" office:value="0.876189676408017" calcext:value-type="float">
            <text:p>0.88</text:p>
          </table:table-cell>
          <table:table-cell table:style-name="ce72" table:formula="of:=[.G32]/[.D32]" office:value-type="float" office:value="0.913621095062143" calcext:value-type="float">
            <text:p>0.91</text:p>
          </table:table-cell>
          <table:table-cell table:style-name="ce72" table:formula="of:=[.H32]/[.D32]" office:value-type="float" office:value="0.696622645840331" calcext:value-type="float">
            <text:p>0.70</text:p>
          </table:table-cell>
          <table:table-cell table:style-name="ce72" table:formula="of:=[.I32]/[.D32]" office:value-type="float" office:value="1.42710782667115" calcext:value-type="float">
            <text:p>1.43</text:p>
          </table:table-cell>
          <table:table-cell table:style-name="ce72" table:formula="of:=[.J32]/[.D32]" office:value-type="float" office:value="1.44675848169298" calcext:value-type="float">
            <text:p>1.45</text:p>
          </table:table-cell>
          <table:table-cell table:style-name="ce72" table:formula="of:=[.K32]/[.D32]" office:value-type="float" office:value="0.819863397155973" calcext:value-type="float">
            <text:p>0.82</text:p>
          </table:table-cell>
          <table:table-cell table:style-name="ce72" table:formula="of:=[.L32]/[.D32]" office:value-type="float" office:value="1.47517075355503" calcext:value-type="float">
            <text:p>1.48</text:p>
          </table:table-cell>
          <table:table-cell table:style-name="ce143"/>
          <table:table-cell table:number-columns-repeated="14"/>
          <table:table-cell table:style-name="ce59" table:number-columns-spanned="2" table:number-rows-spanned="1"/>
          <table:covered-table-cell/>
          <table:table-cell table:number-columns-repeated="996"/>
        </table:table-row>
        <table:table-row table:style-name="ro1">
          <table:table-cell table:style-name="ce143"/>
          <table:table-cell table:style-name="ce45" office:value-type="string" calcext:value-type="string">
            <text:p>Ns(-9)</text:p>
          </table:table-cell>
          <table:table-cell table:style-name="ce56" office:value-type="string" calcext:value-type="string">
            <text:p>Média atrasos near-threshold</text:p>
          </table:table-cell>
          <table:table-cell table:style-name="ce72" table:formula="of:=[.E33]/[.D33]" office:value-type="float" office:value="1.52249581023592" calcext:value-type="float">
            <text:p>1.52</text:p>
          </table:table-cell>
          <table:table-cell table:style-name="ce72" table:formula="of:=[.F33]/[.D33]" office:value-type="float" office:value="0.917493876498646" calcext:value-type="float">
            <text:p>0.92</text:p>
          </table:table-cell>
          <table:table-cell table:style-name="ce72" table:formula="of:=[.G33]/[.D33]" office:value-type="float" office:value="1.07296635297151" calcext:value-type="float">
            <text:p>1.07</text:p>
          </table:table-cell>
          <table:table-cell table:style-name="ce72" table:formula="of:=[.H33]/[.D33]" office:value-type="float" office:value="0.839757638262215" calcext:value-type="float">
            <text:p>0.84</text:p>
          </table:table-cell>
          <table:table-cell table:style-name="ce72" table:formula="of:=[.I33]/[.D33]" office:value-type="float" office:value="1.32267629238108" calcext:value-type="float">
            <text:p>1.32</text:p>
          </table:table-cell>
          <table:table-cell table:style-name="ce72" table:formula="of:=[.J33]/[.D33]" office:value-type="float" office:value="1.31365218512311" calcext:value-type="float">
            <text:p>1.31</text:p>
          </table:table-cell>
          <table:table-cell table:style-name="ce72" table:formula="of:=[.K33]/[.D33]" office:value-type="float" office:value="0.797473249967771" calcext:value-type="float">
            <text:p>0.80</text:p>
          </table:table-cell>
          <table:table-cell table:style-name="ce72" table:formula="of:=[.L33]/[.D33]" office:value-type="float" office:value="1.29947144514632" calcext:value-type="float">
            <text:p>1.30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143" table:number-columns-repeated="12"/>
          <table:table-cell table:number-columns-repeated="14"/>
          <table:table-cell table:style-name="ce59" table:number-columns-spanned="2" table:number-rows-spanned="1"/>
          <table:covered-table-cell/>
          <table:table-cell table:number-columns-repeated="996"/>
        </table:table-row>
        <table:table-row table:style-name="ro1">
          <table:table-cell table:style-name="ce143" table:number-columns-repeated="12"/>
          <table:table-cell table:number-columns-repeated="1012"/>
        </table:table-row>
        <table:table-row table:style-name="ro1" table:number-rows-repeated="5">
          <table:table-cell table:style-name="ce143" table:number-columns-repeated="2"/>
          <table:table-cell table:style-name="Default" table:number-columns-repeated="7"/>
          <table:table-cell table:style-name="ce143" table:number-columns-repeated="3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43"/>
          <table:table-cell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rgia" table:style-name="ta1">
        <office:forms form:automatic-focus="false" form:apply-design-mode="false"/>
        <table:shapes>
          <draw:frame draw:z-index="0" draw:style-name="gr8" draw:text-style-name="P3" svg:width="453.51pt" svg:height="255.09pt" svg:x="0pt" svg:y="0pt">
            <draw:object draw:notify-on-update-of-ranges="data_nominal.D27:data_nominal.L27 data_nominal.C28:data_nominal.C28 data_nominal.D28:data_nominal.L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8" draw:text-style-name="P3" svg:width="453.51pt" svg:height="255.09pt" svg:x="452.35pt" svg:y="0pt">
            <draw:object draw:notify-on-update-of-ranges="data_nominal.D27:data_nominal.L27 data_nominal.C28:data_nominal.C28 data_nominal.D28:data_nominal.L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8" draw:text-style-name="P3" svg:width="453.51pt" svg:height="255.09pt" svg:x="0pt" svg:y="333.01pt">
            <draw:object draw:notify-on-update-of-ranges="data_near.D27:data_near.L27 data_near.C28:data_near.C28 data_near.D28:data_near.L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8" draw:text-style-name="P3" svg:width="453.51pt" svg:height="255.09pt" svg:x="448.04pt" svg:y="332.56pt">
            <draw:object draw:notify-on-update-of-ranges="data_near.D27:data_near.L27 data_near.C28:data_near.C28 data_near.D28:data_near.L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8" draw:text-style-name="P3" svg:width="453.51pt" svg:height="255.09pt" svg:x="0.03pt" svg:y="665.63pt">
            <draw:object draw:notify-on-update-of-ranges="data_nominal.D35:data_nominal.K35 data_nominal.C36:data_nominal.C36 data_nominal.D36:data_nominal.K36 data_near.C36:data_near.C36 data_near.D36:data_near.K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8" draw:text-style-name="P3" svg:width="453.51pt" svg:height="252.79pt" svg:x="451.22pt" svg:y="666.77pt">
            <draw:object draw:notify-on-update-of-ranges="data_nominal.D35:data_nominal.K35 data_nominal.C36:data_nominal.C36 data_nominal.D36:data_nominal.K36 data_near.C36:data_near.C36 data_near.D36:data_near.K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8" draw:text-style-name="P3" svg:width="453.51pt" svg:height="253.33pt" svg:x="899.69pt" svg:y="666.77pt">
            <draw:object draw:notify-on-update-of-ranges="data_nominal.D35:data_nominal.K35 data_nominal.C36:data_nominal.C36 data_nominal.D36:data_nominal.K36 data_near.C36:data_near.C36 data_near.D36:data_near.K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/>
          <table:table-cell office:value-type="string" calcext:value-type="string">
            <text:p> </text:p>
          </table:table-cell>
          <table:table-cell table:number-columns-repeated="5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table table:name="atraso" table:style-name="ta1">
        <office:forms form:automatic-focus="false" form:apply-design-mode="false"/>
        <table:shapes>
          <draw:frame draw:z-index="0" draw:style-name="gr8" draw:text-style-name="P3" svg:width="453.51pt" svg:height="255.09pt" svg:x="0pt" svg:y="0pt">
            <draw:object draw:notify-on-update-of-ranges="data_nominal.D27:data_nominal.L27 data_nominal.C29:data_nominal.C29 data_nominal.D29:data_nominal.L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8" draw:text-style-name="P3" svg:width="453.51pt" svg:height="255.09pt" svg:x="0.03pt" svg:y="665.63pt">
            <draw:object draw:notify-on-update-of-ranges="data_nominal.D35:data_nominal.K35 data_nominal.C37:data_nominal.C37 data_nominal.D37:data_nominal.K37 data_near.C37:data_near.C37 data_near.D37:data_near.K3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8" draw:text-style-name="P3" svg:width="453.51pt" svg:height="255.09pt" svg:x="452.64pt" svg:y="0pt">
            <draw:object draw:notify-on-update-of-ranges="data_nominal.D27:data_nominal.L27 data_nominal.C29:data_nominal.C29 data_nominal.D29:data_nominal.L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3" draw:style-name="gr8" draw:text-style-name="P3" svg:width="453.51pt" svg:height="255.09pt" svg:x="0.03pt" svg:y="332.84pt">
            <draw:object draw:notify-on-update-of-ranges="data_nominal.D27:data_nominal.L27 data_near.C37:data_near.C37 data_near.D29:data_near.L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4" draw:style-name="gr8" draw:text-style-name="P3" svg:width="453.51pt" svg:height="255.09pt" svg:x="452.66pt" svg:y="332.84pt">
            <draw:object draw:notify-on-update-of-ranges="data_near.D27:data_near.L27 data_near.C29:data_near.C29 data_near.D29:data_near.L2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5" draw:style-name="gr8" draw:text-style-name="P3" svg:width="453.51pt" svg:height="255.09pt" svg:x="448.04pt" svg:y="665.63pt">
            <draw:object draw:notify-on-update-of-ranges="data_nominal.D35:data_nominal.K35 data_nominal.C37:data_nominal.C37 data_nominal.D37:data_nominal.K37 data_near.C37:data_near.C37 data_near.D37:data_near.K3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6" draw:style-name="gr8" draw:text-style-name="P3" svg:width="453.51pt" svg:height="255.09pt" svg:x="896.03pt" svg:y="665.63pt">
            <draw:object draw:notify-on-update-of-ranges="data_nominal.D35:data_nominal.K35 data_nominal.C37:data_nominal.C37 data_nominal.D37:data_nominal.K37 data_near.C37:data_near.C37 data_near.D37:data_near.K3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12">
          <table:table-cell table:number-columns-repeated="21"/>
        </table:table-row>
        <table:table-row table:style-name="ro6">
          <table:table-cell table:number-columns-repeated="15"/>
          <table:table-cell office:value-type="string" calcext:value-type="string">
            <text:p>diferença</text:p>
          </table:table-cell>
          <table:table-cell table:number-columns-repeated="5"/>
        </table:table-row>
        <table:table-row table:style-name="ro6">
          <table:table-cell table:number-columns-repeated="15"/>
          <table:table-cell table:style-name="ce99" office:value-type="string" calcext:value-type="string">
            <text:p><text:s/></text:p>
          </table:table-cell>
          <table:table-cell table:number-columns-repeated="5"/>
        </table:table-row>
        <table:table-row table:style-name="ro6">
          <table:table-cell table:number-columns-repeated="15"/>
          <table:table-cell table:formula="of:=([$data_nominal.G20]*2)/0.000000001" office:value-type="float" office:value="0.08006" calcext:value-type="float">
            <text:p>0.08006</text:p>
          </table:table-cell>
          <table:table-cell table:number-columns-repeated="5"/>
        </table:table-row>
        <table:table-row table:style-name="ro6" table:number-rows-repeated="5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office:value-type="string" calcext:value-type="string" table:number-columns-spanned="7" table:number-rows-spanned="6">
            <text:p>está errado, ps e ns não condizentes</text:p>
          </table:table-cell>
          <table:covered-table-cell table:number-columns-repeated="6"/>
          <table:table-cell office:value-type="string" calcext:value-type="string" table:number-columns-spanned="7" table:number-rows-spanned="6">
            <text:p>está errado, ps e ns não condizentes</text:p>
          </table:table-cell>
          <table:covered-table-cell table:number-columns-repeated="6"/>
          <table:table-cell office:value-type="string" calcext:value-type="string" table:number-columns-spanned="7" table:number-rows-spanned="6">
            <text:p>está errado, ps e ns não condizentes</text:p>
          </table:table-cell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table table:name="potência" table:style-name="ta1">
        <office:forms form:automatic-focus="false" form:apply-design-mode="false"/>
        <table:shapes>
          <draw:frame draw:z-index="0" draw:style-name="gr8" draw:text-style-name="P3" svg:width="453.51pt" svg:height="255.09pt" svg:x="0.03pt" svg:y="0.03pt">
            <draw:object draw:notify-on-update-of-ranges="data_nominal.D27:data_nominal.L27 data_nominal.C30:data_nominal.C30 data_nominal.D30:data_nominal.L30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style-name="gr8" draw:text-style-name="P3" svg:width="453.51pt" svg:height="255.09pt" svg:x="448.04pt" svg:y="0.03pt">
            <draw:object draw:notify-on-update-of-ranges="data_nominal.D27:data_nominal.L27 data_nominal.C30:data_nominal.C30 data_nominal.D30:data_nominal.L30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" draw:style-name="gr8" draw:text-style-name="P3" svg:width="453.51pt" svg:height="255.09pt" svg:x="0.03pt" svg:y="332.84pt">
            <draw:object draw:notify-on-update-of-ranges="data_near.D27:data_near.L27 data_near.C30:data_near.C30 data_near.D30:data_near.L3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3" draw:style-name="gr8" draw:text-style-name="P3" svg:width="453.51pt" svg:height="255.09pt" svg:x="448.04pt" svg:y="332.84pt">
            <draw:object draw:notify-on-update-of-ranges="data_near.D27:data_near.L27 data_near.C30:data_near.C30 data_near.D30:data_near.L30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4" draw:style-name="gr8" draw:text-style-name="P3" svg:width="453.51pt" svg:height="255.09pt" svg:x="0.03pt" svg:y="665.63pt">
            <draw:object draw:notify-on-update-of-ranges="data_near.D35:data_near.K35 data_nominal.C38:data_nominal.C38 data_nominal.D38:data_nominal.K38 data_near.C38:data_near.C38 data_near.D38:data_near.K38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5" draw:style-name="gr8" draw:text-style-name="P3" svg:width="453.49pt" svg:height="255.23pt" svg:x="451.11pt" svg:y="665.4pt">
            <draw:object draw:notify-on-update-of-ranges="data_near.D35:data_near.K35 data_nominal.C38:data_nominal.C38 data_nominal.D38:data_nominal.K38 data_near.C38:data_near.C38 data_near.D38:data_near.K38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6" draw:style-name="gr8" draw:text-style-name="P3" svg:width="453.51pt" svg:height="255.09pt" svg:x="896.03pt" svg:y="665.63pt">
            <draw:object draw:notify-on-update-of-ranges="data_near.D35:data_near.K35 data_nominal.C38:data_nominal.C38 data_nominal.D38:data_nominal.K38 data_near.C38:data_near.C38 data_near.D38:data_near.K38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11">
          <table:table-cell table:number-columns-repeated="21"/>
        </table:table-row>
        <table:table-row table:style-name="ro6">
          <table:table-cell table:number-columns-repeated="11"/>
          <table:table-cell office:value-type="string" calcext:value-type="string">
            <text:p>nominal</text:p>
          </table:table-cell>
          <table:table-cell table:number-columns-repeated="9"/>
        </table:table-row>
        <table:table-row table:style-name="ro6" table:number-rows-repeated="8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table table:name="PDP" table:style-name="ta1">
        <office:forms form:automatic-focus="false" form:apply-design-mode="false"/>
        <table:shapes>
          <draw:frame draw:z-index="0" draw:style-name="gr8" draw:text-style-name="P3" svg:width="453.51pt" svg:height="255.09pt" svg:x="0.03pt" svg:y="0.03pt">
            <draw:object draw:notify-on-update-of-ranges="data_nominal.D27:data_nominal.L27 data_nominal.C31:data_nominal.C31 data_nominal.D31:data_nominal.L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8" draw:text-style-name="P3" svg:width="453.51pt" svg:height="255.09pt" svg:x="448.04pt" svg:y="0.03pt">
            <draw:object draw:notify-on-update-of-ranges="data_nominal.D27:data_nominal.L27 data_nominal.C31:data_nominal.C31 data_nominal.D31:data_nominal.L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8" draw:text-style-name="P3" svg:width="453.51pt" svg:height="255.09pt" svg:x="0.03pt" svg:y="332.84pt">
            <draw:object draw:notify-on-update-of-ranges="data_near.D27:data_near.L27 data_near.C31:data_near.C31 data_near.D31:data_near.L3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8" draw:text-style-name="P3" svg:width="453.51pt" svg:height="255.09pt" svg:x="448.04pt" svg:y="332.84pt">
            <draw:object draw:notify-on-update-of-ranges="data_near.D27:data_near.L27 data_near.C31:data_near.C31 data_near.D31:data_near.L3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8" draw:text-style-name="P3" svg:width="453.51pt" svg:height="255.09pt" svg:x="0.03pt" svg:y="665.63pt">
            <draw:object draw:notify-on-update-of-ranges="data_near.D35:data_near.K35 data_nominal.C39:data_nominal.C39 data_nominal.D39:data_nominal.K39 data_near.C39:data_near.C39 data_near.D39:data_near.K3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8" draw:text-style-name="P3" svg:width="453.51pt" svg:height="255.09pt" svg:x="448.04pt" svg:y="665.63pt">
            <draw:object draw:notify-on-update-of-ranges="data_near.D35:data_near.K35 data_nominal.C39:data_nominal.C39 data_nominal.D39:data_nominal.K39 data_near.C39:data_near.C39 data_near.D39:data_near.K3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8" draw:text-style-name="P3" svg:width="453.51pt" svg:height="255.09pt" svg:x="896.03pt" svg:y="665.63pt">
            <draw:object draw:notify-on-update-of-ranges="data_near.D35:data_near.K35 data_nominal.C39:data_nominal.C39 data_nominal.D39:data_nominal.K39 data_near.C39:data_near.C39 data_near.D39:data_near.K3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6" number:title="Definido pelo usuário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0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3">
      <number:scientific-number number:decimal-places="6" loext:min-decimal-places="6" number:min-integer-digits="1" number:min-exponent-digits="2" loext:exponent-interval="3" loext:forced-exponent-sign="true"/>
    </number:number-style>
    <number:number-style style:name="N134">
      <number:scientific-number number:decimal-places="6" loext:min-decimal-places="6" number:min-integer-digits="2" number:min-exponent-digits="2" loext:exponent-interval="2" loext:forced-exponent-sign="true"/>
    </number:number-style>
    <number:number-style style:name="N135">
      <number:scientific-number number:decimal-places="6" loext:min-decimal-places="6" number:min-integer-digits="3" number:min-exponent-digits="2" loext:exponent-interval="3" loext:forced-exponent-sign="true"/>
    </number:number-style>
    <number:number-style style:name="N136">
      <number:scientific-number number:decimal-places="6" loext:min-decimal-places="6" number:min-integer-digits="2" number:min-exponent-digits="2" loext:exponent-interval="3" loext:forced-exponent-sign="true"/>
    </number:number-style>
    <number:number-style style:name="N137">
      <number:number number:decimal-places="0" loext:min-decimal-places="0" number:min-integer-digits="2"/>
    </number:number-style>
    <number:number-style style:name="N138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39">
      <number:scientific-number number:decimal-places="3" loext:min-decimal-places="3" number:min-integer-digits="2" number:min-exponent-digits="2" loext:exponent-interval="2" loext:forced-exponent-sign="true"/>
    </number:number-style>
    <number:number-style style:name="N140">
      <number:scientific-number number:decimal-places="4" loext:min-decimal-places="4" number:min-integer-digits="2" number:min-exponent-digits="2" loext:exponent-interval="2" loext:forced-exponent-sign="true"/>
    </number:number-style>
    <number:number-style style:name="N141">
      <number:scientific-number number:decimal-places="5" loext:min-decimal-places="5" number:min-integer-digits="2" number:min-exponent-digits="2" loext:exponent-interval="2" loext:forced-exponent-sign="true"/>
    </number:number-style>
    <number:number-style style:name="N142">
      <number:number number:decimal-places="2" loext:min-decimal-places="2" number:min-integer-digits="5" number:grouping="true"/>
    </number:number-style>
    <number:number-style style:name="N143">
      <number:number number:decimal-places="2" loext:min-decimal-places="2" number:min-integer-digits="5"/>
    </number:number-style>
    <number:number-style style:name="N144">
      <number:scientific-number number:decimal-places="5" loext:min-decimal-places="5" number:min-integer-digits="2" number:min-exponent-digits="2" loext:exponent-interval="3" loext:forced-exponent-sign="true"/>
    </number:number-style>
    <number:number-style style:name="N145">
      <number:scientific-number number:decimal-places="4" loext:min-decimal-places="4" number:min-integer-digits="2" number:min-exponent-digits="2" loext:exponent-interval="3" loext:forced-exponent-sign="true"/>
    </number:number-style>
    <number:number-style style:name="N146">
      <number:scientific-number number:decimal-places="3" loext:min-decimal-places="3" number:min-integer-digits="2" number:min-exponent-digits="2" loext:exponent-interval="3" loext:forced-exponent-sign="true"/>
    </number:number-style>
    <number:number-style style:name="N147">
      <number:scientific-number number:decimal-places="2" loext:min-decimal-places="2" number:min-integer-digits="2" number:min-exponent-digits="2" loext:exponent-interval="3" loext:forced-exponent-sign="true"/>
    </number:number-style>
    <number:number-style style:name="N148">
      <number:scientific-number number:decimal-places="1" loext:min-decimal-places="1" number:min-integer-digits="2" number:min-exponent-digits="2" loext:exponent-interval="3" loext:forced-exponent-sign="true"/>
    </number:number-style>
    <number:number-style style:name="N149">
      <number:scientific-number number:decimal-places="0" loext:min-decimal-places="0" number:min-integer-digits="2" number:min-exponent-digits="2" loext:exponent-interval="3" loext:forced-exponent-sign="true"/>
    </number:number-style>
    <number:number-style style:name="N150">
      <number:number number:decimal-places="3" loext:min-decimal-places="3" number:min-integer-digits="1"/>
    </number:number-style>
    <number:number-style style:name="N151">
      <number:number number:decimal-places="1" loext:min-decimal-places="1" number:min-integer-digits="1"/>
    </number:number-style>
    <number:number-style style:name="N152">
      <number:number number:decimal-places="4" loext:min-decimal-places="4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scientific-number number:decimal-places="13" loext:min-decimal-places="1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5:28:07.9837826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8:18:41.815016543</meta:creation-date>
    <dc:date>2019-07-08T16:47:10.617525850</dc:date>
    <meta:editing-duration>P1DT5H55M29S</meta:editing-duration>
    <meta:editing-cycles>220</meta:editing-cycles>
    <meta:generator>LibreOffice/6.0.7.3$Linux_X86_64 LibreOffice_project/00m0$Build-3</meta:generator>
    <meta:document-statistic meta:table-count="6" meta:cell-count="819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11cm" svg:y="0.316cm" chart:style-name="ch2">
          <text:p>Energia nominal consumida</text:p>
        </chart:title>
        <chart:legend chart:legend-position="end" svg:x="12.83cm" svg:y="4.211cm" style:legend-expansion="high" chart:style-name="ch3"/>
        <chart:plot-area chart:style-name="ch4" table:cell-range-address="data_nominal.D27:data_nominal.L28 data_nominal.C28:data_nominal.C28" chart:data-source-has-labels="both" svg:x="1.306cm" svg:y="1.305cm" svg:width="11.204cm" svg:height="6.559cm">
          <chartooo:coordinate-region svg:x="4.354cm" svg:y="2.12cm" svg:width="5.108cm" svg:height="5.108cm"/>
          <chart:axis chart:dimension="x" chart:name="primary-x" chart:style-name="ch5" chartooo:axis-type="auto">
            <chartooo:date-scale/>
            <chart:title svg:x="5.659cm" svg:y="8.045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96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28:data_nominal.L28" chart:label-cell-address="data_nominal.C28:data_nominal.C28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28:data_nominal.C28</svg:desc>
                </draw:g>
              </table:table-cell>
              <table:table-cell office:value-type="float" office:value="-6.77">
                <text:p>-6.77</text:p>
                <draw:g>
                  <svg:desc>data_nominal.D28:data_nominal.L28</svg:desc>
                </draw:g>
              </table:table-cell>
              <table:table-cell office:value-type="float" office:value="-7.25">
                <text:p>-7.25</text:p>
              </table:table-cell>
              <table:table-cell office:value-type="float" office:value="-6.84">
                <text:p>-6.84</text:p>
              </table:table-cell>
              <table:table-cell office:value-type="float" office:value="-5.99">
                <text:p>-5.99</text:p>
              </table:table-cell>
              <table:table-cell office:value-type="float" office:value="-6.749835">
                <text:p>-6.749835</text:p>
              </table:table-cell>
              <table:table-cell office:value-type="float" office:value="-7.82">
                <text:p>-7.82</text:p>
              </table:table-cell>
              <table:table-cell office:value-type="float" office:value="-7.78">
                <text:p>-7.78</text:p>
              </table:table-cell>
              <table:table-cell office:value-type="float" office:value="-6.115">
                <text:p>-6.115</text:p>
              </table:table-cell>
              <table:table-cell office:value-type="float" office:value="-7.05">
                <text:p>-7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PDP using near-threashold supply voltage</text:p>
        </chart:title>
        <chart:legend chart:legend-position="end" svg:x="12.255cm" svg:y="4.201cm" style:legend-expansion="high" chart:style-name="ch3"/>
        <chart:plot-area chart:style-name="ch4" table:cell-range-address="data_near.D27:data_near.L27 data_near.C31:data_near.L31" chart:data-source-has-labels="both" svg:x="1.331cm" svg:y="1.275cm" svg:width="10.604cm" svg:height="6.564cm">
          <chartooo:coordinate-region svg:x="2.429cm" svg:y="1.474cm" svg:width="9.506cm" svg:height="5.718cm"/>
          <chart:axis chart:dimension="x" chart:name="primary-x" chart:style-name="ch5" chartooo:axis-type="auto">
            <chartooo:date-scale/>
            <chart:title svg:x="5.385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31:data_near.L31" chart:label-cell-address="data_near.C31:data_near.C3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ear-threshold</text:p>
                <draw:g>
                  <svg:desc>data_near.C31:data_near.C31</svg:desc>
                </draw:g>
              </table:table-cell>
              <table:table-cell office:value-type="float" office:value="0.0992333333333333">
                <text:p>0.0992333333333333</text:p>
                <draw:g>
                  <svg:desc>data_near.D31:data_near.L31</svg:desc>
                </draw:g>
              </table:table-cell>
              <table:table-cell office:value-type="float" office:value="0.167617777777778">
                <text:p>0.167617777777778</text:p>
              </table:table-cell>
              <table:table-cell office:value-type="float" office:value="0.0869472222222222">
                <text:p>0.0869472222222222</text:p>
              </table:table-cell>
              <table:table-cell office:value-type="float" office:value="0.0725293333333333">
                <text:p>0.0725293333333333</text:p>
              </table:table-cell>
              <table:table-cell office:value-type="float" office:value="0.0691281872222222">
                <text:p>0.0691281872222222</text:p>
              </table:table-cell>
              <table:table-cell office:value-type="float" office:value="0.141616666666667">
                <text:p>0.141616666666667</text:p>
              </table:table-cell>
              <table:table-cell office:value-type="float" office:value="0.143566666666667">
                <text:p>0.143566666666667</text:p>
              </table:table-cell>
              <table:table-cell office:value-type="float" office:value="0.0813577777777778">
                <text:p>0.0813577777777778</text:p>
              </table:table-cell>
              <table:table-cell office:value-type="float" office:value="0.146386111111111">
                <text:p>0.1463861111111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4.186cm" svg:y="0.316cm" chart:style-name="ch2">
          <text:p>Comparação entre PDP normalizados</text:p>
        </chart:title>
        <chart:legend chart:legend-position="end" svg:x="11.613cm" svg:y="3.952cm" style:legend-expansion="high" chart:style-name="ch3"/>
        <chart:plot-area chart:style-name="ch4" table:cell-range-address="data_near.D35:data_near.K35 data_nominal.C39:data_nominal.K39 data_near.C39:data_near.K39" chart:data-source-has-labels="both" svg:x="1.331cm" svg:y="1.275cm" svg:width="9.962cm" svg:height="6.564cm">
          <chartooo:coordinate-region svg:x="3.864cm" svg:y="2.11cm" svg:width="4.895cm" svg:height="4.895cm"/>
          <chart:axis chart:dimension="x" chart:name="primary-x" chart:style-name="ch5" chartooo:axis-type="auto">
            <chartooo:date-scale/>
            <chart:title svg:x="5.064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9:data_nominal.K39" chart:label-cell-address="data_nominal.C39:data_nominal.C39" chart:class="chart:radar">
            <chart:data-point chart:repeated="8"/>
          </chart:series>
          <chart:series chart:style-name="ch11" chart:values-cell-range-address="data_near.D39:data_near.K39" chart:label-cell-address="data_near.C39:data_near.C39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 Nominal PDP</text:p>
                <draw:g>
                  <svg:desc>data_nominal.C39:data_nominal.C39</svg:desc>
                </draw:g>
              </table:table-cell>
              <table:table-cell office:value-type="float" office:value="1.08343596609171">
                <text:p>1.08343596609171</text:p>
                <draw:g>
                  <svg:desc>data_nominal.D39:data_nominal.K39</svg:desc>
                </draw:g>
              </table:table-cell>
              <table:table-cell office:value-type="float" office:value="0.952786241658507">
                <text:p>0.952786241658507</text:p>
              </table:table-cell>
              <table:table-cell office:value-type="float" office:value="1.38189529326266">
                <text:p>1.38189529326266</text:p>
              </table:table-cell>
              <table:table-cell office:value-type="float" office:value="0.692430013295673">
                <text:p>0.692430013295673</text:p>
              </table:table-cell>
              <table:table-cell office:value-type="float" office:value="0.994653491252347">
                <text:p>0.994653491252347</text:p>
              </table:table-cell>
              <table:table-cell office:value-type="float" office:value="0.99853326886248">
                <text:p>0.99853326886248</text:p>
              </table:table-cell>
              <table:table-cell office:value-type="float" office:value="0.770740125787324">
                <text:p>0.770740125787324</text:p>
              </table:table-cell>
              <table:table-cell office:value-type="float" office:value="0.93897015302991">
                <text:p>0.93897015302991</text:p>
              </table:table-cell>
            </table:table-row>
            <table:table-row>
              <table:table-cell office:value-type="string">
                <text:p>Near-threshold PDP</text:p>
                <draw:g>
                  <svg:desc>data_near.C39:data_near.C39</svg:desc>
                </draw:g>
              </table:table-cell>
              <table:table-cell office:value-type="float" office:value="1.68912775725003">
                <text:p>1.68912775725003</text:p>
                <draw:g>
                  <svg:desc>data_near.D39:data_near.K39</svg:desc>
                </draw:g>
              </table:table-cell>
              <table:table-cell office:value-type="float" office:value="0.876189676408016">
                <text:p>0.876189676408016</text:p>
              </table:table-cell>
              <table:table-cell office:value-type="float" office:value="0.730896876049714">
                <text:p>0.730896876049714</text:p>
              </table:table-cell>
              <table:table-cell office:value-type="float" office:value="0.696622645840331">
                <text:p>0.696622645840331</text:p>
              </table:table-cell>
              <table:table-cell office:value-type="float" office:value="1.42710782667115">
                <text:p>1.42710782667115</text:p>
              </table:table-cell>
              <table:table-cell office:value-type="float" office:value="1.44675848169298">
                <text:p>1.44675848169298</text:p>
              </table:table-cell>
              <table:table-cell office:value-type="float" office:value="0.819863397155974">
                <text:p>0.819863397155974</text:p>
              </table:table-cell>
              <table:table-cell office:value-type="float" office:value="1.47517075355503">
                <text:p>1.475170753555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86cm" svg:y="0.316cm" chart:style-name="ch2">
          <text:p>Comparação entre PDP normalizados</text:p>
        </chart:title>
        <chart:legend chart:legend-position="end" svg:x="12.202cm" svg:y="3.952cm" style:legend-expansion="high" chart:style-name="ch3"/>
        <chart:plot-area chart:style-name="ch4" table:cell-range-address="data_near.D35:data_near.K35 data_nominal.C39:data_nominal.K39 data_near.C39:data_near.K39" chart:data-source-has-labels="both" svg:x="1.331cm" svg:y="1.275cm" svg:width="10.551cm" svg:height="6.564cm">
          <chartooo:coordinate-region svg:x="2.243cm" svg:y="1.474cm" svg:width="9.639cm" svg:height="5.718cm"/>
          <chart:axis chart:dimension="x" chart:name="primary-x" chart:style-name="ch5" chartooo:axis-type="auto">
            <chartooo:date-scale/>
            <chart:title svg:x="5.358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9:data_nominal.K39" chart:label-cell-address="data_nominal.C39:data_nominal.C39" chart:class="chart:bar">
            <chart:data-point chart:repeated="8"/>
          </chart:series>
          <chart:series chart:style-name="ch11" chart:values-cell-range-address="data_near.D39:data_near.K39" chart:label-cell-address="data_near.C39:data_near.C39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 Nominal PDP</text:p>
                <draw:g>
                  <svg:desc>data_nominal.C39:data_nominal.C39</svg:desc>
                </draw:g>
              </table:table-cell>
              <table:table-cell office:value-type="float" office:value="1.08343596609171">
                <text:p>1.08343596609171</text:p>
                <draw:g>
                  <svg:desc>data_nominal.D39:data_nominal.K39</svg:desc>
                </draw:g>
              </table:table-cell>
              <table:table-cell office:value-type="float" office:value="0.952786241658507">
                <text:p>0.952786241658507</text:p>
              </table:table-cell>
              <table:table-cell office:value-type="float" office:value="1.38189529326266">
                <text:p>1.38189529326266</text:p>
              </table:table-cell>
              <table:table-cell office:value-type="float" office:value="0.692430013295673">
                <text:p>0.692430013295673</text:p>
              </table:table-cell>
              <table:table-cell office:value-type="float" office:value="0.994653491252347">
                <text:p>0.994653491252347</text:p>
              </table:table-cell>
              <table:table-cell office:value-type="float" office:value="0.99853326886248">
                <text:p>0.99853326886248</text:p>
              </table:table-cell>
              <table:table-cell office:value-type="float" office:value="0.770740125787324">
                <text:p>0.770740125787324</text:p>
              </table:table-cell>
              <table:table-cell office:value-type="float" office:value="0.93897015302991">
                <text:p>0.93897015302991</text:p>
              </table:table-cell>
            </table:table-row>
            <table:table-row>
              <table:table-cell office:value-type="string">
                <text:p>Near-threshold PDP</text:p>
                <draw:g>
                  <svg:desc>data_near.C39:data_near.C39</svg:desc>
                </draw:g>
              </table:table-cell>
              <table:table-cell office:value-type="float" office:value="1.68912775725003">
                <text:p>1.68912775725003</text:p>
                <draw:g>
                  <svg:desc>data_near.D39:data_near.K39</svg:desc>
                </draw:g>
              </table:table-cell>
              <table:table-cell office:value-type="float" office:value="0.876189676408016">
                <text:p>0.876189676408016</text:p>
              </table:table-cell>
              <table:table-cell office:value-type="float" office:value="0.730896876049714">
                <text:p>0.730896876049714</text:p>
              </table:table-cell>
              <table:table-cell office:value-type="float" office:value="0.696622645840331">
                <text:p>0.696622645840331</text:p>
              </table:table-cell>
              <table:table-cell office:value-type="float" office:value="1.42710782667115">
                <text:p>1.42710782667115</text:p>
              </table:table-cell>
              <table:table-cell office:value-type="float" office:value="1.44675848169298">
                <text:p>1.44675848169298</text:p>
              </table:table-cell>
              <table:table-cell office:value-type="float" office:value="0.819863397155974">
                <text:p>0.819863397155974</text:p>
              </table:table-cell>
              <table:table-cell office:value-type="float" office:value="1.47517075355503">
                <text:p>1.475170753555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86cm" svg:y="0.316cm" chart:style-name="ch2">
          <text:p>Comparação entre PDP normalizados</text:p>
        </chart:title>
        <chart:legend chart:legend-position="end" svg:x="12.202cm" svg:y="3.952cm" style:legend-expansion="high" chart:style-name="ch3"/>
        <chart:plot-area chart:style-name="ch4" table:cell-range-address="data_near.D35:data_near.K35 data_nominal.C39:data_nominal.K39 data_near.C39:data_near.K39" chart:data-source-has-labels="both" svg:x="1.331cm" svg:y="1.275cm" svg:width="10.551cm" svg:height="6.564cm">
          <chartooo:coordinate-region svg:x="2.243cm" svg:y="1.474cm" svg:width="9.426cm" svg:height="5.718cm"/>
          <chart:axis chart:dimension="x" chart:name="primary-x" chart:style-name="ch5" chartooo:axis-type="auto">
            <chartooo:date-scale/>
            <chart:title svg:x="5.358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9:data_nominal.K39" chart:label-cell-address="data_nominal.C39:data_nominal.C39" chart:class="chart:line">
            <chart:data-point chart:repeated="8"/>
          </chart:series>
          <chart:series chart:style-name="ch11" chart:values-cell-range-address="data_near.D39:data_near.K39" chart:label-cell-address="data_near.C39:data_near.C3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 Nominal PDP</text:p>
                <draw:g>
                  <svg:desc>data_nominal.C39:data_nominal.C39</svg:desc>
                </draw:g>
              </table:table-cell>
              <table:table-cell office:value-type="float" office:value="1.08343596609171">
                <text:p>1.08343596609171</text:p>
                <draw:g>
                  <svg:desc>data_nominal.D39:data_nominal.K39</svg:desc>
                </draw:g>
              </table:table-cell>
              <table:table-cell office:value-type="float" office:value="0.952786241658507">
                <text:p>0.952786241658507</text:p>
              </table:table-cell>
              <table:table-cell office:value-type="float" office:value="1.38189529326266">
                <text:p>1.38189529326266</text:p>
              </table:table-cell>
              <table:table-cell office:value-type="float" office:value="0.692430013295673">
                <text:p>0.692430013295673</text:p>
              </table:table-cell>
              <table:table-cell office:value-type="float" office:value="0.994653491252347">
                <text:p>0.994653491252347</text:p>
              </table:table-cell>
              <table:table-cell office:value-type="float" office:value="0.99853326886248">
                <text:p>0.99853326886248</text:p>
              </table:table-cell>
              <table:table-cell office:value-type="float" office:value="0.770740125787324">
                <text:p>0.770740125787324</text:p>
              </table:table-cell>
              <table:table-cell office:value-type="float" office:value="0.93897015302991">
                <text:p>0.93897015302991</text:p>
              </table:table-cell>
            </table:table-row>
            <table:table-row>
              <table:table-cell office:value-type="string">
                <text:p>Near-threshold PDP</text:p>
                <draw:g>
                  <svg:desc>data_near.C39:data_near.C39</svg:desc>
                </draw:g>
              </table:table-cell>
              <table:table-cell office:value-type="float" office:value="1.68912775725003">
                <text:p>1.68912775725003</text:p>
                <draw:g>
                  <svg:desc>data_near.D39:data_near.K39</svg:desc>
                </draw:g>
              </table:table-cell>
              <table:table-cell office:value-type="float" office:value="0.876189676408016">
                <text:p>0.876189676408016</text:p>
              </table:table-cell>
              <table:table-cell office:value-type="float" office:value="0.730896876049714">
                <text:p>0.730896876049714</text:p>
              </table:table-cell>
              <table:table-cell office:value-type="float" office:value="0.696622645840331">
                <text:p>0.696622645840331</text:p>
              </table:table-cell>
              <table:table-cell office:value-type="float" office:value="1.42710782667115">
                <text:p>1.42710782667115</text:p>
              </table:table-cell>
              <table:table-cell office:value-type="float" office:value="1.44675848169298">
                <text:p>1.44675848169298</text:p>
              </table:table-cell>
              <table:table-cell office:value-type="float" office:value="0.819863397155974">
                <text:p>0.819863397155974</text:p>
              </table:table-cell>
              <table:table-cell office:value-type="float" office:value="1.47517075355503">
                <text:p>1.4751707535550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747cm" svg:y="0.316cm" chart:style-name="ch2">
          <text:p>Atraso crítico nominal</text:p>
        </chart:title>
        <chart:legend chart:legend-position="end" svg:x="13.261cm" svg:y="4.201cm" style:legend-expansion="high" chart:style-name="ch3"/>
        <chart:plot-area chart:style-name="ch4" table:cell-range-address="data_nominal.D27:data_nominal.L27 data_nominal.C29:data_nominal.L29" chart:data-source-has-labels="both" svg:x="1.331cm" svg:y="1.275cm" svg:width="11.61cm" svg:height="6.564cm">
          <chartooo:coordinate-region svg:x="4.6cm" svg:y="2.11cm" svg:width="5.072cm" svg:height="5.072cm"/>
          <chart:axis chart:dimension="x" chart:name="primary-x" chart:style-name="ch5" chartooo:axis-type="auto">
            <chartooo:date-scale/>
            <chart:title svg:x="5.888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1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29:data_nominal.L29" chart:label-cell-address="data_nominal.C29:data_nominal.C29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ritical delay</text:p>
                <draw:g>
                  <svg:desc>data_nominal.C29:data_nominal.C29</svg:desc>
                </draw:g>
              </table:table-cell>
              <table:table-cell office:value-type="float" office:value="25.63">
                <text:p>25.63</text:p>
                <draw:g>
                  <svg:desc>data_nominal.D29:data_nominal.L29</svg:desc>
                </draw:g>
              </table:table-cell>
              <table:table-cell office:value-type="float" office:value="25.93">
                <text:p>25.93</text:p>
              </table:table-cell>
              <table:table-cell office:value-type="float" office:value="24.17">
                <text:p>24.17</text:p>
              </table:table-cell>
              <table:table-cell office:value-type="float" office:value="40.03">
                <text:p>40.03</text:p>
              </table:table-cell>
              <table:table-cell office:value-type="float" office:value="17.8">
                <text:p>17.8</text:p>
              </table:table-cell>
              <table:table-cell office:value-type="float" office:value="22.07">
                <text:p>22.07</text:p>
              </table:table-cell>
              <table:table-cell office:value-type="float" office:value="22.27">
                <text:p>22.27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895cm" svg:y="0.316cm" chart:style-name="ch2">
          <text:p>Comparação entre atrasos normalizados</text:p>
        </chart:title>
        <chart:legend chart:legend-position="end" svg:x="10.396cm" svg:y="3.952cm" style:legend-expansion="high" chart:style-name="ch3"/>
        <chart:plot-area chart:style-name="ch4" table:cell-range-address="data_nominal.D35:data_nominal.K35 data_nominal.C37:data_nominal.K37 data_near.C37:data_near.K37" chart:data-source-has-labels="both" svg:x="1.331cm" svg:y="1.275cm" svg:width="8.745cm" svg:height="6.564cm">
          <chartooo:coordinate-region svg:x="3.255cm" svg:y="2.11cm" svg:width="4.895cm" svg:height="4.895cm"/>
          <chart:axis chart:dimension="x" chart:name="primary-x" chart:style-name="ch5" chartooo:axis-type="auto">
            <chartooo:date-scale/>
            <chart:title svg:x="4.45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7:data_nominal.K37" chart:label-cell-address="data_nominal.C37:data_nominal.C37" chart:class="chart:radar">
            <chart:data-point chart:repeated="8"/>
          </chart:series>
          <chart:series chart:style-name="ch11" chart:values-cell-range-address="data_near.D37:data_near.K37" chart:label-cell-address="data_near.C37:data_near.C37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7:data_nominal.C37</svg:desc>
                </draw:g>
              </table:table-cell>
              <table:table-cell office:value-type="float" office:value="1.01170503316426">
                <text:p>1.01170503316426</text:p>
                <draw:g>
                  <svg:desc>data_nominal.D37:data_nominal.K37</svg:desc>
                </draw:g>
              </table:table-cell>
              <table:table-cell office:value-type="float" office:value="0.943035505267265">
                <text:p>0.943035505267265</text:p>
              </table:table-cell>
              <table:table-cell office:value-type="float" office:value="1.56184159188451">
                <text:p>1.56184159188451</text:p>
              </table:table-cell>
              <table:table-cell office:value-type="float" office:value="0.694498634412798">
                <text:p>0.694498634412798</text:p>
              </table:table-cell>
              <table:table-cell office:value-type="float" office:value="0.861100273117441">
                <text:p>0.861100273117441</text:p>
              </table:table-cell>
              <table:table-cell office:value-type="float" office:value="0.868903628560281">
                <text:p>0.868903628560281</text:p>
              </table:table-cell>
              <table:table-cell office:value-type="float" office:value="0.8532969176746">
                <text:p>0.8532969176746</text:p>
              </table:table-cell>
              <table:table-cell office:value-type="float" office:value="0.901677721420211">
                <text:p>0.901677721420211</text:p>
              </table:table-cell>
            </table:table-row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3076923076923">
                <text:p>1.33076923076923</text:p>
                <draw:g>
                  <svg:desc>data_near.D37:data_near.K37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fill-color="#ffff00" draw:fill-hatch-name="Blue_20_Crossed_20_0_20_Degrees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735cm" svg:y="8.401cm" style:legend-expansion="wide" chart:style-name="ch2"/>
        <chart:plot-area chart:style-name="ch3" table:cell-range-address="data_nominal.D27:data_nominal.L27 data_nominal.C29:data_nominal.L29" chart:data-source-has-labels="both" svg:x="1.331cm" svg:y="0.18cm" svg:width="14.349cm" svg:height="6.876cm">
          <chartooo:coordinate-region svg:x="2.005cm" svg:y="0.18cm" svg:width="13.251cm" svg:height="6.229cm"/>
          <chart:axis chart:dimension="x" chart:name="primary-x" chart:style-name="ch4" chartooo:axis-type="auto">
            <chartooo:date-scale/>
            <chart:title svg:x="0.451cm" svg:y="4.866cm" chart:style-name="ch5">
              <text:p>Implementations</text:p>
            </chart:title>
            <chart:categories table:cell-range-address="data_nominal.D27:data_nominal.L27"/>
            <chart:grid chart:style-name="ch6" chart:class="major"/>
          </chart:axis>
          <chart:axis chart:dimension="y" chart:name="primary-y" chart:style-name="ch7">
            <chart:title svg:x="7.231cm" svg:y="7.236cm" chart:style-name="ch8">
              <text:p>Critical delay(ps)</text:p>
            </chart:title>
            <chart:grid chart:style-name="ch6" chart:class="major"/>
          </chart:axis>
          <chart:series chart:style-name="ch9" chart:values-cell-range-address="data_nominal.D29:data_nominal.L29" chart:label-cell-address="data_nominal.C29:data_nominal.C2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ritical delay</text:p>
                <draw:g>
                  <svg:desc>data_nominal.C29:data_nominal.C29</svg:desc>
                </draw:g>
              </table:table-cell>
              <table:table-cell office:value-type="float" office:value="25.63">
                <text:p>25.63</text:p>
                <draw:g>
                  <svg:desc>data_nominal.D29:data_nominal.L29</svg:desc>
                </draw:g>
              </table:table-cell>
              <table:table-cell office:value-type="float" office:value="25.93">
                <text:p>25.93</text:p>
              </table:table-cell>
              <table:table-cell office:value-type="float" office:value="24.17">
                <text:p>24.17</text:p>
              </table:table-cell>
              <table:table-cell office:value-type="float" office:value="40.03">
                <text:p>40.03</text:p>
              </table:table-cell>
              <table:table-cell office:value-type="float" office:value="17.8">
                <text:p>17.8</text:p>
              </table:table-cell>
              <table:table-cell office:value-type="float" office:value="22.07">
                <text:p>22.07</text:p>
              </table:table-cell>
              <table:table-cell office:value-type="float" office:value="22.27">
                <text:p>22.27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ue_20_Crossed_20_0_20_Degrees" draw:display-name="Blue Crossed 0 Degrees" draw:style="double" draw:color="#000080" draw:distance="0.076cm" draw:rotation="900"/>
    <draw:hatch draw:name="ChartHatch_20_1" draw:display-name="ChartHatch 1" draw:style="single" draw:color="#ffff00" draw:distance="0.1cm" draw:rotation="3150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086cm" svg:y="0.316cm" chart:style-name="ch2">
          <text:p>Atraso crítico near-threshold</text:p>
        </chart:title>
        <chart:legend chart:legend-position="end" svg:x="10.985cm" svg:y="4.201cm" style:legend-expansion="high" chart:style-name="ch3"/>
        <chart:plot-area chart:style-name="ch4" table:cell-range-address="data_nominal.D27:data_nominal.L27 data_near.C37:data_near.C37 data_near.D29:data_near.L29" chart:data-source-has-labels="both" svg:x="1.331cm" svg:y="1.275cm" svg:width="9.334cm" svg:height="6.564cm">
          <chartooo:coordinate-region svg:x="3.462cm" svg:y="2.11cm" svg:width="5.072cm" svg:height="5.072cm"/>
          <chart:axis chart:dimension="x" chart:name="primary-x" chart:style-name="ch5" chartooo:axis-type="auto">
            <chartooo:date-scale/>
            <chart:title svg:x="4.75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64cm" chart:style-name="ch9">
              <text:p>Ns(-9)</text:p>
            </chart:title>
            <chart:grid chart:style-name="ch7" chart:class="major"/>
          </chart:axis>
          <chart:series chart:style-name="ch10" chart:values-cell-range-address="data_near.D29:data_near.L29" chart:label-cell-address="data_near.C37:data_near.C37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">
                <text:p>1.3</text:p>
                <draw:g>
                  <svg:desc>data_near.D29:data_near.L29</svg:desc>
                </draw:g>
              </table:table-cell>
              <table:table-cell office:value-type="float" office:value="1.73">
                <text:p>1.73</text:p>
              </table:table-cell>
              <table:table-cell office:value-type="float" office:value="1.13">
                <text:p>1.13</text:p>
              </table:table-cell>
              <table:table-cell office:value-type="float" office:value="1.33">
                <text:p>1.33</text:p>
              </table:table-cell>
              <table:table-cell office:value-type="float" office:value="0.971">
                <text:p>0.971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24">
                <text:p>1.24</text:p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fill-color="#fff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735cm" svg:y="8.401cm" style:legend-expansion="wide" chart:style-name="ch2"/>
        <chart:plot-area chart:style-name="ch3" table:cell-range-address="data_near.D27:data_near.L27 data_near.C29:data_near.L29" chart:data-source-has-labels="both" svg:x="1.331cm" svg:y="0.18cm" svg:width="14.349cm" svg:height="6.876cm">
          <chartooo:coordinate-region svg:x="2.005cm" svg:y="0.18cm" svg:width="13.343cm" svg:height="6.229cm"/>
          <chart:axis chart:dimension="x" chart:name="primary-x" chart:style-name="ch4" chartooo:axis-type="auto">
            <chartooo:date-scale/>
            <chart:title svg:x="0.451cm" svg:y="4.866cm" chart:style-name="ch5">
              <text:p>Implementations</text:p>
            </chart:title>
            <chart:categories table:cell-range-address="data_near.D27:data_near.L27"/>
            <chart:grid chart:style-name="ch6" chart:class="major"/>
          </chart:axis>
          <chart:axis chart:dimension="y" chart:name="primary-y" chart:style-name="ch7">
            <chart:title svg:x="7.231cm" svg:y="7.236cm" chart:style-name="ch8">
              <text:p>Critical delay(ns)</text:p>
            </chart:title>
            <chart:grid chart:style-name="ch6" chart:class="major"/>
          </chart:axis>
          <chart:series chart:style-name="ch9" chart:values-cell-range-address="data_near.D29:data_near.L29" chart:label-cell-address="data_near.C29:data_near.C2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ritical delay</text:p>
                <draw:g>
                  <svg:desc>data_near.C29:data_near.C29</svg:desc>
                </draw:g>
              </table:table-cell>
              <table:table-cell office:value-type="float" office:value="1.3">
                <text:p>1.3</text:p>
                <draw:g>
                  <svg:desc>data_near.D29:data_near.L29</svg:desc>
                </draw:g>
              </table:table-cell>
              <table:table-cell office:value-type="float" office:value="1.73">
                <text:p>1.73</text:p>
              </table:table-cell>
              <table:table-cell office:value-type="float" office:value="1.13">
                <text:p>1.13</text:p>
              </table:table-cell>
              <table:table-cell office:value-type="float" office:value="1.33">
                <text:p>1.33</text:p>
              </table:table-cell>
              <table:table-cell office:value-type="float" office:value="0.971">
                <text:p>0.971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24">
                <text:p>1.24</text:p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95cm" svg:y="0.316cm" chart:style-name="ch2">
          <text:p>Comparação entre atrasos normalizadas</text:p>
        </chart:title>
        <chart:legend chart:legend-position="end" svg:x="10.985cm" svg:y="3.952cm" style:legend-expansion="high" chart:style-name="ch3"/>
        <chart:plot-area chart:style-name="ch4" table:cell-range-address="data_nominal.D35:data_nominal.K35 data_nominal.C37:data_nominal.K37 data_near.C37:data_near.K37" chart:data-source-has-labels="both" svg:x="1.331cm" svg:y="1.275cm" svg:width="9.334cm" svg:height="6.564cm">
          <chartooo:coordinate-region svg:x="2.243cm" svg:y="1.474cm" svg:width="8.422cm" svg:height="5.718cm"/>
          <chart:axis chart:dimension="x" chart:name="primary-x" chart:style-name="ch5" chartooo:axis-type="auto">
            <chartooo:date-scale/>
            <chart:title svg:x="4.7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1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37:data_nominal.K37" chart:label-cell-address="data_nominal.C37:data_nominal.C37" chart:class="chart:bar">
            <chart:data-point chart:repeated="8"/>
          </chart:series>
          <chart:series chart:style-name="ch11" chart:values-cell-range-address="data_near.D37:data_near.K37" chart:label-cell-address="data_near.C37:data_near.C3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7:data_nominal.C37</svg:desc>
                </draw:g>
              </table:table-cell>
              <table:table-cell office:value-type="float" office:value="1.01170503316426">
                <text:p>1.01170503316426</text:p>
                <draw:g>
                  <svg:desc>data_nominal.D37:data_nominal.K37</svg:desc>
                </draw:g>
              </table:table-cell>
              <table:table-cell office:value-type="float" office:value="0.943035505267265">
                <text:p>0.943035505267265</text:p>
              </table:table-cell>
              <table:table-cell office:value-type="float" office:value="1.56184159188451">
                <text:p>1.56184159188451</text:p>
              </table:table-cell>
              <table:table-cell office:value-type="float" office:value="0.694498634412798">
                <text:p>0.694498634412798</text:p>
              </table:table-cell>
              <table:table-cell office:value-type="float" office:value="0.861100273117441">
                <text:p>0.861100273117441</text:p>
              </table:table-cell>
              <table:table-cell office:value-type="float" office:value="0.868903628560281">
                <text:p>0.868903628560281</text:p>
              </table:table-cell>
              <table:table-cell office:value-type="float" office:value="0.8532969176746">
                <text:p>0.8532969176746</text:p>
              </table:table-cell>
              <table:table-cell office:value-type="float" office:value="0.901677721420211">
                <text:p>0.901677721420211</text:p>
              </table:table-cell>
            </table:table-row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3076923076923">
                <text:p>1.33076923076923</text:p>
                <draw:g>
                  <svg:desc>data_near.D37:data_near.K37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2cm" svg:y="0.316cm" chart:style-name="ch2">
          <text:p>Energia nominal consumida</text:p>
        </chart:title>
        <chart:legend chart:legend-position="end" svg:x="12.784cm" svg:y="4.201cm" style:legend-expansion="high" chart:style-name="ch3"/>
        <chart:plot-area chart:style-name="ch4" table:cell-range-address="data_nominal.D27:data_nominal.L28 data_nominal.C28:data_nominal.C28" chart:data-source-has-labels="both" svg:x="1.331cm" svg:y="1.275cm" svg:width="11.133cm" svg:height="6.564cm">
          <chartooo:coordinate-region svg:x="2.349cm" svg:y="1.474cm" svg:width="10.115cm" svg:height="6.166cm"/>
          <chart:axis chart:dimension="x" chart:name="primary-x" chart:style-name="ch5" chartooo:axis-type="auto">
            <chartooo:date-scale/>
            <chart:title svg:x="5.649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28:data_nominal.L28" chart:label-cell-address="data_nominal.C28:data_nominal.C2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28:data_nominal.C28</svg:desc>
                </draw:g>
              </table:table-cell>
              <table:table-cell office:value-type="float" office:value="-6.77">
                <text:p>-6.77</text:p>
                <draw:g>
                  <svg:desc>data_nominal.D28:data_nominal.L28</svg:desc>
                </draw:g>
              </table:table-cell>
              <table:table-cell office:value-type="float" office:value="-7.25">
                <text:p>-7.25</text:p>
              </table:table-cell>
              <table:table-cell office:value-type="float" office:value="-6.84">
                <text:p>-6.84</text:p>
              </table:table-cell>
              <table:table-cell office:value-type="float" office:value="-5.99">
                <text:p>-5.99</text:p>
              </table:table-cell>
              <table:table-cell office:value-type="float" office:value="-6.749835">
                <text:p>-6.749835</text:p>
              </table:table-cell>
              <table:table-cell office:value-type="float" office:value="-7.82">
                <text:p>-7.82</text:p>
              </table:table-cell>
              <table:table-cell office:value-type="float" office:value="-7.78">
                <text:p>-7.78</text:p>
              </table:table-cell>
              <table:table-cell office:value-type="float" office:value="-6.115">
                <text:p>-6.115</text:p>
              </table:table-cell>
              <table:table-cell office:value-type="float" office:value="-7.05">
                <text:p>-7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95cm" svg:y="0.316cm" chart:style-name="ch2">
          <text:p>Comparação entre atrasos normalizadas</text:p>
        </chart:title>
        <chart:legend chart:legend-position="end" svg:x="10.985cm" svg:y="3.952cm" style:legend-expansion="high" chart:style-name="ch3"/>
        <chart:plot-area chart:style-name="ch4" table:cell-range-address="data_nominal.D35:data_nominal.K35 data_nominal.C37:data_nominal.K37 data_near.C37:data_near.K37" chart:data-source-has-labels="both" svg:x="1.331cm" svg:y="1.275cm" svg:width="9.334cm" svg:height="6.564cm">
          <chartooo:coordinate-region svg:x="2.243cm" svg:y="1.474cm" svg:width="8.209cm" svg:height="5.718cm"/>
          <chart:axis chart:dimension="x" chart:name="primary-x" chart:style-name="ch5" chartooo:axis-type="auto">
            <chartooo:date-scale/>
            <chart:title svg:x="4.7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1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37:data_nominal.K37" chart:label-cell-address="data_nominal.C37:data_nominal.C37" chart:class="chart:line">
            <chart:data-point chart:repeated="8"/>
          </chart:series>
          <chart:series chart:style-name="ch11" chart:values-cell-range-address="data_near.D37:data_near.K37" chart:label-cell-address="data_near.C37:data_near.C3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7:data_nominal.C37</svg:desc>
                </draw:g>
              </table:table-cell>
              <table:table-cell office:value-type="float" office:value="1.01170503316426">
                <text:p>1.01170503316426</text:p>
                <draw:g>
                  <svg:desc>data_nominal.D37:data_nominal.K37</svg:desc>
                </draw:g>
              </table:table-cell>
              <table:table-cell office:value-type="float" office:value="0.943035505267265">
                <text:p>0.943035505267265</text:p>
              </table:table-cell>
              <table:table-cell office:value-type="float" office:value="1.56184159188451">
                <text:p>1.56184159188451</text:p>
              </table:table-cell>
              <table:table-cell office:value-type="float" office:value="0.694498634412798">
                <text:p>0.694498634412798</text:p>
              </table:table-cell>
              <table:table-cell office:value-type="float" office:value="0.861100273117441">
                <text:p>0.861100273117441</text:p>
              </table:table-cell>
              <table:table-cell office:value-type="float" office:value="0.868903628560281">
                <text:p>0.868903628560281</text:p>
              </table:table-cell>
              <table:table-cell office:value-type="float" office:value="0.8532969176746">
                <text:p>0.8532969176746</text:p>
              </table:table-cell>
              <table:table-cell office:value-type="float" office:value="0.901677721420211">
                <text:p>0.901677721420211</text:p>
              </table:table-cell>
            </table:table-row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3076923076923">
                <text:p>1.33076923076923</text:p>
                <draw:g>
                  <svg:desc>data_near.D37:data_near.K37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9cm" svg:y="0.316cm" chart:style-name="ch2">
          <text:p>Comparação entre energias normalizadas</text:p>
        </chart:title>
        <chart:legend chart:legend-position="end" svg:x="11.805cm" svg:y="3.952cm" style:legend-expansion="high" chart:style-name="ch3"/>
        <chart:plot-area chart:style-name="ch4" table:cell-range-address="data_nominal.D35:data_nominal.K36 data_nominal.C36:data_nominal.C36 data_near.C36:data_near.K36" chart:data-source-has-labels="both" svg:x="1.331cm" svg:y="1.275cm" svg:width="10.154cm" svg:height="6.564cm">
          <chartooo:coordinate-region svg:x="2.243cm" svg:y="1.474cm" svg:width="9.029cm" svg:height="5.718cm"/>
          <chart:axis chart:dimension="x" chart:name="primary-x" chart:style-name="ch5" chartooo:axis-type="auto">
            <chartooo:date-scale/>
            <chart:title svg:x="5.16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6:data_nominal.K36" chart:label-cell-address="data_nominal.C36:data_nominal.C36" chart:class="chart:line">
            <chart:data-point chart:repeated="8"/>
          </chart:series>
          <chart:series chart:style-name="ch11" chart:values-cell-range-address="data_near.D36:data_near.K36" chart:label-cell-address="data_near.C36:data_near.C36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6:data_nominal.C36</svg:desc>
                </draw:g>
              </table:table-cell>
              <table:table-cell office:value-type="float" office:value="1.07090103397341">
                <text:p>1.07090103397341</text:p>
                <draw:g>
                  <svg:desc>data_nominal.D36:data_nominal.K36</svg:desc>
                </draw:g>
              </table:table-cell>
              <table:table-cell office:value-type="float" office:value="1.01033973412112">
                <text:p>1.01033973412112</text:p>
              </table:table-cell>
              <table:table-cell office:value-type="float" office:value="0.884785819793205">
                <text:p>0.884785819793205</text:p>
              </table:table-cell>
              <table:table-cell office:value-type="float" office:value="0.997021418020679">
                <text:p>0.997021418020679</text:p>
              </table:table-cell>
              <table:table-cell office:value-type="float" office:value="1.15509601181684">
                <text:p>1.15509601181684</text:p>
              </table:table-cell>
              <table:table-cell office:value-type="float" office:value="1.14918759231905">
                <text:p>1.14918759231905</text:p>
              </table:table-cell>
              <table:table-cell office:value-type="float" office:value="0.903249630723781">
                <text:p>0.903249630723781</text:p>
              </table:table-cell>
              <table:table-cell office:value-type="float" office:value="1.04135893648449">
                <text:p>1.04135893648449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.C36:data_near.C36</svg:desc>
                </draw:g>
              </table:table-cell>
              <table:table-cell office:value-type="float" office:value="1.26928675400291">
                <text:p>1.26928675400291</text:p>
                <draw:g>
                  <svg:desc>data_near.D36:data_near.K36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893013100436681">
                <text:p>0.893013100436681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223cm" svg:y="0.316cm" chart:style-name="ch2">
          <text:p>Potência nominal</text:p>
        </chart:title>
        <chart:legend chart:legend-position="end" svg:x="12.599cm" svg:y="4.201cm" style:legend-expansion="high" chart:style-name="ch3"/>
        <chart:plot-area chart:style-name="ch4" table:cell-range-address="data_nominal.D27:data_nominal.L27 data_nominal.C30:data_nominal.L30" chart:data-source-has-labels="both" svg:x="1.331cm" svg:y="1.275cm" svg:width="10.948cm" svg:height="6.564cm">
          <chartooo:coordinate-region svg:x="4.269cm" svg:y="2.11cm" svg:width="5.072cm" svg:height="5.072cm"/>
          <chart:axis chart:dimension="x" chart:name="primary-x" chart:style-name="ch5" chartooo:axis-type="auto">
            <chartooo:date-scale/>
            <chart:title svg:x="5.557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ominal.D30:data_nominal.L30" chart:label-cell-address="data_nominal.C30:data_nominal.C30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otência nominal</text:p>
                <draw:g>
                  <svg:desc>data_nominal.C30:data_nominal.C30</svg:desc>
                </draw:g>
              </table:table-cell>
              <table:table-cell office:value-type="float" office:value="0.376111111111111">
                <text:p>0.376111111111111</text:p>
                <draw:g>
                  <svg:desc>data_nominal.D30:data_nominal.L30</svg:desc>
                </draw:g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38">
                <text:p>0.38</text:p>
              </table:table-cell>
              <table:table-cell office:value-type="float" office:value="0.332777777777778">
                <text:p>0.332777777777778</text:p>
              </table:table-cell>
              <table:table-cell office:value-type="float" office:value="0.374990833333333">
                <text:p>0.374990833333333</text:p>
              </table:table-cell>
              <table:table-cell office:value-type="float" office:value="0.434444444444445">
                <text:p>0.434444444444445</text:p>
              </table:table-cell>
              <table:table-cell office:value-type="float" office:value="0.432222222222222">
                <text:p>0.432222222222222</text:p>
              </table:table-cell>
              <table:table-cell office:value-type="float" office:value="0.339722222222222">
                <text:p>0.339722222222222</text:p>
              </table:table-cell>
              <table:table-cell office:value-type="float" office:value="0.391666666666667">
                <text:p>0.3916666666666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Potência nominal</text:p>
        </chart:title>
        <chart:legend chart:legend-position="end" svg:x="12.599cm" svg:y="4.201cm" style:legend-expansion="high" chart:style-name="ch3"/>
        <chart:plot-area chart:style-name="ch4" table:cell-range-address="data_nominal.D27:data_nominal.L27 data_nominal.C30:data_nominal.L30" chart:data-source-has-labels="both" svg:x="1.331cm" svg:y="1.275cm" svg:width="10.948cm" svg:height="6.564cm">
          <chartooo:coordinate-region svg:x="2.429cm" svg:y="1.474cm" svg:width="9.85cm" svg:height="5.718cm"/>
          <chart:axis chart:dimension="x" chart:name="primary-x" chart:style-name="ch5" chartooo:axis-type="auto">
            <chartooo:date-scale/>
            <chart:title svg:x="5.557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ominal.D30:data_nominal.L30" chart:label-cell-address="data_nominal.C30:data_nominal.C3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otência nominal</text:p>
                <draw:g>
                  <svg:desc>data_nominal.C30:data_nominal.C30</svg:desc>
                </draw:g>
              </table:table-cell>
              <table:table-cell office:value-type="float" office:value="0.376111111111111">
                <text:p>0.376111111111111</text:p>
                <draw:g>
                  <svg:desc>data_nominal.D30:data_nominal.L30</svg:desc>
                </draw:g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38">
                <text:p>0.38</text:p>
              </table:table-cell>
              <table:table-cell office:value-type="float" office:value="0.332777777777778">
                <text:p>0.332777777777778</text:p>
              </table:table-cell>
              <table:table-cell office:value-type="float" office:value="0.374990833333333">
                <text:p>0.374990833333333</text:p>
              </table:table-cell>
              <table:table-cell office:value-type="float" office:value="0.434444444444445">
                <text:p>0.434444444444445</text:p>
              </table:table-cell>
              <table:table-cell office:value-type="float" office:value="0.432222222222222">
                <text:p>0.432222222222222</text:p>
              </table:table-cell>
              <table:table-cell office:value-type="float" office:value="0.339722222222222">
                <text:p>0.339722222222222</text:p>
              </table:table-cell>
              <table:table-cell office:value-type="float" office:value="0.391666666666667">
                <text:p>0.39166666666666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562cm" svg:y="0.316cm" chart:style-name="ch2">
          <text:p>Potência near-threshold</text:p>
        </chart:title>
        <chart:legend chart:legend-position="end" svg:x="12.017cm" svg:y="4.201cm" style:legend-expansion="high" chart:style-name="ch3"/>
        <chart:plot-area chart:style-name="ch4" table:cell-range-address="data_near.D27:data_near.L27 data_near.C30:data_near.L30" chart:data-source-has-labels="both" svg:x="1.331cm" svg:y="1.275cm" svg:width="10.366cm" svg:height="6.564cm">
          <chartooo:coordinate-region svg:x="3.978cm" svg:y="2.11cm" svg:width="5.072cm" svg:height="5.072cm"/>
          <chart:axis chart:dimension="x" chart:name="primary-x" chart:style-name="ch5" chartooo:axis-type="auto">
            <chartooo:date-scale/>
            <chart:title svg:x="5.26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ear.D30:data_near.L30" chart:label-cell-address="data_near.C30:data_near.C30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ear-threshold power</text:p>
                <draw:g>
                  <svg:desc>data_near.C30:data_near.C30</svg:desc>
                </draw:g>
              </table:table-cell>
              <table:table-cell office:value-type="float" office:value="0.0763333333333333">
                <text:p>0.0763333333333333</text:p>
                <draw:g>
                  <svg:desc>data_near.D30:data_near.L30</svg:desc>
                </draw:g>
              </table:table-cell>
              <table:table-cell office:value-type="float" office:value="0.0968888888888889">
                <text:p>0.0968888888888889</text:p>
              </table:table-cell>
              <table:table-cell office:value-type="float" office:value="0.0769444444444444">
                <text:p>0.0769444444444444</text:p>
              </table:table-cell>
              <table:table-cell office:value-type="float" office:value="0.0545333333333333">
                <text:p>0.0545333333333333</text:p>
              </table:table-cell>
              <table:table-cell office:value-type="float" office:value="0.0711927777777778">
                <text:p>0.0711927777777778</text:p>
              </table:table-cell>
              <table:table-cell office:value-type="float" office:value="0.0976666666666667">
                <text:p>0.0976666666666667</text:p>
              </table:table-cell>
              <table:table-cell office:value-type="float" office:value="0.0983333333333333">
                <text:p>0.0983333333333333</text:p>
              </table:table-cell>
              <table:table-cell office:value-type="float" office:value="0.0656111111111111">
                <text:p>0.0656111111111111</text:p>
              </table:table-cell>
              <table:table-cell office:value-type="float" office:value="0.0969444444444444">
                <text:p>0.096944444444444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62cm" svg:y="0.316cm" chart:style-name="ch2">
          <text:p>Potência near-threshold</text:p>
        </chart:title>
        <chart:legend chart:legend-position="end" svg:x="12.017cm" svg:y="4.201cm" style:legend-expansion="high" chart:style-name="ch3"/>
        <chart:plot-area chart:style-name="ch4" table:cell-range-address="data_near.D27:data_near.L27 data_near.C30:data_near.L30" chart:data-source-has-labels="both" svg:x="1.331cm" svg:y="1.275cm" svg:width="10.366cm" svg:height="6.564cm">
          <chartooo:coordinate-region svg:x="2.429cm" svg:y="1.474cm" svg:width="9.268cm" svg:height="5.718cm"/>
          <chart:axis chart:dimension="x" chart:name="primary-x" chart:style-name="ch5" chartooo:axis-type="auto">
            <chartooo:date-scale/>
            <chart:title svg:x="5.26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ear.D30:data_near.L30" chart:label-cell-address="data_near.C30:data_near.C3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ear-threshold power</text:p>
                <draw:g>
                  <svg:desc>data_near.C30:data_near.C30</svg:desc>
                </draw:g>
              </table:table-cell>
              <table:table-cell office:value-type="float" office:value="0.0763333333333333">
                <text:p>0.0763333333333333</text:p>
                <draw:g>
                  <svg:desc>data_near.D30:data_near.L30</svg:desc>
                </draw:g>
              </table:table-cell>
              <table:table-cell office:value-type="float" office:value="0.0968888888888889">
                <text:p>0.0968888888888889</text:p>
              </table:table-cell>
              <table:table-cell office:value-type="float" office:value="0.0769444444444444">
                <text:p>0.0769444444444444</text:p>
              </table:table-cell>
              <table:table-cell office:value-type="float" office:value="0.0545333333333333">
                <text:p>0.0545333333333333</text:p>
              </table:table-cell>
              <table:table-cell office:value-type="float" office:value="0.0711927777777778">
                <text:p>0.0711927777777778</text:p>
              </table:table-cell>
              <table:table-cell office:value-type="float" office:value="0.0976666666666667">
                <text:p>0.0976666666666667</text:p>
              </table:table-cell>
              <table:table-cell office:value-type="float" office:value="0.0983333333333333">
                <text:p>0.0983333333333333</text:p>
              </table:table-cell>
              <table:table-cell office:value-type="float" office:value="0.0656111111111111">
                <text:p>0.0656111111111111</text:p>
              </table:table-cell>
              <table:table-cell office:value-type="float" office:value="0.0969444444444444">
                <text:p>0.096944444444444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683cm" svg:y="0.316cm" chart:style-name="ch2">
          <text:p>Comparação entre potências normalizadas</text:p>
        </chart:title>
        <chart:legend chart:legend-position="end" svg:x="11.428cm" svg:y="3.952cm" style:legend-expansion="high" chart:style-name="ch3"/>
        <chart:plot-area chart:style-name="ch4" table:cell-range-address="data_near.D35:data_near.K35 data_nominal.C38:data_nominal.K38 data_near.C38:data_near.K38" chart:data-source-has-labels="both" svg:x="1.331cm" svg:y="1.275cm" svg:width="9.777cm" svg:height="6.564cm">
          <chartooo:coordinate-region svg:x="3.771cm" svg:y="2.11cm" svg:width="4.895cm" svg:height="4.895cm"/>
          <chart:axis chart:dimension="x" chart:name="primary-x" chart:style-name="ch5" chartooo:axis-type="auto">
            <chartooo:date-scale/>
            <chart:title svg:x="4.971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8:data_nominal.K38" chart:label-cell-address="data_nominal.C38:data_nominal.C38" chart:class="chart:radar">
            <chart:data-point chart:repeated="8"/>
          </chart:series>
          <chart:series chart:style-name="ch11" chart:values-cell-range-address="data_near.D38:data_near.K38" chart:label-cell-address="data_near.C38:data_near.C38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ominal power</text:p>
                <draw:g>
                  <svg:desc>data_nominal.C38:data_nominal.C38</svg:desc>
                </draw:g>
              </table:table-cell>
              <table:table-cell office:value-type="float" office:value="1.07090103397341">
                <text:p>1.07090103397341</text:p>
                <draw:g>
                  <svg:desc>data_nominal.D38:data_nominal.K38</svg:desc>
                </draw:g>
              </table:table-cell>
              <table:table-cell office:value-type="float" office:value="1.01033973412112">
                <text:p>1.01033973412112</text:p>
              </table:table-cell>
              <table:table-cell office:value-type="float" office:value="0.884785819793205">
                <text:p>0.884785819793205</text:p>
              </table:table-cell>
              <table:table-cell office:value-type="float" office:value="0.997021418020679">
                <text:p>0.997021418020679</text:p>
              </table:table-cell>
              <table:table-cell office:value-type="float" office:value="1.15509601181684">
                <text:p>1.15509601181684</text:p>
              </table:table-cell>
              <table:table-cell office:value-type="float" office:value="1.14918759231905">
                <text:p>1.14918759231905</text:p>
              </table:table-cell>
              <table:table-cell office:value-type="float" office:value="0.903249630723781">
                <text:p>0.903249630723781</text:p>
              </table:table-cell>
              <table:table-cell office:value-type="float" office:value="1.04135893648449">
                <text:p>1.04135893648449</text:p>
              </table:table-cell>
            </table:table-row>
            <table:table-row>
              <table:table-cell office:value-type="string">
                <text:p>Near-threshold power</text:p>
                <draw:g>
                  <svg:desc>data_near.C38:data_near.C38</svg:desc>
                </draw:g>
              </table:table-cell>
              <table:table-cell office:value-type="float" office:value="1.26928675400291">
                <text:p>1.26928675400291</text:p>
                <draw:g>
                  <svg:desc>data_near.D38:data_near.K38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714410480349345">
                <text:p>0.714410480349345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8">
                <text:p>0.859534206695778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fill="hatch" draw:fill-color="#0000ff" draw:fill-hatch-name="ChartHatch_20_2"/>
      <style:text-properties fo:font-family="Arial" style:font-style-name="Regular" fo:font-size="8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2">
      <style:chart-properties loext:label-stroke-color="#3465a4" chart:link-data-style-to-source="true" chart:data-label-number="value" chart:data-label-text="false" chart:data-label-symbol="false" chart:label-position="top"/>
      <style:graphic-properties draw:fill="bitmap" draw:fill-color="#ff420e" draw:fill-hatch-name="ChartHatch_20_4" draw:fill-image-name="ChartBitmap_20_6"/>
      <style:text-properties fo:font-family="Arial" style:font-style-name="Regular"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legend chart:legend-position="bottom" svg:x="4.715cm" svg:y="8.406cm" style:legend-expansion="wide" chart:style-name="ch2"/>
        <chart:plot-area chart:style-name="ch3" table:cell-range-address="data_near.D35:data_near.K35 data_nominal.C38:data_nominal.K38 data_near.C38:data_near.K38" chart:data-source-has-labels="both" svg:x="1.33cm" svg:y="0.18cm" svg:width="14.35cm" svg:height="6.881cm">
          <chartooo:coordinate-region svg:x="2.242cm" svg:y="0.379cm" svg:width="13.438cm" svg:height="6.035cm"/>
          <chart:axis chart:dimension="x" chart:name="primary-x" chart:style-name="ch4" chartooo:axis-type="auto">
            <chartooo:date-scale/>
            <chart:title svg:x="7.257cm" svg:y="7.241cm" chart:style-name="ch5">
              <text:p>Implementations</text:p>
            </chart:title>
            <chart:categories table:cell-range-address="data_near.D35:data_near.K35"/>
            <chart:grid chart:style-name="ch6" chart:class="major"/>
          </chart:axis>
          <chart:axis chart:dimension="y" chart:name="primary-y" chart:style-name="ch7">
            <chart:title svg:x="0.451cm" svg:y="4.484cm" chart:style-name="ch8">
              <text:p>Power(uW)</text:p>
            </chart:title>
            <chart:grid chart:style-name="ch6" chart:class="major"/>
          </chart:axis>
          <chart:series chart:style-name="ch9" chart:values-cell-range-address="data_nominal.D38:data_nominal.K38" chart:label-cell-address="data_nominal.C38:data_nominal.C38" chart:class="chart:bar">
            <chart:data-point chart:repeated="4"/>
            <chart:data-point chart:style-name="ch10"/>
            <chart:data-point chart:repeated="3"/>
          </chart:series>
          <chart:series chart:style-name="ch11" chart:values-cell-range-address="data_near.D38:data_near.K38" chart:label-cell-address="data_near.C38:data_near.C38" chart:class="chart:bar">
            <chart:data-point chart:style-name="ch10" chart:repeated="2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ominal power</text:p>
                <draw:g>
                  <svg:desc>data_nominal.C38:data_nominal.C38</svg:desc>
                </draw:g>
              </table:table-cell>
              <table:table-cell office:value-type="float" office:value="1.07090103397341">
                <text:p>1.07090103397341</text:p>
                <draw:g>
                  <svg:desc>data_nominal.D38:data_nominal.K38</svg:desc>
                </draw:g>
              </table:table-cell>
              <table:table-cell office:value-type="float" office:value="1.01033973412112">
                <text:p>1.01033973412112</text:p>
              </table:table-cell>
              <table:table-cell office:value-type="float" office:value="0.884785819793205">
                <text:p>0.884785819793205</text:p>
              </table:table-cell>
              <table:table-cell office:value-type="float" office:value="0.997021418020679">
                <text:p>0.997021418020679</text:p>
              </table:table-cell>
              <table:table-cell office:value-type="float" office:value="1.15509601181684">
                <text:p>1.15509601181684</text:p>
              </table:table-cell>
              <table:table-cell office:value-type="float" office:value="1.14918759231905">
                <text:p>1.14918759231905</text:p>
              </table:table-cell>
              <table:table-cell office:value-type="float" office:value="0.903249630723781">
                <text:p>0.903249630723781</text:p>
              </table:table-cell>
              <table:table-cell office:value-type="float" office:value="1.04135893648449">
                <text:p>1.04135893648449</text:p>
              </table:table-cell>
            </table:table-row>
            <table:table-row>
              <table:table-cell office:value-type="string">
                <text:p>Near-threshold power</text:p>
                <draw:g>
                  <svg:desc>data_near.C38:data_near.C38</svg:desc>
                </draw:g>
              </table:table-cell>
              <table:table-cell office:value-type="float" office:value="1.26928675400291">
                <text:p>1.26928675400291</text:p>
                <draw:g>
                  <svg:desc>data_near.D38:data_near.K38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714410480349345">
                <text:p>0.714410480349345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8">
                <text:p>0.859534206695778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ChartHatch_20_1" draw:display-name="ChartHatch 1" draw:style="single" draw:color="#7f00fe" draw:distance="0.1cm" draw:rotation="0"/>
    <draw:hatch draw:name="ChartHatch_20_2" draw:display-name="ChartHatch 2" draw:style="single" draw:color="#0000ff" draw:distance="0.1cm" draw:rotation="450"/>
    <draw:hatch draw:name="ChartHatch_20_3" draw:display-name="ChartHatch 3" draw:style="double" draw:color="#ff0000" draw:distance="0.08cm" draw:rotation="900"/>
    <draw:hatch draw:name="ChartHatch_20_4" draw:display-name="ChartHatch 4" draw:style="single" draw:color="#ff420e" draw:distance="0.1cm" draw:rotation="0"/>
    <draw:fill-image draw:name="ChartBitmap_20_1" draw:display-name="ChartBitmap 1" xlink:href="Pictures/100000000000000800000008E15DCF37DF2F67AD.png" xlink:type="simple" xlink:show="embed" xlink:actuate="onLoad"/>
    <draw:fill-image draw:name="ChartBitmap_20_10" draw:display-name="ChartBitmap 10" xlink:href="Pictures/100000000000000800000008252FB98320ABC082.png" xlink:type="simple" xlink:show="embed" xlink:actuate="onLoad"/>
    <draw:fill-image draw:name="ChartBitmap_20_11" draw:display-name="ChartBitmap 11" xlink:href="Pictures/1000000000000008000000081D740C3B6432AA10.png" xlink:type="simple" xlink:show="embed" xlink:actuate="onLoad"/>
    <draw:fill-image draw:name="ChartBitmap_20_12" draw:display-name="ChartBitmap 12" xlink:href="Pictures/100000000000000800000008DFD22AA4186A192F.png" xlink:type="simple" xlink:show="embed" xlink:actuate="onLoad"/>
    <draw:fill-image draw:name="ChartBitmap_20_2" draw:display-name="ChartBitmap 2" xlink:href="Pictures/10000000000000080000000815FF01BEBAE78E3B.png" xlink:type="simple" xlink:show="embed" xlink:actuate="onLoad"/>
    <draw:fill-image draw:name="ChartBitmap_20_3" draw:display-name="ChartBitmap 3" xlink:href="Pictures/100000000000000800000008780741DCFA39C431.png" xlink:type="simple" xlink:show="embed" xlink:actuate="onLoad"/>
    <draw:fill-image draw:name="ChartBitmap_20_4" draw:display-name="ChartBitmap 4" xlink:href="Pictures/100000000000000800000008E35858214210B2FA.png" xlink:type="simple" xlink:show="embed" xlink:actuate="onLoad"/>
    <draw:fill-image draw:name="ChartBitmap_20_5" draw:display-name="ChartBitmap 5" xlink:href="Pictures/100000000000000800000008518BC12EE970B38C.png" xlink:type="simple" xlink:show="embed" xlink:actuate="onLoad"/>
    <draw:fill-image draw:name="ChartBitmap_20_6" draw:display-name="ChartBitmap 6" xlink:href="Pictures/100000000000000800000008C02E332934F3A86E.png" xlink:type="simple" xlink:show="embed" xlink:actuate="onLoad"/>
    <draw:fill-image draw:name="ChartBitmap_20_7" draw:display-name="ChartBitmap 7" xlink:href="Pictures/10000000000000080000000855D00442764E3F0D.png" xlink:type="simple" xlink:show="embed" xlink:actuate="onLoad"/>
    <draw:fill-image draw:name="ChartBitmap_20_8" draw:display-name="ChartBitmap 8" xlink:href="Pictures/100000000000000800000008DD56054D5617275E.png" xlink:type="simple" xlink:show="embed" xlink:actuate="onLoad"/>
    <draw:fill-image draw:name="ChartBitmap_20_9" draw:display-name="ChartBitmap 9" xlink:href="Pictures/100000000000000800000008263DB7318DA90B83.png" xlink:type="simple" xlink:show="embed" xlink:actuate="onLoad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Comparação entre potências normalizadas</text:p>
        </chart:title>
        <chart:legend chart:legend-position="end" svg:x="12.017cm" svg:y="3.952cm" style:legend-expansion="high" chart:style-name="ch3"/>
        <chart:plot-area chart:style-name="ch4" table:cell-range-address="data_near.D35:data_near.K35 data_nominal.C38:data_nominal.K38 data_near.C38:data_near.K38" chart:data-source-has-labels="both" svg:x="1.331cm" svg:y="1.275cm" svg:width="10.366cm" svg:height="6.564cm">
          <chartooo:coordinate-region svg:x="2.243cm" svg:y="1.474cm" svg:width="9.241cm" svg:height="5.718cm"/>
          <chart:axis chart:dimension="x" chart:name="primary-x" chart:style-name="ch5" chartooo:axis-type="auto">
            <chartooo:date-scale/>
            <chart:title svg:x="5.266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8:data_nominal.K38" chart:label-cell-address="data_nominal.C38:data_nominal.C38" chart:class="chart:line">
            <chart:data-point chart:repeated="8"/>
          </chart:series>
          <chart:series chart:style-name="ch11" chart:values-cell-range-address="data_near.D38:data_near.K38" chart:label-cell-address="data_near.C38:data_near.C38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ominal power</text:p>
                <draw:g>
                  <svg:desc>data_nominal.C38:data_nominal.C38</svg:desc>
                </draw:g>
              </table:table-cell>
              <table:table-cell office:value-type="float" office:value="1.07090103397341">
                <text:p>1.07090103397341</text:p>
                <draw:g>
                  <svg:desc>data_nominal.D38:data_nominal.K38</svg:desc>
                </draw:g>
              </table:table-cell>
              <table:table-cell office:value-type="float" office:value="1.01033973412112">
                <text:p>1.01033973412112</text:p>
              </table:table-cell>
              <table:table-cell office:value-type="float" office:value="0.884785819793205">
                <text:p>0.884785819793205</text:p>
              </table:table-cell>
              <table:table-cell office:value-type="float" office:value="0.997021418020679">
                <text:p>0.997021418020679</text:p>
              </table:table-cell>
              <table:table-cell office:value-type="float" office:value="1.15509601181684">
                <text:p>1.15509601181684</text:p>
              </table:table-cell>
              <table:table-cell office:value-type="float" office:value="1.14918759231905">
                <text:p>1.14918759231905</text:p>
              </table:table-cell>
              <table:table-cell office:value-type="float" office:value="0.903249630723781">
                <text:p>0.903249630723781</text:p>
              </table:table-cell>
              <table:table-cell office:value-type="float" office:value="1.04135893648449">
                <text:p>1.04135893648449</text:p>
              </table:table-cell>
            </table:table-row>
            <table:table-row>
              <table:table-cell office:value-type="string">
                <text:p>Near-threshold power</text:p>
                <draw:g>
                  <svg:desc>data_near.C38:data_near.C38</svg:desc>
                </draw:g>
              </table:table-cell>
              <table:table-cell office:value-type="float" office:value="1.26928675400291">
                <text:p>1.26928675400291</text:p>
                <draw:g>
                  <svg:desc>data_near.D38:data_near.K38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714410480349345">
                <text:p>0.714410480349345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8">
                <text:p>0.859534206695778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4.53cm" svg:y="0.316cm" chart:style-name="ch2">
          <text:p>Energia near-threshold consumida</text:p>
        </chart:title>
        <chart:legend chart:legend-position="end" svg:x="11.805cm" svg:y="4.201cm" style:legend-expansion="high" chart:style-name="ch3"/>
        <chart:plot-area chart:style-name="ch4" table:cell-range-address="data_near.D27:data_near.L28 data_near.C28:data_near.C28" chart:data-source-has-labels="both" svg:x="1.331cm" svg:y="1.275cm" svg:width="10.154cm" svg:height="6.564cm">
          <chartooo:coordinate-region svg:x="3.872cm" svg:y="2.11cm" svg:width="5.072cm" svg:height="5.072cm"/>
          <chart:axis chart:dimension="x" chart:name="primary-x" chart:style-name="ch5" chartooo:axis-type="auto">
            <chartooo:date-scale/>
            <chart:title svg:x="5.1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28:data_near.L28" chart:label-cell-address="data_near.C28:data_near.C28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ear-threshold</text:p>
                <draw:g>
                  <svg:desc>data_near.C28:data_near.C28</svg:desc>
                </draw:g>
              </table:table-cell>
              <table:table-cell office:value-type="float" office:value="-0.544">
                <text:p>-0.544</text:p>
                <draw:g>
                  <svg:desc>data_near.D28:data_near.L28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02">
                <text:p>-0.702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3cm" svg:y="0.316cm" chart:style-name="ch2">
          <text:p>Energia near-threshold consumida</text:p>
        </chart:title>
        <chart:legend chart:legend-position="end" svg:x="11.805cm" svg:y="4.201cm" style:legend-expansion="high" chart:style-name="ch3"/>
        <chart:plot-area chart:style-name="ch4" table:cell-range-address="data_near.D27:data_near.L28 data_near.C28:data_near.C28" chart:data-source-has-labels="both" svg:x="1.331cm" svg:y="1.275cm" svg:width="10.154cm" svg:height="6.564cm">
          <chartooo:coordinate-region svg:x="2.349cm" svg:y="1.474cm" svg:width="9.136cm" svg:height="6.166cm"/>
          <chart:axis chart:dimension="x" chart:name="primary-x" chart:style-name="ch5" chartooo:axis-type="auto">
            <chartooo:date-scale/>
            <chart:title svg:x="5.1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28:data_near.L28" chart:label-cell-address="data_near.C28:data_near.C2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ear-threshold</text:p>
                <draw:g>
                  <svg:desc>data_near.C28:data_near.C28</svg:desc>
                </draw:g>
              </table:table-cell>
              <table:table-cell office:value-type="float" office:value="-0.544">
                <text:p>-0.544</text:p>
                <draw:g>
                  <svg:desc>data_near.D28:data_near.L28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02">
                <text:p>-0.702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789cm" svg:y="0.316cm" chart:style-name="ch2">
          <text:p>Comparação entre energias normalizadas</text:p>
        </chart:title>
        <chart:legend chart:legend-position="end" svg:x="11.216cm" svg:y="3.952cm" style:legend-expansion="high" chart:style-name="ch3"/>
        <chart:plot-area chart:style-name="ch4" table:cell-range-address="data_nominal.D35:data_nominal.K36 data_nominal.C36:data_nominal.C36 data_near.C36:data_near.K36" chart:data-source-has-labels="both" svg:x="1.331cm" svg:y="1.275cm" svg:width="9.565cm" svg:height="6.564cm">
          <chartooo:coordinate-region svg:x="3.665cm" svg:y="2.11cm" svg:width="4.895cm" svg:height="4.895cm"/>
          <chart:axis chart:dimension="x" chart:name="primary-x" chart:style-name="ch5" chartooo:axis-type="auto">
            <chartooo:date-scale/>
            <chart:title svg:x="4.86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6:data_nominal.K36" chart:label-cell-address="data_nominal.C36:data_nominal.C36" chart:class="chart:radar">
            <chart:data-point chart:repeated="8"/>
          </chart:series>
          <chart:series chart:style-name="ch11" chart:values-cell-range-address="data_near.D36:data_near.K36" chart:label-cell-address="data_near.C36:data_near.C36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6:data_nominal.C36</svg:desc>
                </draw:g>
              </table:table-cell>
              <table:table-cell office:value-type="float" office:value="1.07090103397341">
                <text:p>1.07090103397341</text:p>
                <draw:g>
                  <svg:desc>data_nominal.D36:data_nominal.K36</svg:desc>
                </draw:g>
              </table:table-cell>
              <table:table-cell office:value-type="float" office:value="1.01033973412112">
                <text:p>1.01033973412112</text:p>
              </table:table-cell>
              <table:table-cell office:value-type="float" office:value="0.884785819793205">
                <text:p>0.884785819793205</text:p>
              </table:table-cell>
              <table:table-cell office:value-type="float" office:value="0.997021418020679">
                <text:p>0.997021418020679</text:p>
              </table:table-cell>
              <table:table-cell office:value-type="float" office:value="1.15509601181684">
                <text:p>1.15509601181684</text:p>
              </table:table-cell>
              <table:table-cell office:value-type="float" office:value="1.14918759231905">
                <text:p>1.14918759231905</text:p>
              </table:table-cell>
              <table:table-cell office:value-type="float" office:value="0.903249630723781">
                <text:p>0.903249630723781</text:p>
              </table:table-cell>
              <table:table-cell office:value-type="float" office:value="1.04135893648449">
                <text:p>1.04135893648449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.C36:data_near.C36</svg:desc>
                </draw:g>
              </table:table-cell>
              <table:table-cell office:value-type="float" office:value="1.26928675400291">
                <text:p>1.26928675400291</text:p>
                <draw:g>
                  <svg:desc>data_near.D36:data_near.K36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893013100436681">
                <text:p>0.893013100436681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19cm" xlink:href=".." xlink:type="simple" chart:class="chart:bar" chart:style-name="ch1">
        <chart:title svg:x="3.789cm" svg:y="0.314cm" chart:style-name="ch2">
          <text:p>Comparação entre energias normalizadas</text:p>
        </chart:title>
        <chart:legend chart:legend-position="end" svg:x="11.805cm" svg:y="3.911cm" style:legend-expansion="high" chart:style-name="ch3"/>
        <chart:plot-area chart:style-name="ch4" table:cell-range-address="data_nominal.D35:data_nominal.K36 data_nominal.C36:data_nominal.C36 data_near.C36:data_near.K36" chart:data-source-has-labels="both" svg:x="1.331cm" svg:y="1.271cm" svg:width="10.154cm" svg:height="6.489cm">
          <chartooo:coordinate-region svg:x="2.243cm" svg:y="1.47cm" svg:width="9.242cm" svg:height="5.643cm"/>
          <chart:axis chart:dimension="x" chart:name="primary-x" chart:style-name="ch5" chartooo:axis-type="auto">
            <chartooo:date-scale/>
            <chart:title svg:x="5.16cm" svg:y="7.938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35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6:data_nominal.K36" chart:label-cell-address="data_nominal.C36:data_nominal.C36" chart:class="chart:bar">
            <chart:data-point chart:repeated="8"/>
          </chart:series>
          <chart:series chart:style-name="ch11" chart:values-cell-range-address="data_near.D36:data_near.K36" chart:label-cell-address="data_near.C36:data_near.C36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6:data_nominal.C36</svg:desc>
                </draw:g>
              </table:table-cell>
              <table:table-cell office:value-type="float" office:value="1.07090103397341">
                <text:p>1.07090103397341</text:p>
                <draw:g>
                  <svg:desc>data_nominal.D36:data_nominal.K36</svg:desc>
                </draw:g>
              </table:table-cell>
              <table:table-cell office:value-type="float" office:value="1.01033973412112">
                <text:p>1.01033973412112</text:p>
              </table:table-cell>
              <table:table-cell office:value-type="float" office:value="0.884785819793205">
                <text:p>0.884785819793205</text:p>
              </table:table-cell>
              <table:table-cell office:value-type="float" office:value="0.997021418020679">
                <text:p>0.997021418020679</text:p>
              </table:table-cell>
              <table:table-cell office:value-type="float" office:value="1.15509601181684">
                <text:p>1.15509601181684</text:p>
              </table:table-cell>
              <table:table-cell office:value-type="float" office:value="1.14918759231905">
                <text:p>1.14918759231905</text:p>
              </table:table-cell>
              <table:table-cell office:value-type="float" office:value="0.903249630723781">
                <text:p>0.903249630723781</text:p>
              </table:table-cell>
              <table:table-cell office:value-type="float" office:value="1.04135893648449">
                <text:p>1.04135893648449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.C36:data_near.C36</svg:desc>
                </draw:g>
              </table:table-cell>
              <table:table-cell office:value-type="float" office:value="1.26928675400291">
                <text:p>1.26928675400291</text:p>
                <draw:g>
                  <svg:desc>data_near.D36:data_near.K36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893013100436681">
                <text:p>0.893013100436681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634cm" svg:y="0.316cm" chart:style-name="ch2">
          <text:p>PDP nominal</text:p>
        </chart:title>
        <chart:legend chart:legend-position="end" svg:x="13.234cm" svg:y="4.201cm" style:legend-expansion="high" chart:style-name="ch3"/>
        <chart:plot-area chart:style-name="ch4" table:cell-range-address="data_nominal.D27:data_nominal.L27 data_nominal.C31:data_nominal.L31" chart:data-source-has-labels="both" svg:x="1.331cm" svg:y="1.275cm" svg:width="11.583cm" svg:height="6.564cm">
          <chartooo:coordinate-region svg:x="4.586cm" svg:y="2.11cm" svg:width="5.072cm" svg:height="5.072cm"/>
          <chart:axis chart:dimension="x" chart:name="primary-x" chart:style-name="ch5" chartooo:axis-type="auto">
            <chartooo:date-scale/>
            <chart:title svg:x="5.874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1:data_nominal.L31" chart:label-cell-address="data_nominal.C31:data_nominal.C31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ominal</text:p>
                <draw:g>
                  <svg:desc>data_nominal.C31:data_nominal.C31</svg:desc>
                </draw:g>
              </table:table-cell>
              <table:table-cell office:value-type="float" office:value="0.00963972777777778">
                <text:p>0.00963972777777778</text:p>
                <draw:g>
                  <svg:desc>data_nominal.D31:data_nominal.L31</svg:desc>
                </draw:g>
              </table:table-cell>
              <table:table-cell office:value-type="float" office:value="0.0104440277777778">
                <text:p>0.0104440277777778</text:p>
              </table:table-cell>
              <table:table-cell office:value-type="float" office:value="0.0091846">
                <text:p>0.0091846</text:p>
              </table:table-cell>
              <table:table-cell office:value-type="float" office:value="0.0133210944444444">
                <text:p>0.0133210944444444</text:p>
              </table:table-cell>
              <table:table-cell office:value-type="float" office:value="0.00667483683333333">
                <text:p>0.00667483683333333</text:p>
              </table:table-cell>
              <table:table-cell office:value-type="float" office:value="0.00958818888888889">
                <text:p>0.00958818888888889</text:p>
              </table:table-cell>
              <table:table-cell office:value-type="float" office:value="0.00962558888888889">
                <text:p>0.00962558888888889</text:p>
              </table:table-cell>
              <table:table-cell office:value-type="float" office:value="0.007429725">
                <text:p>0.007429725</text:p>
              </table:table-cell>
              <table:table-cell office:value-type="float" office:value="0.00905141666666667">
                <text:p>0.00905141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43cm" svg:y="0.316cm" chart:style-name="ch2">
          <text:p>PDP using nominal supply voltage</text:p>
        </chart:title>
        <chart:legend chart:legend-position="end" svg:x="13.234cm" svg:y="4.201cm" style:legend-expansion="high" chart:style-name="ch3"/>
        <chart:plot-area chart:style-name="ch4" table:cell-range-address="data_nominal.D27:data_nominal.L27 data_nominal.C31:data_nominal.L31" chart:data-source-has-labels="both" svg:x="1.331cm" svg:y="1.275cm" svg:width="11.583cm" svg:height="6.564cm">
          <chartooo:coordinate-region svg:x="2.429cm" svg:y="1.474cm" svg:width="10.485cm" svg:height="5.718cm"/>
          <chart:axis chart:dimension="x" chart:name="primary-x" chart:style-name="ch5" chartooo:axis-type="auto">
            <chartooo:date-scale/>
            <chart:title svg:x="5.874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1:data_nominal.L31" chart:label-cell-address="data_nominal.C31:data_nominal.C3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ominal</text:p>
                <draw:g>
                  <svg:desc>data_nominal.C31:data_nominal.C31</svg:desc>
                </draw:g>
              </table:table-cell>
              <table:table-cell office:value-type="float" office:value="0.00963972777777778">
                <text:p>0.00963972777777778</text:p>
                <draw:g>
                  <svg:desc>data_nominal.D31:data_nominal.L31</svg:desc>
                </draw:g>
              </table:table-cell>
              <table:table-cell office:value-type="float" office:value="0.0104440277777778">
                <text:p>0.0104440277777778</text:p>
              </table:table-cell>
              <table:table-cell office:value-type="float" office:value="0.0091846">
                <text:p>0.0091846</text:p>
              </table:table-cell>
              <table:table-cell office:value-type="float" office:value="0.0133210944444444">
                <text:p>0.0133210944444444</text:p>
              </table:table-cell>
              <table:table-cell office:value-type="float" office:value="0.00667483683333333">
                <text:p>0.00667483683333333</text:p>
              </table:table-cell>
              <table:table-cell office:value-type="float" office:value="0.00958818888888889">
                <text:p>0.00958818888888889</text:p>
              </table:table-cell>
              <table:table-cell office:value-type="float" office:value="0.00962558888888889">
                <text:p>0.00962558888888889</text:p>
              </table:table-cell>
              <table:table-cell office:value-type="float" office:value="0.007429725">
                <text:p>0.007429725</text:p>
              </table:table-cell>
              <table:table-cell office:value-type="float" office:value="0.00905141666666667">
                <text:p>0.00905141666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972cm" svg:y="0.316cm" chart:style-name="ch2">
          <text:p>PDP near-threshold</text:p>
        </chart:title>
        <chart:legend chart:legend-position="end" svg:x="12.255cm" svg:y="4.201cm" style:legend-expansion="high" chart:style-name="ch3"/>
        <chart:plot-area chart:style-name="ch4" table:cell-range-address="data_near.D27:data_near.L27 data_near.C31:data_near.L31" chart:data-source-has-labels="both" svg:x="1.331cm" svg:y="1.275cm" svg:width="10.604cm" svg:height="6.564cm">
          <chartooo:coordinate-region svg:x="4.097cm" svg:y="2.11cm" svg:width="5.072cm" svg:height="5.072cm"/>
          <chart:axis chart:dimension="x" chart:name="primary-x" chart:style-name="ch5" chartooo:axis-type="auto">
            <chartooo:date-scale/>
            <chart:title svg:x="5.385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31:data_near.L31" chart:label-cell-address="data_near.C31:data_near.C31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ear-threshold</text:p>
                <draw:g>
                  <svg:desc>data_near.C31:data_near.C31</svg:desc>
                </draw:g>
              </table:table-cell>
              <table:table-cell office:value-type="float" office:value="0.0992333333333333">
                <text:p>0.0992333333333333</text:p>
                <draw:g>
                  <svg:desc>data_near.D31:data_near.L31</svg:desc>
                </draw:g>
              </table:table-cell>
              <table:table-cell office:value-type="float" office:value="0.167617777777778">
                <text:p>0.167617777777778</text:p>
              </table:table-cell>
              <table:table-cell office:value-type="float" office:value="0.0869472222222222">
                <text:p>0.0869472222222222</text:p>
              </table:table-cell>
              <table:table-cell office:value-type="float" office:value="0.0725293333333333">
                <text:p>0.0725293333333333</text:p>
              </table:table-cell>
              <table:table-cell office:value-type="float" office:value="0.0691281872222222">
                <text:p>0.0691281872222222</text:p>
              </table:table-cell>
              <table:table-cell office:value-type="float" office:value="0.141616666666667">
                <text:p>0.141616666666667</text:p>
              </table:table-cell>
              <table:table-cell office:value-type="float" office:value="0.143566666666667">
                <text:p>0.143566666666667</text:p>
              </table:table-cell>
              <table:table-cell office:value-type="float" office:value="0.0813577777777778">
                <text:p>0.0813577777777778</text:p>
              </table:table-cell>
              <table:table-cell office:value-type="float" office:value="0.146386111111111">
                <text:p>0.1463861111111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